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42cm"/>
    </style:style>
    <style:style style:name="co2" style:family="table-column">
      <style:table-column-properties fo:break-before="auto" style:column-width="1.512cm"/>
    </style:style>
    <style:style style:name="co3" style:family="table-column">
      <style:table-column-properties fo:break-before="auto" style:column-width="2.828cm"/>
    </style:style>
    <style:style style:name="co4" style:family="table-column">
      <style:table-column-properties fo:break-before="auto" style:column-width="3.193cm"/>
    </style:style>
    <style:style style:name="co5" style:family="table-column">
      <style:table-column-properties fo:break-before="auto" style:column-width="4.64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N_3d_16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oyennes et écarts-types N=16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44" table:default-cell-style-name="Default"/>
        <table:table-row table:style-name="ro1">
          <table:table-cell table:style-name="ce1" office:value-type="string" calcext:value-type="string">
            <text:p>Obs1</text:p>
          </table:table-cell>
          <table:table-cell table:style-name="ce1" office:value-type="string" calcext:value-type="string">
            <text:p>Obs2</text:p>
          </table:table-cell>
          <table:table-cell table:style-name="ce1" office:value-type="string" calcext:value-type="string">
            <text:p>Obs3</text:p>
          </table:table-cell>
          <table:table-cell table:style-name="ce1" office:value-type="string" calcext:value-type="string">
            <text:p>Obs4</text:p>
          </table:table-cell>
          <table:table-cell table:style-name="ce1" office:value-type="string" calcext:value-type="string">
            <text:p>Obs5</text:p>
          </table:table-cell>
          <table:table-cell table:style-name="ce1" office:value-type="string" calcext:value-type="string">
            <text:p>Obs6</text:p>
          </table:table-cell>
          <table:table-cell table:style-name="ce1" office:value-type="string" calcext:value-type="string">
            <text:p>Obs7</text:p>
          </table:table-cell>
          <table:table-cell table:style-name="ce1" office:value-type="string" calcext:value-type="string">
            <text:p>Obs8</text:p>
          </table:table-cell>
          <table:table-cell table:style-name="ce1" office:value-type="string" calcext:value-type="string">
            <text:p>Obs9</text:p>
          </table:table-cell>
          <table:table-cell table:style-name="ce1" office:value-type="string" calcext:value-type="string">
            <text:p>Obs10</text:p>
          </table:table-cell>
          <table:table-cell table:style-name="ce1" office:value-type="string" calcext:value-type="string">
            <text:p>Obs11</text:p>
          </table:table-cell>
          <table:table-cell table:style-name="ce1" office:value-type="string" calcext:value-type="string">
            <text:p>Obs12</text:p>
          </table:table-cell>
          <table:table-cell table:style-name="ce1" office:value-type="string" calcext:value-type="string">
            <text:p>Obs13</text:p>
          </table:table-cell>
          <table:table-cell table:style-name="ce1" office:value-type="string" calcext:value-type="string">
            <text:p>Obs14</text:p>
          </table:table-cell>
          <table:table-cell table:style-name="ce1" office:value-type="string" calcext:value-type="string">
            <text:p>Obs15</text:p>
          </table:table-cell>
          <table:table-cell table:style-name="ce1" office:value-type="string" calcext:value-type="string">
            <text:p>Obs16</text:p>
          </table:table-cell>
          <table:table-cell table:style-name="ce3" office:value-type="string" calcext:value-type="string">
            <text:p>Moyennes</text:p>
          </table:table-cell>
          <table:table-cell table:style-name="ce3" office:value-type="string" calcext:value-type="string">
            <text:p>Ecarts-type</text:p>
          </table:table-cell>
          <table:table-cell table:style-name="ce3" office:value-type="string" calcext:value-type="string">
            <text:p>Ecart-type / √16</text:p>
          </table:table-cell>
          <table:table-cell table:style-name="ce3" office:value-type="string" calcext:value-type="string">
            <text:p>Ecart-type des moyennes</text:p>
          </table:table-cell>
          <table:table-cell table:style-name="ce6" table:number-columns-repeated="4"/>
          <table:table-cell table:number-columns-repeated="40"/>
        </table:table-row>
        <table:table-row table:style-name="ro1">
          <table:table-cell table:style-name="ce2" table:formula="of:=RAND()+10" office:value-type="float" office:value="10.9098866250137" calcext:value-type="float">
            <text:p>10,9099</text:p>
          </table:table-cell>
          <table:table-cell table:style-name="ce2" table:formula="of:=RAND()+10" office:value-type="float" office:value="10.5327312443363" calcext:value-type="float">
            <text:p>10,5327</text:p>
          </table:table-cell>
          <table:table-cell table:style-name="ce2" table:formula="of:=RAND()+10" office:value-type="float" office:value="10.1017092231722" calcext:value-type="float">
            <text:p>10,1017</text:p>
          </table:table-cell>
          <table:table-cell table:style-name="ce2" table:formula="of:=RAND()+10" office:value-type="float" office:value="10.1507186591105" calcext:value-type="float">
            <text:p>10,1507</text:p>
          </table:table-cell>
          <table:table-cell table:style-name="ce2" table:formula="of:=RAND()+10" office:value-type="float" office:value="10.4249575903466" calcext:value-type="float">
            <text:p>10,4250</text:p>
          </table:table-cell>
          <table:table-cell table:style-name="ce2" table:formula="of:=RAND()+10" office:value-type="float" office:value="10.2468109187426" calcext:value-type="float">
            <text:p>10,2468</text:p>
          </table:table-cell>
          <table:table-cell table:style-name="ce2" table:formula="of:=RAND()+10" office:value-type="float" office:value="10.4896503732201" calcext:value-type="float">
            <text:p>10,4897</text:p>
          </table:table-cell>
          <table:table-cell table:style-name="ce2" table:formula="of:=RAND()+10" office:value-type="float" office:value="10.9319609176092" calcext:value-type="float">
            <text:p>10,9320</text:p>
          </table:table-cell>
          <table:table-cell table:style-name="ce2" table:formula="of:=RAND()+10" office:value-type="float" office:value="10.2823344689896" calcext:value-type="float">
            <text:p>10,2823</text:p>
          </table:table-cell>
          <table:table-cell table:style-name="ce2" table:formula="of:=RAND()+10" office:value-type="float" office:value="10.1729199658653" calcext:value-type="float">
            <text:p>10,1729</text:p>
          </table:table-cell>
          <table:table-cell table:style-name="ce2" table:formula="of:=RAND()+10" office:value-type="float" office:value="10.8735268802482" calcext:value-type="float">
            <text:p>10,8735</text:p>
          </table:table-cell>
          <table:table-cell table:style-name="ce2" table:formula="of:=RAND()+10" office:value-type="float" office:value="10.9242362407432" calcext:value-type="float">
            <text:p>10,9242</text:p>
          </table:table-cell>
          <table:table-cell table:style-name="ce2" table:formula="of:=RAND()+10" office:value-type="float" office:value="10.6700237499996" calcext:value-type="float">
            <text:p>10,6700</text:p>
          </table:table-cell>
          <table:table-cell table:style-name="ce2" table:formula="of:=RAND()+10" office:value-type="float" office:value="10.3126895531704" calcext:value-type="float">
            <text:p>10,3127</text:p>
          </table:table-cell>
          <table:table-cell table:style-name="ce2" table:formula="of:=RAND()+10" office:value-type="float" office:value="10.0405570825888" calcext:value-type="float">
            <text:p>10,0406</text:p>
          </table:table-cell>
          <table:table-cell table:style-name="ce2" table:formula="of:=RAND()+10" office:value-type="float" office:value="10.6198092542286" calcext:value-type="float">
            <text:p>10,6198</text:p>
          </table:table-cell>
          <table:table-cell table:style-name="ce4" table:formula="of:=AVERAGE([.A2:.P2])" office:value-type="float" office:value="10.4802826717116" calcext:value-type="float">
            <text:p>10,48</text:p>
          </table:table-cell>
          <table:table-cell table:style-name="ce4" table:formula="of:=STDEV([.A2:.P2])" office:value-type="float" office:value="0.312326550643717" calcext:value-type="float">
            <text:p>0,31</text:p>
          </table:table-cell>
          <table:table-cell table:style-name="ce5" table:formula="of:=([.R2]/4)" office:value-type="float" office:value="0.0780816376609292" calcext:value-type="float">
            <text:p>0,078</text:p>
          </table:table-cell>
          <table:table-cell table:style-name="ce5" table:formula="of:=STDEV([.Q2:.Q101])" office:value-type="float" office:value="0.0591407560123957" calcext:value-type="float">
            <text:p>0,059</text:p>
          </table:table-cell>
          <table:table-cell table:number-columns-repeated="44"/>
        </table:table-row>
        <table:table-row table:style-name="ro1">
          <table:table-cell table:style-name="ce2" table:formula="of:=RAND()+10" office:value-type="float" office:value="10.7473895428463" calcext:value-type="float">
            <text:p>10,7474</text:p>
          </table:table-cell>
          <table:table-cell table:style-name="ce2" table:formula="of:=RAND()+10" office:value-type="float" office:value="10.1078609218705" calcext:value-type="float">
            <text:p>10,1079</text:p>
          </table:table-cell>
          <table:table-cell table:style-name="ce2" table:formula="of:=RAND()+10" office:value-type="float" office:value="10.6163122735826" calcext:value-type="float">
            <text:p>10,6163</text:p>
          </table:table-cell>
          <table:table-cell table:style-name="ce2" table:formula="of:=RAND()+10" office:value-type="float" office:value="10.3838976047703" calcext:value-type="float">
            <text:p>10,3839</text:p>
          </table:table-cell>
          <table:table-cell table:style-name="ce2" table:formula="of:=RAND()+10" office:value-type="float" office:value="10.9341370839808" calcext:value-type="float">
            <text:p>10,9341</text:p>
          </table:table-cell>
          <table:table-cell table:style-name="ce2" table:formula="of:=RAND()+10" office:value-type="float" office:value="10.4665226571704" calcext:value-type="float">
            <text:p>10,4665</text:p>
          </table:table-cell>
          <table:table-cell table:style-name="ce2" table:formula="of:=RAND()+10" office:value-type="float" office:value="10.8881382388758" calcext:value-type="float">
            <text:p>10,8881</text:p>
          </table:table-cell>
          <table:table-cell table:style-name="ce2" table:formula="of:=RAND()+10" office:value-type="float" office:value="10.6146904355756" calcext:value-type="float">
            <text:p>10,6147</text:p>
          </table:table-cell>
          <table:table-cell table:style-name="ce2" table:formula="of:=RAND()+10" office:value-type="float" office:value="10.649139145247" calcext:value-type="float">
            <text:p>10,6491</text:p>
          </table:table-cell>
          <table:table-cell table:style-name="ce2" table:formula="of:=RAND()+10" office:value-type="float" office:value="10.877506787157" calcext:value-type="float">
            <text:p>10,8775</text:p>
          </table:table-cell>
          <table:table-cell table:style-name="ce2" table:formula="of:=RAND()+10" office:value-type="float" office:value="10.2903085852732" calcext:value-type="float">
            <text:p>10,2903</text:p>
          </table:table-cell>
          <table:table-cell table:style-name="ce2" table:formula="of:=RAND()+10" office:value-type="float" office:value="10.5952114265059" calcext:value-type="float">
            <text:p>10,5952</text:p>
          </table:table-cell>
          <table:table-cell table:style-name="ce2" table:formula="of:=RAND()+10" office:value-type="float" office:value="10.6926517343051" calcext:value-type="float">
            <text:p>10,6927</text:p>
          </table:table-cell>
          <table:table-cell table:style-name="ce2" table:formula="of:=RAND()+10" office:value-type="float" office:value="10.574109284169" calcext:value-type="float">
            <text:p>10,5741</text:p>
          </table:table-cell>
          <table:table-cell table:style-name="ce2" table:formula="of:=RAND()+10" office:value-type="float" office:value="10.335657547184" calcext:value-type="float">
            <text:p>10,3357</text:p>
          </table:table-cell>
          <table:table-cell table:style-name="ce2" table:formula="of:=RAND()+10" office:value-type="float" office:value="10.3025561073661" calcext:value-type="float">
            <text:p>10,3026</text:p>
          </table:table-cell>
          <table:table-cell table:style-name="ce4" table:formula="of:=AVERAGE([.A3:.P3])" office:value-type="float" office:value="10.5672555859925" calcext:value-type="float">
            <text:p>10,57</text:p>
          </table:table-cell>
          <table:table-cell table:style-name="ce4" table:formula="of:=STDEV([.A3:.P3])" office:value-type="float" office:value="0.237963559420929" calcext:value-type="float">
            <text:p>0,24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0292893576071" calcext:value-type="float">
            <text:p>10,0293</text:p>
          </table:table-cell>
          <table:table-cell table:style-name="ce2" table:formula="of:=RAND()+10" office:value-type="float" office:value="10.5106405233951" calcext:value-type="float">
            <text:p>10,5106</text:p>
          </table:table-cell>
          <table:table-cell table:style-name="ce2" table:formula="of:=RAND()+10" office:value-type="float" office:value="10.3005075935891" calcext:value-type="float">
            <text:p>10,3005</text:p>
          </table:table-cell>
          <table:table-cell table:style-name="ce2" table:formula="of:=RAND()+10" office:value-type="float" office:value="10.9805820207229" calcext:value-type="float">
            <text:p>10,9806</text:p>
          </table:table-cell>
          <table:table-cell table:style-name="ce2" table:formula="of:=RAND()+10" office:value-type="float" office:value="10.8308710978844" calcext:value-type="float">
            <text:p>10,8309</text:p>
          </table:table-cell>
          <table:table-cell table:style-name="ce2" table:formula="of:=RAND()+10" office:value-type="float" office:value="10.2248453881784" calcext:value-type="float">
            <text:p>10,2248</text:p>
          </table:table-cell>
          <table:table-cell table:style-name="ce2" table:formula="of:=RAND()+10" office:value-type="float" office:value="10.8626820611113" calcext:value-type="float">
            <text:p>10,8627</text:p>
          </table:table-cell>
          <table:table-cell table:style-name="ce2" table:formula="of:=RAND()+10" office:value-type="float" office:value="10.8672519152674" calcext:value-type="float">
            <text:p>10,8673</text:p>
          </table:table-cell>
          <table:table-cell table:style-name="ce2" table:formula="of:=RAND()+10" office:value-type="float" office:value="10.4502634747393" calcext:value-type="float">
            <text:p>10,4503</text:p>
          </table:table-cell>
          <table:table-cell table:style-name="ce2" table:formula="of:=RAND()+10" office:value-type="float" office:value="10.3412230951938" calcext:value-type="float">
            <text:p>10,3412</text:p>
          </table:table-cell>
          <table:table-cell table:style-name="ce2" table:formula="of:=RAND()+10" office:value-type="float" office:value="10.744003503874" calcext:value-type="float">
            <text:p>10,7440</text:p>
          </table:table-cell>
          <table:table-cell table:style-name="ce2" table:formula="of:=RAND()+10" office:value-type="float" office:value="10.0300231172653" calcext:value-type="float">
            <text:p>10,0300</text:p>
          </table:table-cell>
          <table:table-cell table:style-name="ce2" table:formula="of:=RAND()+10" office:value-type="float" office:value="10.4267140573425" calcext:value-type="float">
            <text:p>10,4267</text:p>
          </table:table-cell>
          <table:table-cell table:style-name="ce2" table:formula="of:=RAND()+10" office:value-type="float" office:value="10.3564927325767" calcext:value-type="float">
            <text:p>10,3565</text:p>
          </table:table-cell>
          <table:table-cell table:style-name="ce2" table:formula="of:=RAND()+10" office:value-type="float" office:value="10.3502880583952" calcext:value-type="float">
            <text:p>10,3503</text:p>
          </table:table-cell>
          <table:table-cell table:style-name="ce2" table:formula="of:=RAND()+10" office:value-type="float" office:value="10.8516274128787" calcext:value-type="float">
            <text:p>10,8516</text:p>
          </table:table-cell>
          <table:table-cell table:style-name="ce4" table:formula="of:=AVERAGE([.A4:.P4])" office:value-type="float" office:value="10.5098315881263" calcext:value-type="float">
            <text:p>10,51</text:p>
          </table:table-cell>
          <table:table-cell table:style-name="ce4" table:formula="of:=STDEV([.A4:.P4])" office:value-type="float" office:value="0.307962111608102" calcext:value-type="float">
            <text:p>0,31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2983790237661" calcext:value-type="float">
            <text:p>10,2984</text:p>
          </table:table-cell>
          <table:table-cell table:style-name="ce2" table:formula="of:=RAND()+10" office:value-type="float" office:value="10.3914670793689" calcext:value-type="float">
            <text:p>10,3915</text:p>
          </table:table-cell>
          <table:table-cell table:style-name="ce2" table:formula="of:=RAND()+10" office:value-type="float" office:value="10.797887827384" calcext:value-type="float">
            <text:p>10,7979</text:p>
          </table:table-cell>
          <table:table-cell table:style-name="ce2" table:formula="of:=RAND()+10" office:value-type="float" office:value="10.3861305980748" calcext:value-type="float">
            <text:p>10,3861</text:p>
          </table:table-cell>
          <table:table-cell table:style-name="ce2" table:formula="of:=RAND()+10" office:value-type="float" office:value="10.2825040413333" calcext:value-type="float">
            <text:p>10,2825</text:p>
          </table:table-cell>
          <table:table-cell table:style-name="ce2" table:formula="of:=RAND()+10" office:value-type="float" office:value="10.3984876866362" calcext:value-type="float">
            <text:p>10,3985</text:p>
          </table:table-cell>
          <table:table-cell table:style-name="ce2" table:formula="of:=RAND()+10" office:value-type="float" office:value="10.5669143515907" calcext:value-type="float">
            <text:p>10,5669</text:p>
          </table:table-cell>
          <table:table-cell table:style-name="ce2" table:formula="of:=RAND()+10" office:value-type="float" office:value="10.3989280297568" calcext:value-type="float">
            <text:p>10,3989</text:p>
          </table:table-cell>
          <table:table-cell table:style-name="ce2" table:formula="of:=RAND()+10" office:value-type="float" office:value="10.1212689640836" calcext:value-type="float">
            <text:p>10,1213</text:p>
          </table:table-cell>
          <table:table-cell table:style-name="ce2" table:formula="of:=RAND()+10" office:value-type="float" office:value="10.3550388792995" calcext:value-type="float">
            <text:p>10,3550</text:p>
          </table:table-cell>
          <table:table-cell table:style-name="ce2" table:formula="of:=RAND()+10" office:value-type="float" office:value="10.4072307114829" calcext:value-type="float">
            <text:p>10,4072</text:p>
          </table:table-cell>
          <table:table-cell table:style-name="ce2" table:formula="of:=RAND()+10" office:value-type="float" office:value="10.3917064633349" calcext:value-type="float">
            <text:p>10,3917</text:p>
          </table:table-cell>
          <table:table-cell table:style-name="ce2" table:formula="of:=RAND()+10" office:value-type="float" office:value="10.4103768780634" calcext:value-type="float">
            <text:p>10,4104</text:p>
          </table:table-cell>
          <table:table-cell table:style-name="ce2" table:formula="of:=RAND()+10" office:value-type="float" office:value="10.1297339902355" calcext:value-type="float">
            <text:p>10,1297</text:p>
          </table:table-cell>
          <table:table-cell table:style-name="ce2" table:formula="of:=RAND()+10" office:value-type="float" office:value="10.995306306483" calcext:value-type="float">
            <text:p>10,9953</text:p>
          </table:table-cell>
          <table:table-cell table:style-name="ce2" table:formula="of:=RAND()+10" office:value-type="float" office:value="10.926727456662" calcext:value-type="float">
            <text:p>10,9267</text:p>
          </table:table-cell>
          <table:table-cell table:style-name="ce4" table:formula="of:=AVERAGE([.A5:.P5])" office:value-type="float" office:value="10.4536305179722" calcext:value-type="float">
            <text:p>10,45</text:p>
          </table:table-cell>
          <table:table-cell table:style-name="ce4" table:formula="of:=STDEV([.A5:.P5])" office:value-type="float" office:value="0.251578019900883" calcext:value-type="float">
            <text:p>0,25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9492942452565" calcext:value-type="float">
            <text:p>10,9493</text:p>
          </table:table-cell>
          <table:table-cell table:style-name="ce2" table:formula="of:=RAND()+10" office:value-type="float" office:value="10.0217461977698" calcext:value-type="float">
            <text:p>10,0217</text:p>
          </table:table-cell>
          <table:table-cell table:style-name="ce2" table:formula="of:=RAND()+10" office:value-type="float" office:value="10.7376113196159" calcext:value-type="float">
            <text:p>10,7376</text:p>
          </table:table-cell>
          <table:table-cell table:style-name="ce2" table:formula="of:=RAND()+10" office:value-type="float" office:value="10.6665268746598" calcext:value-type="float">
            <text:p>10,6665</text:p>
          </table:table-cell>
          <table:table-cell table:style-name="ce2" table:formula="of:=RAND()+10" office:value-type="float" office:value="10.563481366359" calcext:value-type="float">
            <text:p>10,5635</text:p>
          </table:table-cell>
          <table:table-cell table:style-name="ce2" table:formula="of:=RAND()+10" office:value-type="float" office:value="10.5581911870625" calcext:value-type="float">
            <text:p>10,5582</text:p>
          </table:table-cell>
          <table:table-cell table:style-name="ce2" table:formula="of:=RAND()+10" office:value-type="float" office:value="10.1586993073826" calcext:value-type="float">
            <text:p>10,1587</text:p>
          </table:table-cell>
          <table:table-cell table:style-name="ce2" table:formula="of:=RAND()+10" office:value-type="float" office:value="10.5399496197916" calcext:value-type="float">
            <text:p>10,5399</text:p>
          </table:table-cell>
          <table:table-cell table:style-name="ce2" table:formula="of:=RAND()+10" office:value-type="float" office:value="10.6203084142114" calcext:value-type="float">
            <text:p>10,6203</text:p>
          </table:table-cell>
          <table:table-cell table:style-name="ce2" table:formula="of:=RAND()+10" office:value-type="float" office:value="10.3084221975816" calcext:value-type="float">
            <text:p>10,3084</text:p>
          </table:table-cell>
          <table:table-cell table:style-name="ce2" table:formula="of:=RAND()+10" office:value-type="float" office:value="10.9535665106513" calcext:value-type="float">
            <text:p>10,9536</text:p>
          </table:table-cell>
          <table:table-cell table:style-name="ce2" table:formula="of:=RAND()+10" office:value-type="float" office:value="10.1365987176603" calcext:value-type="float">
            <text:p>10,1366</text:p>
          </table:table-cell>
          <table:table-cell table:style-name="ce2" table:formula="of:=RAND()+10" office:value-type="float" office:value="10.9807018329182" calcext:value-type="float">
            <text:p>10,9807</text:p>
          </table:table-cell>
          <table:table-cell table:style-name="ce2" table:formula="of:=RAND()+10" office:value-type="float" office:value="10.5792625558882" calcext:value-type="float">
            <text:p>10,5793</text:p>
          </table:table-cell>
          <table:table-cell table:style-name="ce2" table:formula="of:=RAND()+10" office:value-type="float" office:value="10.4521961031927" calcext:value-type="float">
            <text:p>10,4522</text:p>
          </table:table-cell>
          <table:table-cell table:style-name="ce2" table:formula="of:=RAND()+10" office:value-type="float" office:value="10.7850055040819" calcext:value-type="float">
            <text:p>10,7850</text:p>
          </table:table-cell>
          <table:table-cell table:style-name="ce4" table:formula="of:=AVERAGE([.A6:.P6])" office:value-type="float" office:value="10.5632226221302" calcext:value-type="float">
            <text:p>10,56</text:p>
          </table:table-cell>
          <table:table-cell table:style-name="ce4" table:formula="of:=STDEV([.A6:.P6])" office:value-type="float" office:value="0.29282035295274" calcext:value-type="float">
            <text:p>0,29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1842710363135" calcext:value-type="float">
            <text:p>10,1843</text:p>
          </table:table-cell>
          <table:table-cell table:style-name="ce2" table:formula="of:=RAND()+10" office:value-type="float" office:value="10.9251592256825" calcext:value-type="float">
            <text:p>10,9252</text:p>
          </table:table-cell>
          <table:table-cell table:style-name="ce2" table:formula="of:=RAND()+10" office:value-type="float" office:value="10.0974247889977" calcext:value-type="float">
            <text:p>10,0974</text:p>
          </table:table-cell>
          <table:table-cell table:style-name="ce2" table:formula="of:=RAND()+10" office:value-type="float" office:value="10.8103131447845" calcext:value-type="float">
            <text:p>10,8103</text:p>
          </table:table-cell>
          <table:table-cell table:style-name="ce2" table:formula="of:=RAND()+10" office:value-type="float" office:value="10.9162658102231" calcext:value-type="float">
            <text:p>10,9163</text:p>
          </table:table-cell>
          <table:table-cell table:style-name="ce2" table:formula="of:=RAND()+10" office:value-type="float" office:value="10.1661108178317" calcext:value-type="float">
            <text:p>10,1661</text:p>
          </table:table-cell>
          <table:table-cell table:style-name="ce2" table:formula="of:=RAND()+10" office:value-type="float" office:value="10.6851527566501" calcext:value-type="float">
            <text:p>10,6852</text:p>
          </table:table-cell>
          <table:table-cell table:style-name="ce2" table:formula="of:=RAND()+10" office:value-type="float" office:value="10.3003212303805" calcext:value-type="float">
            <text:p>10,3003</text:p>
          </table:table-cell>
          <table:table-cell table:style-name="ce2" table:formula="of:=RAND()+10" office:value-type="float" office:value="10.7642312799041" calcext:value-type="float">
            <text:p>10,7642</text:p>
          </table:table-cell>
          <table:table-cell table:style-name="ce2" table:formula="of:=RAND()+10" office:value-type="float" office:value="10.4897555711193" calcext:value-type="float">
            <text:p>10,4898</text:p>
          </table:table-cell>
          <table:table-cell table:style-name="ce2" table:formula="of:=RAND()+10" office:value-type="float" office:value="10.6506433490391" calcext:value-type="float">
            <text:p>10,6506</text:p>
          </table:table-cell>
          <table:table-cell table:style-name="ce2" table:formula="of:=RAND()+10" office:value-type="float" office:value="10.1801829031655" calcext:value-type="float">
            <text:p>10,1802</text:p>
          </table:table-cell>
          <table:table-cell table:style-name="ce2" table:formula="of:=RAND()+10" office:value-type="float" office:value="10.5600517966552" calcext:value-type="float">
            <text:p>10,5601</text:p>
          </table:table-cell>
          <table:table-cell table:style-name="ce2" table:formula="of:=RAND()+10" office:value-type="float" office:value="10.7949986473287" calcext:value-type="float">
            <text:p>10,7950</text:p>
          </table:table-cell>
          <table:table-cell table:style-name="ce2" table:formula="of:=RAND()+10" office:value-type="float" office:value="10.2246342958178" calcext:value-type="float">
            <text:p>10,2246</text:p>
          </table:table-cell>
          <table:table-cell table:style-name="ce2" table:formula="of:=RAND()+10" office:value-type="float" office:value="10.6562579296924" calcext:value-type="float">
            <text:p>10,6563</text:p>
          </table:table-cell>
          <table:table-cell table:style-name="ce4" table:formula="of:=AVERAGE([.A7:.P7])" office:value-type="float" office:value="10.5253609114741" calcext:value-type="float">
            <text:p>10,53</text:p>
          </table:table-cell>
          <table:table-cell table:style-name="ce4" table:formula="of:=STDEV([.A7:.P7])" office:value-type="float" office:value="0.291341779734265" calcext:value-type="float">
            <text:p>0,29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8610174748087" calcext:value-type="float">
            <text:p>10,8610</text:p>
          </table:table-cell>
          <table:table-cell table:style-name="ce2" table:formula="of:=RAND()+10" office:value-type="float" office:value="10.0369719714478" calcext:value-type="float">
            <text:p>10,0370</text:p>
          </table:table-cell>
          <table:table-cell table:style-name="ce2" table:formula="of:=RAND()+10" office:value-type="float" office:value="10.909389495994" calcext:value-type="float">
            <text:p>10,9094</text:p>
          </table:table-cell>
          <table:table-cell table:style-name="ce2" table:formula="of:=RAND()+10" office:value-type="float" office:value="10.1947080725729" calcext:value-type="float">
            <text:p>10,1947</text:p>
          </table:table-cell>
          <table:table-cell table:style-name="ce2" table:formula="of:=RAND()+10" office:value-type="float" office:value="10.6712077089815" calcext:value-type="float">
            <text:p>10,6712</text:p>
          </table:table-cell>
          <table:table-cell table:style-name="ce2" table:formula="of:=RAND()+10" office:value-type="float" office:value="10.6447549232638" calcext:value-type="float">
            <text:p>10,6448</text:p>
          </table:table-cell>
          <table:table-cell table:style-name="ce2" table:formula="of:=RAND()+10" office:value-type="float" office:value="10.5546031762773" calcext:value-type="float">
            <text:p>10,5546</text:p>
          </table:table-cell>
          <table:table-cell table:style-name="ce2" table:formula="of:=RAND()+10" office:value-type="float" office:value="10.3158742135906" calcext:value-type="float">
            <text:p>10,3159</text:p>
          </table:table-cell>
          <table:table-cell table:style-name="ce2" table:formula="of:=RAND()+10" office:value-type="float" office:value="10.9255821410912" calcext:value-type="float">
            <text:p>10,9256</text:p>
          </table:table-cell>
          <table:table-cell table:style-name="ce2" table:formula="of:=RAND()+10" office:value-type="float" office:value="10.9829305727976" calcext:value-type="float">
            <text:p>10,9829</text:p>
          </table:table-cell>
          <table:table-cell table:style-name="ce2" table:formula="of:=RAND()+10" office:value-type="float" office:value="10.7046790609278" calcext:value-type="float">
            <text:p>10,7047</text:p>
          </table:table-cell>
          <table:table-cell table:style-name="ce2" table:formula="of:=RAND()+10" office:value-type="float" office:value="10.7615260630961" calcext:value-type="float">
            <text:p>10,7615</text:p>
          </table:table-cell>
          <table:table-cell table:style-name="ce2" table:formula="of:=RAND()+10" office:value-type="float" office:value="10.1086293505235" calcext:value-type="float">
            <text:p>10,1086</text:p>
          </table:table-cell>
          <table:table-cell table:style-name="ce2" table:formula="of:=RAND()+10" office:value-type="float" office:value="10.1082193610233" calcext:value-type="float">
            <text:p>10,1082</text:p>
          </table:table-cell>
          <table:table-cell table:style-name="ce2" table:formula="of:=RAND()+10" office:value-type="float" office:value="10.690721052486" calcext:value-type="float">
            <text:p>10,6907</text:p>
          </table:table-cell>
          <table:table-cell table:style-name="ce2" table:formula="of:=RAND()+10" office:value-type="float" office:value="10.7564211622977" calcext:value-type="float">
            <text:p>10,7564</text:p>
          </table:table-cell>
          <table:table-cell table:style-name="ce4" table:formula="of:=AVERAGE([.A8:.P8])" office:value-type="float" office:value="10.5767022375738" calcext:value-type="float">
            <text:p>10,58</text:p>
          </table:table-cell>
          <table:table-cell table:style-name="ce4" table:formula="of:=STDEV([.A8:.P8])" office:value-type="float" office:value="0.319579987228148" calcext:value-type="float">
            <text:p>0,32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1543589360444" calcext:value-type="float">
            <text:p>10,1544</text:p>
          </table:table-cell>
          <table:table-cell table:style-name="ce2" table:formula="of:=RAND()+10" office:value-type="float" office:value="10.8602654944984" calcext:value-type="float">
            <text:p>10,8603</text:p>
          </table:table-cell>
          <table:table-cell table:style-name="ce2" table:formula="of:=RAND()+10" office:value-type="float" office:value="10.0439376856047" calcext:value-type="float">
            <text:p>10,0439</text:p>
          </table:table-cell>
          <table:table-cell table:style-name="ce2" table:formula="of:=RAND()+10" office:value-type="float" office:value="10.7692289610092" calcext:value-type="float">
            <text:p>10,7692</text:p>
          </table:table-cell>
          <table:table-cell table:style-name="ce2" table:formula="of:=RAND()+10" office:value-type="float" office:value="10.2812642088954" calcext:value-type="float">
            <text:p>10,2813</text:p>
          </table:table-cell>
          <table:table-cell table:style-name="ce2" table:formula="of:=RAND()+10" office:value-type="float" office:value="10.7172258969515" calcext:value-type="float">
            <text:p>10,7172</text:p>
          </table:table-cell>
          <table:table-cell table:style-name="ce2" table:formula="of:=RAND()+10" office:value-type="float" office:value="10.9925303305559" calcext:value-type="float">
            <text:p>10,9925</text:p>
          </table:table-cell>
          <table:table-cell table:style-name="ce2" table:formula="of:=RAND()+10" office:value-type="float" office:value="10.0426921507559" calcext:value-type="float">
            <text:p>10,0427</text:p>
          </table:table-cell>
          <table:table-cell table:style-name="ce2" table:formula="of:=RAND()+10" office:value-type="float" office:value="10.4687685946433" calcext:value-type="float">
            <text:p>10,4688</text:p>
          </table:table-cell>
          <table:table-cell table:style-name="ce2" table:formula="of:=RAND()+10" office:value-type="float" office:value="10.82822401974" calcext:value-type="float">
            <text:p>10,8282</text:p>
          </table:table-cell>
          <table:table-cell table:style-name="ce2" table:formula="of:=RAND()+10" office:value-type="float" office:value="10.0021406317506" calcext:value-type="float">
            <text:p>10,0021</text:p>
          </table:table-cell>
          <table:table-cell table:style-name="ce2" table:formula="of:=RAND()+10" office:value-type="float" office:value="10.6669795413204" calcext:value-type="float">
            <text:p>10,6670</text:p>
          </table:table-cell>
          <table:table-cell table:style-name="ce2" table:formula="of:=RAND()+10" office:value-type="float" office:value="10.4378291651544" calcext:value-type="float">
            <text:p>10,4378</text:p>
          </table:table-cell>
          <table:table-cell table:style-name="ce2" table:formula="of:=RAND()+10" office:value-type="float" office:value="10.6939667109465" calcext:value-type="float">
            <text:p>10,6940</text:p>
          </table:table-cell>
          <table:table-cell table:style-name="ce2" table:formula="of:=RAND()+10" office:value-type="float" office:value="10.682927387338" calcext:value-type="float">
            <text:p>10,6829</text:p>
          </table:table-cell>
          <table:table-cell table:style-name="ce2" table:formula="of:=RAND()+10" office:value-type="float" office:value="10.0271439264285" calcext:value-type="float">
            <text:p>10,0271</text:p>
          </table:table-cell>
          <table:table-cell table:style-name="ce4" table:formula="of:=AVERAGE([.A9:.P9])" office:value-type="float" office:value="10.4793427276023" calcext:value-type="float">
            <text:p>10,48</text:p>
          </table:table-cell>
          <table:table-cell table:style-name="ce4" table:formula="of:=STDEV([.A9:.P9])" office:value-type="float" office:value="0.341823894614819" calcext:value-type="float">
            <text:p>0,34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2855538633245" calcext:value-type="float">
            <text:p>10,2856</text:p>
          </table:table-cell>
          <table:table-cell table:style-name="ce2" table:formula="of:=RAND()+10" office:value-type="float" office:value="10.3449590236282" calcext:value-type="float">
            <text:p>10,3450</text:p>
          </table:table-cell>
          <table:table-cell table:style-name="ce2" table:formula="of:=RAND()+10" office:value-type="float" office:value="10.1691210639806" calcext:value-type="float">
            <text:p>10,1691</text:p>
          </table:table-cell>
          <table:table-cell table:style-name="ce2" table:formula="of:=RAND()+10" office:value-type="float" office:value="10.6717652482251" calcext:value-type="float">
            <text:p>10,6718</text:p>
          </table:table-cell>
          <table:table-cell table:style-name="ce2" table:formula="of:=RAND()+10" office:value-type="float" office:value="10.9684323260972" calcext:value-type="float">
            <text:p>10,9684</text:p>
          </table:table-cell>
          <table:table-cell table:style-name="ce2" table:formula="of:=RAND()+10" office:value-type="float" office:value="10.7215832164113" calcext:value-type="float">
            <text:p>10,7216</text:p>
          </table:table-cell>
          <table:table-cell table:style-name="ce2" table:formula="of:=RAND()+10" office:value-type="float" office:value="10.0515583186027" calcext:value-type="float">
            <text:p>10,0516</text:p>
          </table:table-cell>
          <table:table-cell table:style-name="ce2" table:formula="of:=RAND()+10" office:value-type="float" office:value="10.7294335525147" calcext:value-type="float">
            <text:p>10,7294</text:p>
          </table:table-cell>
          <table:table-cell table:style-name="ce2" table:formula="of:=RAND()+10" office:value-type="float" office:value="10.3194133102976" calcext:value-type="float">
            <text:p>10,3194</text:p>
          </table:table-cell>
          <table:table-cell table:style-name="ce2" table:formula="of:=RAND()+10" office:value-type="float" office:value="10.4429086034913" calcext:value-type="float">
            <text:p>10,4429</text:p>
          </table:table-cell>
          <table:table-cell table:style-name="ce2" table:formula="of:=RAND()+10" office:value-type="float" office:value="10.0910085654107" calcext:value-type="float">
            <text:p>10,0910</text:p>
          </table:table-cell>
          <table:table-cell table:style-name="ce2" table:formula="of:=RAND()+10" office:value-type="float" office:value="10.8471906249469" calcext:value-type="float">
            <text:p>10,8472</text:p>
          </table:table-cell>
          <table:table-cell table:style-name="ce2" table:formula="of:=RAND()+10" office:value-type="float" office:value="10.1485229760994" calcext:value-type="float">
            <text:p>10,1485</text:p>
          </table:table-cell>
          <table:table-cell table:style-name="ce2" table:formula="of:=RAND()+10" office:value-type="float" office:value="10.7639191429399" calcext:value-type="float">
            <text:p>10,7639</text:p>
          </table:table-cell>
          <table:table-cell table:style-name="ce2" table:formula="of:=RAND()+10" office:value-type="float" office:value="10.7506605614984" calcext:value-type="float">
            <text:p>10,7507</text:p>
          </table:table-cell>
          <table:table-cell table:style-name="ce2" table:formula="of:=RAND()+10" office:value-type="float" office:value="10.9146990751601" calcext:value-type="float">
            <text:p>10,9147</text:p>
          </table:table-cell>
          <table:table-cell table:style-name="ce4" table:formula="of:=AVERAGE([.A10:.P10])" office:value-type="float" office:value="10.5137955920393" calcext:value-type="float">
            <text:p>10,51</text:p>
          </table:table-cell>
          <table:table-cell table:style-name="ce4" table:formula="of:=STDEV([.A10:.P10])" office:value-type="float" office:value="0.314103310556255" calcext:value-type="float">
            <text:p>0,31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4276264644524" calcext:value-type="float">
            <text:p>10,4276</text:p>
          </table:table-cell>
          <table:table-cell table:style-name="ce2" table:formula="of:=RAND()+10" office:value-type="float" office:value="10.1993173993937" calcext:value-type="float">
            <text:p>10,1993</text:p>
          </table:table-cell>
          <table:table-cell table:style-name="ce2" table:formula="of:=RAND()+10" office:value-type="float" office:value="10.5431588645311" calcext:value-type="float">
            <text:p>10,5432</text:p>
          </table:table-cell>
          <table:table-cell table:style-name="ce2" table:formula="of:=RAND()+10" office:value-type="float" office:value="10.2959091681542" calcext:value-type="float">
            <text:p>10,2959</text:p>
          </table:table-cell>
          <table:table-cell table:style-name="ce2" table:formula="of:=RAND()+10" office:value-type="float" office:value="10.4625818907941" calcext:value-type="float">
            <text:p>10,4626</text:p>
          </table:table-cell>
          <table:table-cell table:style-name="ce2" table:formula="of:=RAND()+10" office:value-type="float" office:value="10.2097241157788" calcext:value-type="float">
            <text:p>10,2097</text:p>
          </table:table-cell>
          <table:table-cell table:style-name="ce2" table:formula="of:=RAND()+10" office:value-type="float" office:value="10.5078296301417" calcext:value-type="float">
            <text:p>10,5078</text:p>
          </table:table-cell>
          <table:table-cell table:style-name="ce2" table:formula="of:=RAND()+10" office:value-type="float" office:value="10.2901365242974" calcext:value-type="float">
            <text:p>10,2901</text:p>
          </table:table-cell>
          <table:table-cell table:style-name="ce2" table:formula="of:=RAND()+10" office:value-type="float" office:value="10.6363662106611" calcext:value-type="float">
            <text:p>10,6364</text:p>
          </table:table-cell>
          <table:table-cell table:style-name="ce2" table:formula="of:=RAND()+10" office:value-type="float" office:value="10.860048578319" calcext:value-type="float">
            <text:p>10,8600</text:p>
          </table:table-cell>
          <table:table-cell table:style-name="ce2" table:formula="of:=RAND()+10" office:value-type="float" office:value="10.3468659004322" calcext:value-type="float">
            <text:p>10,3469</text:p>
          </table:table-cell>
          <table:table-cell table:style-name="ce2" table:formula="of:=RAND()+10" office:value-type="float" office:value="10.6138482507154" calcext:value-type="float">
            <text:p>10,6138</text:p>
          </table:table-cell>
          <table:table-cell table:style-name="ce2" table:formula="of:=RAND()+10" office:value-type="float" office:value="10.3933722873337" calcext:value-type="float">
            <text:p>10,3934</text:p>
          </table:table-cell>
          <table:table-cell table:style-name="ce2" table:formula="of:=RAND()+10" office:value-type="float" office:value="10.5832070791392" calcext:value-type="float">
            <text:p>10,5832</text:p>
          </table:table-cell>
          <table:table-cell table:style-name="ce2" table:formula="of:=RAND()+10" office:value-type="float" office:value="10.7139862509498" calcext:value-type="float">
            <text:p>10,7140</text:p>
          </table:table-cell>
          <table:table-cell table:style-name="ce2" table:formula="of:=RAND()+10" office:value-type="float" office:value="10.7008282517053" calcext:value-type="float">
            <text:p>10,7008</text:p>
          </table:table-cell>
          <table:table-cell table:style-name="ce4" table:formula="of:=AVERAGE([.A11:.P11])" office:value-type="float" office:value="10.486550429175" calcext:value-type="float">
            <text:p>10,49</text:p>
          </table:table-cell>
          <table:table-cell table:style-name="ce4" table:formula="of:=STDEV([.A11:.P11])" office:value-type="float" office:value="0.192369579803397" calcext:value-type="float">
            <text:p>0,19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0346824155313" calcext:value-type="float">
            <text:p>10,0347</text:p>
          </table:table-cell>
          <table:table-cell table:style-name="ce2" table:formula="of:=RAND()+10" office:value-type="float" office:value="10.1684998017385" calcext:value-type="float">
            <text:p>10,1685</text:p>
          </table:table-cell>
          <table:table-cell table:style-name="ce2" table:formula="of:=RAND()+10" office:value-type="float" office:value="10.2996983347778" calcext:value-type="float">
            <text:p>10,2997</text:p>
          </table:table-cell>
          <table:table-cell table:style-name="ce2" table:formula="of:=RAND()+10" office:value-type="float" office:value="10.3910107590407" calcext:value-type="float">
            <text:p>10,3910</text:p>
          </table:table-cell>
          <table:table-cell table:style-name="ce2" table:formula="of:=RAND()+10" office:value-type="float" office:value="10.1140473147979" calcext:value-type="float">
            <text:p>10,1140</text:p>
          </table:table-cell>
          <table:table-cell table:style-name="ce2" table:formula="of:=RAND()+10" office:value-type="float" office:value="10.4582368764533" calcext:value-type="float">
            <text:p>10,4582</text:p>
          </table:table-cell>
          <table:table-cell table:style-name="ce2" table:formula="of:=RAND()+10" office:value-type="float" office:value="10.0574361215044" calcext:value-type="float">
            <text:p>10,0574</text:p>
          </table:table-cell>
          <table:table-cell table:style-name="ce2" table:formula="of:=RAND()+10" office:value-type="float" office:value="10.1358915172213" calcext:value-type="float">
            <text:p>10,1359</text:p>
          </table:table-cell>
          <table:table-cell table:style-name="ce2" table:formula="of:=RAND()+10" office:value-type="float" office:value="10.7068298228758" calcext:value-type="float">
            <text:p>10,7068</text:p>
          </table:table-cell>
          <table:table-cell table:style-name="ce2" table:formula="of:=RAND()+10" office:value-type="float" office:value="10.5500127963848" calcext:value-type="float">
            <text:p>10,5500</text:p>
          </table:table-cell>
          <table:table-cell table:style-name="ce2" table:formula="of:=RAND()+10" office:value-type="float" office:value="10.3963693312195" calcext:value-type="float">
            <text:p>10,3964</text:p>
          </table:table-cell>
          <table:table-cell table:style-name="ce2" table:formula="of:=RAND()+10" office:value-type="float" office:value="10.1626899448686" calcext:value-type="float">
            <text:p>10,1627</text:p>
          </table:table-cell>
          <table:table-cell table:style-name="ce2" table:formula="of:=RAND()+10" office:value-type="float" office:value="10.2424411256363" calcext:value-type="float">
            <text:p>10,2424</text:p>
          </table:table-cell>
          <table:table-cell table:style-name="ce2" table:formula="of:=RAND()+10" office:value-type="float" office:value="10.6963327513677" calcext:value-type="float">
            <text:p>10,6963</text:p>
          </table:table-cell>
          <table:table-cell table:style-name="ce2" table:formula="of:=RAND()+10" office:value-type="float" office:value="10.6130645624928" calcext:value-type="float">
            <text:p>10,6131</text:p>
          </table:table-cell>
          <table:table-cell table:style-name="ce2" table:formula="of:=RAND()+10" office:value-type="float" office:value="10.7427633144456" calcext:value-type="float">
            <text:p>10,7428</text:p>
          </table:table-cell>
          <table:table-cell table:style-name="ce4" table:formula="of:=AVERAGE([.A12:.P12])" office:value-type="float" office:value="10.3606254243973" calcext:value-type="float">
            <text:p>10,36</text:p>
          </table:table-cell>
          <table:table-cell table:style-name="ce4" table:formula="of:=STDEV([.A12:.P12])" office:value-type="float" office:value="0.244014656292686" calcext:value-type="float">
            <text:p>0,24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1399032468792" calcext:value-type="float">
            <text:p>10,1399</text:p>
          </table:table-cell>
          <table:table-cell table:style-name="ce2" table:formula="of:=RAND()+10" office:value-type="float" office:value="10.8187108139331" calcext:value-type="float">
            <text:p>10,8187</text:p>
          </table:table-cell>
          <table:table-cell table:style-name="ce2" table:formula="of:=RAND()+10" office:value-type="float" office:value="10.0248264399596" calcext:value-type="float">
            <text:p>10,0248</text:p>
          </table:table-cell>
          <table:table-cell table:style-name="ce2" table:formula="of:=RAND()+10" office:value-type="float" office:value="10.4520590399" calcext:value-type="float">
            <text:p>10,4521</text:p>
          </table:table-cell>
          <table:table-cell table:style-name="ce2" table:formula="of:=RAND()+10" office:value-type="float" office:value="10.9831027232382" calcext:value-type="float">
            <text:p>10,9831</text:p>
          </table:table-cell>
          <table:table-cell table:style-name="ce2" table:formula="of:=RAND()+10" office:value-type="float" office:value="10.210316651701" calcext:value-type="float">
            <text:p>10,2103</text:p>
          </table:table-cell>
          <table:table-cell table:style-name="ce2" table:formula="of:=RAND()+10" office:value-type="float" office:value="10.2318065821708" calcext:value-type="float">
            <text:p>10,2318</text:p>
          </table:table-cell>
          <table:table-cell table:style-name="ce2" table:formula="of:=RAND()+10" office:value-type="float" office:value="10.018197478449" calcext:value-type="float">
            <text:p>10,0182</text:p>
          </table:table-cell>
          <table:table-cell table:style-name="ce2" table:formula="of:=RAND()+10" office:value-type="float" office:value="10.1950406338774" calcext:value-type="float">
            <text:p>10,1950</text:p>
          </table:table-cell>
          <table:table-cell table:style-name="ce2" table:formula="of:=RAND()+10" office:value-type="float" office:value="10.798894642868" calcext:value-type="float">
            <text:p>10,7989</text:p>
          </table:table-cell>
          <table:table-cell table:style-name="ce2" table:formula="of:=RAND()+10" office:value-type="float" office:value="10.7253798842465" calcext:value-type="float">
            <text:p>10,7254</text:p>
          </table:table-cell>
          <table:table-cell table:style-name="ce2" table:formula="of:=RAND()+10" office:value-type="float" office:value="10.9401130032509" calcext:value-type="float">
            <text:p>10,9401</text:p>
          </table:table-cell>
          <table:table-cell table:style-name="ce2" table:formula="of:=RAND()+10" office:value-type="float" office:value="10.5674329114964" calcext:value-type="float">
            <text:p>10,5674</text:p>
          </table:table-cell>
          <table:table-cell table:style-name="ce2" table:formula="of:=RAND()+10" office:value-type="float" office:value="10.496645064028" calcext:value-type="float">
            <text:p>10,4966</text:p>
          </table:table-cell>
          <table:table-cell table:style-name="ce2" table:formula="of:=RAND()+10" office:value-type="float" office:value="10.5475434644427" calcext:value-type="float">
            <text:p>10,5475</text:p>
          </table:table-cell>
          <table:table-cell table:style-name="ce2" table:formula="of:=RAND()+10" office:value-type="float" office:value="10.7235097479295" calcext:value-type="float">
            <text:p>10,7235</text:p>
          </table:table-cell>
          <table:table-cell table:style-name="ce4" table:formula="of:=AVERAGE([.A13:.P13])" office:value-type="float" office:value="10.4920926455231" calcext:value-type="float">
            <text:p>10,49</text:p>
          </table:table-cell>
          <table:table-cell table:style-name="ce4" table:formula="of:=STDEV([.A13:.P13])" office:value-type="float" office:value="0.322832191377174" calcext:value-type="float">
            <text:p>0,32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1641768764716" calcext:value-type="float">
            <text:p>10,1642</text:p>
          </table:table-cell>
          <table:table-cell table:style-name="ce2" table:formula="of:=RAND()+10" office:value-type="float" office:value="10.8523198406815" calcext:value-type="float">
            <text:p>10,8523</text:p>
          </table:table-cell>
          <table:table-cell table:style-name="ce2" table:formula="of:=RAND()+10" office:value-type="float" office:value="10.185085651951" calcext:value-type="float">
            <text:p>10,1851</text:p>
          </table:table-cell>
          <table:table-cell table:style-name="ce2" table:formula="of:=RAND()+10" office:value-type="float" office:value="10.8663880306846" calcext:value-type="float">
            <text:p>10,8664</text:p>
          </table:table-cell>
          <table:table-cell table:style-name="ce2" table:formula="of:=RAND()+10" office:value-type="float" office:value="10.8331422697397" calcext:value-type="float">
            <text:p>10,8331</text:p>
          </table:table-cell>
          <table:table-cell table:style-name="ce2" table:formula="of:=RAND()+10" office:value-type="float" office:value="10.9663266853172" calcext:value-type="float">
            <text:p>10,9663</text:p>
          </table:table-cell>
          <table:table-cell table:style-name="ce2" table:formula="of:=RAND()+10" office:value-type="float" office:value="10.7549267587829" calcext:value-type="float">
            <text:p>10,7549</text:p>
          </table:table-cell>
          <table:table-cell table:style-name="ce2" table:formula="of:=RAND()+10" office:value-type="float" office:value="10.6390942059716" calcext:value-type="float">
            <text:p>10,6391</text:p>
          </table:table-cell>
          <table:table-cell table:style-name="ce2" table:formula="of:=RAND()+10" office:value-type="float" office:value="10.0314142965351" calcext:value-type="float">
            <text:p>10,0314</text:p>
          </table:table-cell>
          <table:table-cell table:style-name="ce2" table:formula="of:=RAND()+10" office:value-type="float" office:value="10.1557071417264" calcext:value-type="float">
            <text:p>10,1557</text:p>
          </table:table-cell>
          <table:table-cell table:style-name="ce2" table:formula="of:=RAND()+10" office:value-type="float" office:value="10.0065664320415" calcext:value-type="float">
            <text:p>10,0066</text:p>
          </table:table-cell>
          <table:table-cell table:style-name="ce2" table:formula="of:=RAND()+10" office:value-type="float" office:value="10.1639471781996" calcext:value-type="float">
            <text:p>10,1639</text:p>
          </table:table-cell>
          <table:table-cell table:style-name="ce2" table:formula="of:=RAND()+10" office:value-type="float" office:value="10.0169475075481" calcext:value-type="float">
            <text:p>10,0169</text:p>
          </table:table-cell>
          <table:table-cell table:style-name="ce2" table:formula="of:=RAND()+10" office:value-type="float" office:value="10.4279952936612" calcext:value-type="float">
            <text:p>10,4280</text:p>
          </table:table-cell>
          <table:table-cell table:style-name="ce2" table:formula="of:=RAND()+10" office:value-type="float" office:value="10.2840107649465" calcext:value-type="float">
            <text:p>10,2840</text:p>
          </table:table-cell>
          <table:table-cell table:style-name="ce2" table:formula="of:=RAND()+10" office:value-type="float" office:value="10.1462182824914" calcext:value-type="float">
            <text:p>10,1462</text:p>
          </table:table-cell>
          <table:table-cell table:style-name="ce4" table:formula="of:=AVERAGE([.A14:.P14])" office:value-type="float" office:value="10.4058917010469" calcext:value-type="float">
            <text:p>10,41</text:p>
          </table:table-cell>
          <table:table-cell table:style-name="ce4" table:formula="of:=STDEV([.A14:.P14])" office:value-type="float" office:value="0.350832389729027" calcext:value-type="float">
            <text:p>0,35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4027609553759" calcext:value-type="float">
            <text:p>10,4028</text:p>
          </table:table-cell>
          <table:table-cell table:style-name="ce2" table:formula="of:=RAND()+10" office:value-type="float" office:value="10.0236128260385" calcext:value-type="float">
            <text:p>10,0236</text:p>
          </table:table-cell>
          <table:table-cell table:style-name="ce2" table:formula="of:=RAND()+10" office:value-type="float" office:value="10.9147964426584" calcext:value-type="float">
            <text:p>10,9148</text:p>
          </table:table-cell>
          <table:table-cell table:style-name="ce2" table:formula="of:=RAND()+10" office:value-type="float" office:value="10.8027951062915" calcext:value-type="float">
            <text:p>10,8028</text:p>
          </table:table-cell>
          <table:table-cell table:style-name="ce2" table:formula="of:=RAND()+10" office:value-type="float" office:value="10.3246264169125" calcext:value-type="float">
            <text:p>10,3246</text:p>
          </table:table-cell>
          <table:table-cell table:style-name="ce2" table:formula="of:=RAND()+10" office:value-type="float" office:value="10.1481375264821" calcext:value-type="float">
            <text:p>10,1481</text:p>
          </table:table-cell>
          <table:table-cell table:style-name="ce2" table:formula="of:=RAND()+10" office:value-type="float" office:value="10.4309372503463" calcext:value-type="float">
            <text:p>10,4309</text:p>
          </table:table-cell>
          <table:table-cell table:style-name="ce2" table:formula="of:=RAND()+10" office:value-type="float" office:value="10.5556192434143" calcext:value-type="float">
            <text:p>10,5556</text:p>
          </table:table-cell>
          <table:table-cell table:style-name="ce2" table:formula="of:=RAND()+10" office:value-type="float" office:value="10.3458851969106" calcext:value-type="float">
            <text:p>10,3459</text:p>
          </table:table-cell>
          <table:table-cell table:style-name="ce2" table:formula="of:=RAND()+10" office:value-type="float" office:value="10.4843323438955" calcext:value-type="float">
            <text:p>10,4843</text:p>
          </table:table-cell>
          <table:table-cell table:style-name="ce2" table:formula="of:=RAND()+10" office:value-type="float" office:value="10.3814443884745" calcext:value-type="float">
            <text:p>10,3814</text:p>
          </table:table-cell>
          <table:table-cell table:style-name="ce2" table:formula="of:=RAND()+10" office:value-type="float" office:value="10.1144663853291" calcext:value-type="float">
            <text:p>10,1145</text:p>
          </table:table-cell>
          <table:table-cell table:style-name="ce2" table:formula="of:=RAND()+10" office:value-type="float" office:value="10.9691994766161" calcext:value-type="float">
            <text:p>10,9692</text:p>
          </table:table-cell>
          <table:table-cell table:style-name="ce2" table:formula="of:=RAND()+10" office:value-type="float" office:value="10.6513118458135" calcext:value-type="float">
            <text:p>10,6513</text:p>
          </table:table-cell>
          <table:table-cell table:style-name="ce2" table:formula="of:=RAND()+10" office:value-type="float" office:value="10.294549891003" calcext:value-type="float">
            <text:p>10,2945</text:p>
          </table:table-cell>
          <table:table-cell table:style-name="ce2" table:formula="of:=RAND()+10" office:value-type="float" office:value="10.3582824646981" calcext:value-type="float">
            <text:p>10,3583</text:p>
          </table:table-cell>
          <table:table-cell table:style-name="ce4" table:formula="of:=AVERAGE([.A15:.P15])" office:value-type="float" office:value="10.4501723600163" calcext:value-type="float">
            <text:p>10,45</text:p>
          </table:table-cell>
          <table:table-cell table:style-name="ce4" table:formula="of:=STDEV([.A15:.P15])" office:value-type="float" office:value="0.272625283062728" calcext:value-type="float">
            <text:p>0,27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9083209998662" calcext:value-type="float">
            <text:p>10,9083</text:p>
          </table:table-cell>
          <table:table-cell table:style-name="ce2" table:formula="of:=RAND()+10" office:value-type="float" office:value="10.7018860118044" calcext:value-type="float">
            <text:p>10,7019</text:p>
          </table:table-cell>
          <table:table-cell table:style-name="ce2" table:formula="of:=RAND()+10" office:value-type="float" office:value="10.5200044900931" calcext:value-type="float">
            <text:p>10,5200</text:p>
          </table:table-cell>
          <table:table-cell table:style-name="ce2" table:formula="of:=RAND()+10" office:value-type="float" office:value="10.5756664650656" calcext:value-type="float">
            <text:p>10,5757</text:p>
          </table:table-cell>
          <table:table-cell table:style-name="ce2" table:formula="of:=RAND()+10" office:value-type="float" office:value="10.8213670963956" calcext:value-type="float">
            <text:p>10,8214</text:p>
          </table:table-cell>
          <table:table-cell table:style-name="ce2" table:formula="of:=RAND()+10" office:value-type="float" office:value="10.9751366159929" calcext:value-type="float">
            <text:p>10,9751</text:p>
          </table:table-cell>
          <table:table-cell table:style-name="ce2" table:formula="of:=RAND()+10" office:value-type="float" office:value="10.1515432115479" calcext:value-type="float">
            <text:p>10,1515</text:p>
          </table:table-cell>
          <table:table-cell table:style-name="ce2" table:formula="of:=RAND()+10" office:value-type="float" office:value="10.3719882056108" calcext:value-type="float">
            <text:p>10,3720</text:p>
          </table:table-cell>
          <table:table-cell table:style-name="ce2" table:formula="of:=RAND()+10" office:value-type="float" office:value="10.9084811816576" calcext:value-type="float">
            <text:p>10,9085</text:p>
          </table:table-cell>
          <table:table-cell table:style-name="ce2" table:formula="of:=RAND()+10" office:value-type="float" office:value="10.2610599255235" calcext:value-type="float">
            <text:p>10,2611</text:p>
          </table:table-cell>
          <table:table-cell table:style-name="ce2" table:formula="of:=RAND()+10" office:value-type="float" office:value="10.7749020772758" calcext:value-type="float">
            <text:p>10,7749</text:p>
          </table:table-cell>
          <table:table-cell table:style-name="ce2" table:formula="of:=RAND()+10" office:value-type="float" office:value="10.8774518918144" calcext:value-type="float">
            <text:p>10,8775</text:p>
          </table:table-cell>
          <table:table-cell table:style-name="ce2" table:formula="of:=RAND()+10" office:value-type="float" office:value="10.3593238661038" calcext:value-type="float">
            <text:p>10,3593</text:p>
          </table:table-cell>
          <table:table-cell table:style-name="ce2" table:formula="of:=RAND()+10" office:value-type="float" office:value="10.5863116879688" calcext:value-type="float">
            <text:p>10,5863</text:p>
          </table:table-cell>
          <table:table-cell table:style-name="ce2" table:formula="of:=RAND()+10" office:value-type="float" office:value="10.3273893831321" calcext:value-type="float">
            <text:p>10,3274</text:p>
          </table:table-cell>
          <table:table-cell table:style-name="ce2" table:formula="of:=RAND()+10" office:value-type="float" office:value="10.8308874643646" calcext:value-type="float">
            <text:p>10,8309</text:p>
          </table:table-cell>
          <table:table-cell table:style-name="ce4" table:formula="of:=AVERAGE([.A16:.P16])" office:value-type="float" office:value="10.6219825358886" calcext:value-type="float">
            <text:p>10,62</text:p>
          </table:table-cell>
          <table:table-cell table:style-name="ce4" table:formula="of:=STDEV([.A16:.P16])" office:value-type="float" office:value="0.264686641852807" calcext:value-type="float">
            <text:p>0,26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8168196121881" calcext:value-type="float">
            <text:p>10,8168</text:p>
          </table:table-cell>
          <table:table-cell table:style-name="ce2" table:formula="of:=RAND()+10" office:value-type="float" office:value="10.7917809868653" calcext:value-type="float">
            <text:p>10,7918</text:p>
          </table:table-cell>
          <table:table-cell table:style-name="ce2" table:formula="of:=RAND()+10" office:value-type="float" office:value="10.7933934816546" calcext:value-type="float">
            <text:p>10,7934</text:p>
          </table:table-cell>
          <table:table-cell table:style-name="ce2" table:formula="of:=RAND()+10" office:value-type="float" office:value="10.623932032923" calcext:value-type="float">
            <text:p>10,6239</text:p>
          </table:table-cell>
          <table:table-cell table:style-name="ce2" table:formula="of:=RAND()+10" office:value-type="float" office:value="10.5494439336038" calcext:value-type="float">
            <text:p>10,5494</text:p>
          </table:table-cell>
          <table:table-cell table:style-name="ce2" table:formula="of:=RAND()+10" office:value-type="float" office:value="10.0541782646522" calcext:value-type="float">
            <text:p>10,0542</text:p>
          </table:table-cell>
          <table:table-cell table:style-name="ce2" table:formula="of:=RAND()+10" office:value-type="float" office:value="10.3716358985544" calcext:value-type="float">
            <text:p>10,3716</text:p>
          </table:table-cell>
          <table:table-cell table:style-name="ce2" table:formula="of:=RAND()+10" office:value-type="float" office:value="10.6917913136415" calcext:value-type="float">
            <text:p>10,6918</text:p>
          </table:table-cell>
          <table:table-cell table:style-name="ce2" table:formula="of:=RAND()+10" office:value-type="float" office:value="10.588650911936" calcext:value-type="float">
            <text:p>10,5887</text:p>
          </table:table-cell>
          <table:table-cell table:style-name="ce2" table:formula="of:=RAND()+10" office:value-type="float" office:value="10.6698295215917" calcext:value-type="float">
            <text:p>10,6698</text:p>
          </table:table-cell>
          <table:table-cell table:style-name="ce2" table:formula="of:=RAND()+10" office:value-type="float" office:value="10.3920815379192" calcext:value-type="float">
            <text:p>10,3921</text:p>
          </table:table-cell>
          <table:table-cell table:style-name="ce2" table:formula="of:=RAND()+10" office:value-type="float" office:value="10.5646807175199" calcext:value-type="float">
            <text:p>10,5647</text:p>
          </table:table-cell>
          <table:table-cell table:style-name="ce2" table:formula="of:=RAND()+10" office:value-type="float" office:value="10.03039662862" calcext:value-type="float">
            <text:p>10,0304</text:p>
          </table:table-cell>
          <table:table-cell table:style-name="ce2" table:formula="of:=RAND()+10" office:value-type="float" office:value="10.455327577429" calcext:value-type="float">
            <text:p>10,4553</text:p>
          </table:table-cell>
          <table:table-cell table:style-name="ce2" table:formula="of:=RAND()+10" office:value-type="float" office:value="10.8861452106491" calcext:value-type="float">
            <text:p>10,8861</text:p>
          </table:table-cell>
          <table:table-cell table:style-name="ce2" table:formula="of:=RAND()+10" office:value-type="float" office:value="10.5183797462928" calcext:value-type="float">
            <text:p>10,5184</text:p>
          </table:table-cell>
          <table:table-cell table:style-name="ce4" table:formula="of:=AVERAGE([.A17:.P17])" office:value-type="float" office:value="10.5499042110025" calcext:value-type="float">
            <text:p>10,55</text:p>
          </table:table-cell>
          <table:table-cell table:style-name="ce4" table:formula="of:=STDEV([.A17:.P17])" office:value-type="float" office:value="0.248470751332787" calcext:value-type="float">
            <text:p>0,25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9144915521844" calcext:value-type="float">
            <text:p>10,9145</text:p>
          </table:table-cell>
          <table:table-cell table:style-name="ce2" table:formula="of:=RAND()+10" office:value-type="float" office:value="10.2386035118702" calcext:value-type="float">
            <text:p>10,2386</text:p>
          </table:table-cell>
          <table:table-cell table:style-name="ce2" table:formula="of:=RAND()+10" office:value-type="float" office:value="10.1032139210391" calcext:value-type="float">
            <text:p>10,1032</text:p>
          </table:table-cell>
          <table:table-cell table:style-name="ce2" table:formula="of:=RAND()+10" office:value-type="float" office:value="10.4807362598668" calcext:value-type="float">
            <text:p>10,4807</text:p>
          </table:table-cell>
          <table:table-cell table:style-name="ce2" table:formula="of:=RAND()+10" office:value-type="float" office:value="10.5784963904722" calcext:value-type="float">
            <text:p>10,5785</text:p>
          </table:table-cell>
          <table:table-cell table:style-name="ce2" table:formula="of:=RAND()+10" office:value-type="float" office:value="10.818603753825" calcext:value-type="float">
            <text:p>10,8186</text:p>
          </table:table-cell>
          <table:table-cell table:style-name="ce2" table:formula="of:=RAND()+10" office:value-type="float" office:value="10.1083409361887" calcext:value-type="float">
            <text:p>10,1083</text:p>
          </table:table-cell>
          <table:table-cell table:style-name="ce2" table:formula="of:=RAND()+10" office:value-type="float" office:value="10.8997774577133" calcext:value-type="float">
            <text:p>10,8998</text:p>
          </table:table-cell>
          <table:table-cell table:style-name="ce2" table:formula="of:=RAND()+10" office:value-type="float" office:value="10.0417124913749" calcext:value-type="float">
            <text:p>10,0417</text:p>
          </table:table-cell>
          <table:table-cell table:style-name="ce2" table:formula="of:=RAND()+10" office:value-type="float" office:value="10.2297219425061" calcext:value-type="float">
            <text:p>10,2297</text:p>
          </table:table-cell>
          <table:table-cell table:style-name="ce2" table:formula="of:=RAND()+10" office:value-type="float" office:value="10.3837727727316" calcext:value-type="float">
            <text:p>10,3838</text:p>
          </table:table-cell>
          <table:table-cell table:style-name="ce2" table:formula="of:=RAND()+10" office:value-type="float" office:value="10.5676254970451" calcext:value-type="float">
            <text:p>10,5676</text:p>
          </table:table-cell>
          <table:table-cell table:style-name="ce2" table:formula="of:=RAND()+10" office:value-type="float" office:value="10.3171463462045" calcext:value-type="float">
            <text:p>10,3171</text:p>
          </table:table-cell>
          <table:table-cell table:style-name="ce2" table:formula="of:=RAND()+10" office:value-type="float" office:value="10.4268735583655" calcext:value-type="float">
            <text:p>10,4269</text:p>
          </table:table-cell>
          <table:table-cell table:style-name="ce2" table:formula="of:=RAND()+10" office:value-type="float" office:value="10.7363434491625" calcext:value-type="float">
            <text:p>10,7363</text:p>
          </table:table-cell>
          <table:table-cell table:style-name="ce2" table:formula="of:=RAND()+10" office:value-type="float" office:value="10.3134491964792" calcext:value-type="float">
            <text:p>10,3134</text:p>
          </table:table-cell>
          <table:table-cell table:style-name="ce4" table:formula="of:=AVERAGE([.A18:.P18])" office:value-type="float" office:value="10.4474318148143" calcext:value-type="float">
            <text:p>10,45</text:p>
          </table:table-cell>
          <table:table-cell table:style-name="ce4" table:formula="of:=STDEV([.A18:.P18])" office:value-type="float" office:value="0.283456982188674" calcext:value-type="float">
            <text:p>0,28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3710620105043" calcext:value-type="float">
            <text:p>10,3711</text:p>
          </table:table-cell>
          <table:table-cell table:style-name="ce2" table:formula="of:=RAND()+10" office:value-type="float" office:value="10.7675235217385" calcext:value-type="float">
            <text:p>10,7675</text:p>
          </table:table-cell>
          <table:table-cell table:style-name="ce2" table:formula="of:=RAND()+10" office:value-type="float" office:value="10.1643145602606" calcext:value-type="float">
            <text:p>10,1643</text:p>
          </table:table-cell>
          <table:table-cell table:style-name="ce2" table:formula="of:=RAND()+10" office:value-type="float" office:value="10.5529702947401" calcext:value-type="float">
            <text:p>10,5530</text:p>
          </table:table-cell>
          <table:table-cell table:style-name="ce2" table:formula="of:=RAND()+10" office:value-type="float" office:value="10.5358098739936" calcext:value-type="float">
            <text:p>10,5358</text:p>
          </table:table-cell>
          <table:table-cell table:style-name="ce2" table:formula="of:=RAND()+10" office:value-type="float" office:value="10.1330750922235" calcext:value-type="float">
            <text:p>10,1331</text:p>
          </table:table-cell>
          <table:table-cell table:style-name="ce2" table:formula="of:=RAND()+10" office:value-type="float" office:value="10.3911607740509" calcext:value-type="float">
            <text:p>10,3912</text:p>
          </table:table-cell>
          <table:table-cell table:style-name="ce2" table:formula="of:=RAND()+10" office:value-type="float" office:value="10.5782610585879" calcext:value-type="float">
            <text:p>10,5783</text:p>
          </table:table-cell>
          <table:table-cell table:style-name="ce2" table:formula="of:=RAND()+10" office:value-type="float" office:value="10.4098594881555" calcext:value-type="float">
            <text:p>10,4099</text:p>
          </table:table-cell>
          <table:table-cell table:style-name="ce2" table:formula="of:=RAND()+10" office:value-type="float" office:value="10.6640243548581" calcext:value-type="float">
            <text:p>10,6640</text:p>
          </table:table-cell>
          <table:table-cell table:style-name="ce2" table:formula="of:=RAND()+10" office:value-type="float" office:value="10.843288880756" calcext:value-type="float">
            <text:p>10,8433</text:p>
          </table:table-cell>
          <table:table-cell table:style-name="ce2" table:formula="of:=RAND()+10" office:value-type="float" office:value="10.4885411352974" calcext:value-type="float">
            <text:p>10,4885</text:p>
          </table:table-cell>
          <table:table-cell table:style-name="ce2" table:formula="of:=RAND()+10" office:value-type="float" office:value="10.8557014745316" calcext:value-type="float">
            <text:p>10,8557</text:p>
          </table:table-cell>
          <table:table-cell table:style-name="ce2" table:formula="of:=RAND()+10" office:value-type="float" office:value="10.4882565165564" calcext:value-type="float">
            <text:p>10,4883</text:p>
          </table:table-cell>
          <table:table-cell table:style-name="ce2" table:formula="of:=RAND()+10" office:value-type="float" office:value="10.6947508092538" calcext:value-type="float">
            <text:p>10,6948</text:p>
          </table:table-cell>
          <table:table-cell table:style-name="ce2" table:formula="of:=RAND()+10" office:value-type="float" office:value="10.9842756007294" calcext:value-type="float">
            <text:p>10,9843</text:p>
          </table:table-cell>
          <table:table-cell table:style-name="ce4" table:formula="of:=AVERAGE([.A19:.P19])" office:value-type="float" office:value="10.5576797153899" calcext:value-type="float">
            <text:p>10,56</text:p>
          </table:table-cell>
          <table:table-cell table:style-name="ce4" table:formula="of:=STDEV([.A19:.P19])" office:value-type="float" office:value="0.238950519896655" calcext:value-type="float">
            <text:p>0,24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8839629301515" calcext:value-type="float">
            <text:p>10,8840</text:p>
          </table:table-cell>
          <table:table-cell table:style-name="ce2" table:formula="of:=RAND()+10" office:value-type="float" office:value="10.2029895913962" calcext:value-type="float">
            <text:p>10,2030</text:p>
          </table:table-cell>
          <table:table-cell table:style-name="ce2" table:formula="of:=RAND()+10" office:value-type="float" office:value="10.0831593422597" calcext:value-type="float">
            <text:p>10,0832</text:p>
          </table:table-cell>
          <table:table-cell table:style-name="ce2" table:formula="of:=RAND()+10" office:value-type="float" office:value="10.3766154643398" calcext:value-type="float">
            <text:p>10,3766</text:p>
          </table:table-cell>
          <table:table-cell table:style-name="ce2" table:formula="of:=RAND()+10" office:value-type="float" office:value="10.7896525206283" calcext:value-type="float">
            <text:p>10,7897</text:p>
          </table:table-cell>
          <table:table-cell table:style-name="ce2" table:formula="of:=RAND()+10" office:value-type="float" office:value="10.180241430531" calcext:value-type="float">
            <text:p>10,1802</text:p>
          </table:table-cell>
          <table:table-cell table:style-name="ce2" table:formula="of:=RAND()+10" office:value-type="float" office:value="10.2636591348341" calcext:value-type="float">
            <text:p>10,2637</text:p>
          </table:table-cell>
          <table:table-cell table:style-name="ce2" table:formula="of:=RAND()+10" office:value-type="float" office:value="10.9432134540342" calcext:value-type="float">
            <text:p>10,9432</text:p>
          </table:table-cell>
          <table:table-cell table:style-name="ce2" table:formula="of:=RAND()+10" office:value-type="float" office:value="10.083145687603" calcext:value-type="float">
            <text:p>10,0831</text:p>
          </table:table-cell>
          <table:table-cell table:style-name="ce2" table:formula="of:=RAND()+10" office:value-type="float" office:value="10.3380939913242" calcext:value-type="float">
            <text:p>10,3381</text:p>
          </table:table-cell>
          <table:table-cell table:style-name="ce2" table:formula="of:=RAND()+10" office:value-type="float" office:value="10.7682706004972" calcext:value-type="float">
            <text:p>10,7683</text:p>
          </table:table-cell>
          <table:table-cell table:style-name="ce2" table:formula="of:=RAND()+10" office:value-type="float" office:value="10.7070239429295" calcext:value-type="float">
            <text:p>10,7070</text:p>
          </table:table-cell>
          <table:table-cell table:style-name="ce2" table:formula="of:=RAND()+10" office:value-type="float" office:value="10.1622781389597" calcext:value-type="float">
            <text:p>10,1623</text:p>
          </table:table-cell>
          <table:table-cell table:style-name="ce2" table:formula="of:=RAND()+10" office:value-type="float" office:value="10.1813329707735" calcext:value-type="float">
            <text:p>10,1813</text:p>
          </table:table-cell>
          <table:table-cell table:style-name="ce2" table:formula="of:=RAND()+10" office:value-type="float" office:value="10.0362524743541" calcext:value-type="float">
            <text:p>10,0363</text:p>
          </table:table-cell>
          <table:table-cell table:style-name="ce2" table:formula="of:=RAND()+10" office:value-type="float" office:value="10.5221344841483" calcext:value-type="float">
            <text:p>10,5221</text:p>
          </table:table-cell>
          <table:table-cell table:style-name="ce4" table:formula="of:=AVERAGE([.A20:.P20])" office:value-type="float" office:value="10.4076266349228" calcext:value-type="float">
            <text:p>10,41</text:p>
          </table:table-cell>
          <table:table-cell table:style-name="ce4" table:formula="of:=STDEV([.A20:.P20])" office:value-type="float" office:value="0.313315815760135" calcext:value-type="float">
            <text:p>0,31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0326809190073" calcext:value-type="float">
            <text:p>10,0327</text:p>
          </table:table-cell>
          <table:table-cell table:style-name="ce2" table:formula="of:=RAND()+10" office:value-type="float" office:value="10.2580362907864" calcext:value-type="float">
            <text:p>10,2580</text:p>
          </table:table-cell>
          <table:table-cell table:style-name="ce2" table:formula="of:=RAND()+10" office:value-type="float" office:value="10.1111883500779" calcext:value-type="float">
            <text:p>10,1112</text:p>
          </table:table-cell>
          <table:table-cell table:style-name="ce2" table:formula="of:=RAND()+10" office:value-type="float" office:value="10.1443890645982" calcext:value-type="float">
            <text:p>10,1444</text:p>
          </table:table-cell>
          <table:table-cell table:style-name="ce2" table:formula="of:=RAND()+10" office:value-type="float" office:value="10.6012922590768" calcext:value-type="float">
            <text:p>10,6013</text:p>
          </table:table-cell>
          <table:table-cell table:style-name="ce2" table:formula="of:=RAND()+10" office:value-type="float" office:value="10.2487215728052" calcext:value-type="float">
            <text:p>10,2487</text:p>
          </table:table-cell>
          <table:table-cell table:style-name="ce2" table:formula="of:=RAND()+10" office:value-type="float" office:value="10.3210365012213" calcext:value-type="float">
            <text:p>10,3210</text:p>
          </table:table-cell>
          <table:table-cell table:style-name="ce2" table:formula="of:=RAND()+10" office:value-type="float" office:value="10.3797471186337" calcext:value-type="float">
            <text:p>10,3797</text:p>
          </table:table-cell>
          <table:table-cell table:style-name="ce2" table:formula="of:=RAND()+10" office:value-type="float" office:value="10.9033335523283" calcext:value-type="float">
            <text:p>10,9033</text:p>
          </table:table-cell>
          <table:table-cell table:style-name="ce2" table:formula="of:=RAND()+10" office:value-type="float" office:value="10.1903844941233" calcext:value-type="float">
            <text:p>10,1904</text:p>
          </table:table-cell>
          <table:table-cell table:style-name="ce2" table:formula="of:=RAND()+10" office:value-type="float" office:value="10.6947919956602" calcext:value-type="float">
            <text:p>10,6948</text:p>
          </table:table-cell>
          <table:table-cell table:style-name="ce2" table:formula="of:=RAND()+10" office:value-type="float" office:value="10.7021821427272" calcext:value-type="float">
            <text:p>10,7022</text:p>
          </table:table-cell>
          <table:table-cell table:style-name="ce2" table:formula="of:=RAND()+10" office:value-type="float" office:value="10.7260196189892" calcext:value-type="float">
            <text:p>10,7260</text:p>
          </table:table-cell>
          <table:table-cell table:style-name="ce2" table:formula="of:=RAND()+10" office:value-type="float" office:value="10.4394235256974" calcext:value-type="float">
            <text:p>10,4394</text:p>
          </table:table-cell>
          <table:table-cell table:style-name="ce2" table:formula="of:=RAND()+10" office:value-type="float" office:value="10.2365811697657" calcext:value-type="float">
            <text:p>10,2366</text:p>
          </table:table-cell>
          <table:table-cell table:style-name="ce2" table:formula="of:=RAND()+10" office:value-type="float" office:value="10.9153245426568" calcext:value-type="float">
            <text:p>10,9153</text:p>
          </table:table-cell>
          <table:table-cell table:style-name="ce4" table:formula="of:=AVERAGE([.A21:.P21])" office:value-type="float" office:value="10.4315708198847" calcext:value-type="float">
            <text:p>10,43</text:p>
          </table:table-cell>
          <table:table-cell table:style-name="ce4" table:formula="of:=STDEV([.A21:.P21])" office:value-type="float" office:value="0.286767687876349" calcext:value-type="float">
            <text:p>0,29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3491915768256" calcext:value-type="float">
            <text:p>10,3492</text:p>
          </table:table-cell>
          <table:table-cell table:style-name="ce2" table:formula="of:=RAND()+10" office:value-type="float" office:value="10.3833932649203" calcext:value-type="float">
            <text:p>10,3834</text:p>
          </table:table-cell>
          <table:table-cell table:style-name="ce2" table:formula="of:=RAND()+10" office:value-type="float" office:value="10.9843578148266" calcext:value-type="float">
            <text:p>10,9844</text:p>
          </table:table-cell>
          <table:table-cell table:style-name="ce2" table:formula="of:=RAND()+10" office:value-type="float" office:value="10.2514546594426" calcext:value-type="float">
            <text:p>10,2515</text:p>
          </table:table-cell>
          <table:table-cell table:style-name="ce2" table:formula="of:=RAND()+10" office:value-type="float" office:value="10.6605118528454" calcext:value-type="float">
            <text:p>10,6605</text:p>
          </table:table-cell>
          <table:table-cell table:style-name="ce2" table:formula="of:=RAND()+10" office:value-type="float" office:value="10.9549334903049" calcext:value-type="float">
            <text:p>10,9549</text:p>
          </table:table-cell>
          <table:table-cell table:style-name="ce2" table:formula="of:=RAND()+10" office:value-type="float" office:value="10.0593437176652" calcext:value-type="float">
            <text:p>10,0593</text:p>
          </table:table-cell>
          <table:table-cell table:style-name="ce2" table:formula="of:=RAND()+10" office:value-type="float" office:value="10.5753707086876" calcext:value-type="float">
            <text:p>10,5754</text:p>
          </table:table-cell>
          <table:table-cell table:style-name="ce2" table:formula="of:=RAND()+10" office:value-type="float" office:value="10.6720486544279" calcext:value-type="float">
            <text:p>10,6720</text:p>
          </table:table-cell>
          <table:table-cell table:style-name="ce2" table:formula="of:=RAND()+10" office:value-type="float" office:value="10.9145064626709" calcext:value-type="float">
            <text:p>10,9145</text:p>
          </table:table-cell>
          <table:table-cell table:style-name="ce2" table:formula="of:=RAND()+10" office:value-type="float" office:value="10.6791281856277" calcext:value-type="float">
            <text:p>10,6791</text:p>
          </table:table-cell>
          <table:table-cell table:style-name="ce2" table:formula="of:=RAND()+10" office:value-type="float" office:value="10.0499767921134" calcext:value-type="float">
            <text:p>10,0500</text:p>
          </table:table-cell>
          <table:table-cell table:style-name="ce2" table:formula="of:=RAND()+10" office:value-type="float" office:value="10.4786743462185" calcext:value-type="float">
            <text:p>10,4787</text:p>
          </table:table-cell>
          <table:table-cell table:style-name="ce2" table:formula="of:=RAND()+10" office:value-type="float" office:value="10.5306865668068" calcext:value-type="float">
            <text:p>10,5307</text:p>
          </table:table-cell>
          <table:table-cell table:style-name="ce2" table:formula="of:=RAND()+10" office:value-type="float" office:value="10.403357140571" calcext:value-type="float">
            <text:p>10,4034</text:p>
          </table:table-cell>
          <table:table-cell table:style-name="ce2" table:formula="of:=RAND()+10" office:value-type="float" office:value="10.3557381974682" calcext:value-type="float">
            <text:p>10,3557</text:p>
          </table:table-cell>
          <table:table-cell table:style-name="ce4" table:formula="of:=AVERAGE([.A22:.P22])" office:value-type="float" office:value="10.5189170894639" calcext:value-type="float">
            <text:p>10,52</text:p>
          </table:table-cell>
          <table:table-cell table:style-name="ce4" table:formula="of:=STDEV([.A22:.P22])" office:value-type="float" office:value="0.286024594365044" calcext:value-type="float">
            <text:p>0,29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3349662065783" calcext:value-type="float">
            <text:p>10,3350</text:p>
          </table:table-cell>
          <table:table-cell table:style-name="ce2" table:formula="of:=RAND()+10" office:value-type="float" office:value="10.8476676485409" calcext:value-type="float">
            <text:p>10,8477</text:p>
          </table:table-cell>
          <table:table-cell table:style-name="ce2" table:formula="of:=RAND()+10" office:value-type="float" office:value="10.0813942687388" calcext:value-type="float">
            <text:p>10,0814</text:p>
          </table:table-cell>
          <table:table-cell table:style-name="ce2" table:formula="of:=RAND()+10" office:value-type="float" office:value="10.7123889413998" calcext:value-type="float">
            <text:p>10,7124</text:p>
          </table:table-cell>
          <table:table-cell table:style-name="ce2" table:formula="of:=RAND()+10" office:value-type="float" office:value="10.3400730342708" calcext:value-type="float">
            <text:p>10,3401</text:p>
          </table:table-cell>
          <table:table-cell table:style-name="ce2" table:formula="of:=RAND()+10" office:value-type="float" office:value="10.4706381644775" calcext:value-type="float">
            <text:p>10,4706</text:p>
          </table:table-cell>
          <table:table-cell table:style-name="ce2" table:formula="of:=RAND()+10" office:value-type="float" office:value="10.7958133679628" calcext:value-type="float">
            <text:p>10,7958</text:p>
          </table:table-cell>
          <table:table-cell table:style-name="ce2" table:formula="of:=RAND()+10" office:value-type="float" office:value="10.0329015823574" calcext:value-type="float">
            <text:p>10,0329</text:p>
          </table:table-cell>
          <table:table-cell table:style-name="ce2" table:formula="of:=RAND()+10" office:value-type="float" office:value="10.8273169906655" calcext:value-type="float">
            <text:p>10,8273</text:p>
          </table:table-cell>
          <table:table-cell table:style-name="ce2" table:formula="of:=RAND()+10" office:value-type="float" office:value="10.5786596374095" calcext:value-type="float">
            <text:p>10,5787</text:p>
          </table:table-cell>
          <table:table-cell table:style-name="ce2" table:formula="of:=RAND()+10" office:value-type="float" office:value="10.8348376270733" calcext:value-type="float">
            <text:p>10,8348</text:p>
          </table:table-cell>
          <table:table-cell table:style-name="ce2" table:formula="of:=RAND()+10" office:value-type="float" office:value="10.6835231582983" calcext:value-type="float">
            <text:p>10,6835</text:p>
          </table:table-cell>
          <table:table-cell table:style-name="ce2" table:formula="of:=RAND()+10" office:value-type="float" office:value="10.5192544258051" calcext:value-type="float">
            <text:p>10,5193</text:p>
          </table:table-cell>
          <table:table-cell table:style-name="ce2" table:formula="of:=RAND()+10" office:value-type="float" office:value="10.6298855039464" calcext:value-type="float">
            <text:p>10,6299</text:p>
          </table:table-cell>
          <table:table-cell table:style-name="ce2" table:formula="of:=RAND()+10" office:value-type="float" office:value="10.048338132594" calcext:value-type="float">
            <text:p>10,0483</text:p>
          </table:table-cell>
          <table:table-cell table:style-name="ce2" table:formula="of:=RAND()+10" office:value-type="float" office:value="10.1417255299855" calcext:value-type="float">
            <text:p>10,1417</text:p>
          </table:table-cell>
          <table:table-cell table:style-name="ce4" table:formula="of:=AVERAGE([.A23:.P23])" office:value-type="float" office:value="10.4924615137565" calcext:value-type="float">
            <text:p>10,49</text:p>
          </table:table-cell>
          <table:table-cell table:style-name="ce4" table:formula="of:=STDEV([.A23:.P23])" office:value-type="float" office:value="0.295339972655748" calcext:value-type="float">
            <text:p>0,30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5152285216832" calcext:value-type="float">
            <text:p>10,5152</text:p>
          </table:table-cell>
          <table:table-cell table:style-name="ce2" table:formula="of:=RAND()+10" office:value-type="float" office:value="10.0793502315494" calcext:value-type="float">
            <text:p>10,0794</text:p>
          </table:table-cell>
          <table:table-cell table:style-name="ce2" table:formula="of:=RAND()+10" office:value-type="float" office:value="10.1334636414884" calcext:value-type="float">
            <text:p>10,1335</text:p>
          </table:table-cell>
          <table:table-cell table:style-name="ce2" table:formula="of:=RAND()+10" office:value-type="float" office:value="10.1655820965161" calcext:value-type="float">
            <text:p>10,1656</text:p>
          </table:table-cell>
          <table:table-cell table:style-name="ce2" table:formula="of:=RAND()+10" office:value-type="float" office:value="10.6153029362207" calcext:value-type="float">
            <text:p>10,6153</text:p>
          </table:table-cell>
          <table:table-cell table:style-name="ce2" table:formula="of:=RAND()+10" office:value-type="float" office:value="10.8663750013475" calcext:value-type="float">
            <text:p>10,8664</text:p>
          </table:table-cell>
          <table:table-cell table:style-name="ce2" table:formula="of:=RAND()+10" office:value-type="float" office:value="10.0722845688415" calcext:value-type="float">
            <text:p>10,0723</text:p>
          </table:table-cell>
          <table:table-cell table:style-name="ce2" table:formula="of:=RAND()+10" office:value-type="float" office:value="10.1933840976684" calcext:value-type="float">
            <text:p>10,1934</text:p>
          </table:table-cell>
          <table:table-cell table:style-name="ce2" table:formula="of:=RAND()+10" office:value-type="float" office:value="10.3038691175023" calcext:value-type="float">
            <text:p>10,3039</text:p>
          </table:table-cell>
          <table:table-cell table:style-name="ce2" table:formula="of:=RAND()+10" office:value-type="float" office:value="10.8658403931824" calcext:value-type="float">
            <text:p>10,8658</text:p>
          </table:table-cell>
          <table:table-cell table:style-name="ce2" table:formula="of:=RAND()+10" office:value-type="float" office:value="10.0100717130942" calcext:value-type="float">
            <text:p>10,0101</text:p>
          </table:table-cell>
          <table:table-cell table:style-name="ce2" table:formula="of:=RAND()+10" office:value-type="float" office:value="10.5287034973679" calcext:value-type="float">
            <text:p>10,5287</text:p>
          </table:table-cell>
          <table:table-cell table:style-name="ce2" table:formula="of:=RAND()+10" office:value-type="float" office:value="10.0376100394834" calcext:value-type="float">
            <text:p>10,0376</text:p>
          </table:table-cell>
          <table:table-cell table:style-name="ce2" table:formula="of:=RAND()+10" office:value-type="float" office:value="10.5630261577658" calcext:value-type="float">
            <text:p>10,5630</text:p>
          </table:table-cell>
          <table:table-cell table:style-name="ce2" table:formula="of:=RAND()+10" office:value-type="float" office:value="10.9128532582866" calcext:value-type="float">
            <text:p>10,9129</text:p>
          </table:table-cell>
          <table:table-cell table:style-name="ce2" table:formula="of:=RAND()+10" office:value-type="float" office:value="10.5669805045919" calcext:value-type="float">
            <text:p>10,5670</text:p>
          </table:table-cell>
          <table:table-cell table:style-name="ce4" table:formula="of:=AVERAGE([.A24:.P24])" office:value-type="float" office:value="10.4018703610369" calcext:value-type="float">
            <text:p>10,40</text:p>
          </table:table-cell>
          <table:table-cell table:style-name="ce4" table:formula="of:=STDEV([.A24:.P24])" office:value-type="float" office:value="0.316190013750984" calcext:value-type="float">
            <text:p>0,32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7992430717963" calcext:value-type="float">
            <text:p>10,7992</text:p>
          </table:table-cell>
          <table:table-cell table:style-name="ce2" table:formula="of:=RAND()+10" office:value-type="float" office:value="10.3097739235376" calcext:value-type="float">
            <text:p>10,3098</text:p>
          </table:table-cell>
          <table:table-cell table:style-name="ce2" table:formula="of:=RAND()+10" office:value-type="float" office:value="10.1610527450057" calcext:value-type="float">
            <text:p>10,1611</text:p>
          </table:table-cell>
          <table:table-cell table:style-name="ce2" table:formula="of:=RAND()+10" office:value-type="float" office:value="10.3537716548939" calcext:value-type="float">
            <text:p>10,3538</text:p>
          </table:table-cell>
          <table:table-cell table:style-name="ce2" table:formula="of:=RAND()+10" office:value-type="float" office:value="10.563264561873" calcext:value-type="float">
            <text:p>10,5633</text:p>
          </table:table-cell>
          <table:table-cell table:style-name="ce2" table:formula="of:=RAND()+10" office:value-type="float" office:value="10.924646927689" calcext:value-type="float">
            <text:p>10,9246</text:p>
          </table:table-cell>
          <table:table-cell table:style-name="ce2" table:formula="of:=RAND()+10" office:value-type="float" office:value="10.4682765938186" calcext:value-type="float">
            <text:p>10,4683</text:p>
          </table:table-cell>
          <table:table-cell table:style-name="ce2" table:formula="of:=RAND()+10" office:value-type="float" office:value="10.7345573271127" calcext:value-type="float">
            <text:p>10,7346</text:p>
          </table:table-cell>
          <table:table-cell table:style-name="ce2" table:formula="of:=RAND()+10" office:value-type="float" office:value="10.6369620912638" calcext:value-type="float">
            <text:p>10,6370</text:p>
          </table:table-cell>
          <table:table-cell table:style-name="ce2" table:formula="of:=RAND()+10" office:value-type="float" office:value="10.5871342905191" calcext:value-type="float">
            <text:p>10,5871</text:p>
          </table:table-cell>
          <table:table-cell table:style-name="ce2" table:formula="of:=RAND()+10" office:value-type="float" office:value="10.4924469424947" calcext:value-type="float">
            <text:p>10,4924</text:p>
          </table:table-cell>
          <table:table-cell table:style-name="ce2" table:formula="of:=RAND()+10" office:value-type="float" office:value="10.1156506876088" calcext:value-type="float">
            <text:p>10,1157</text:p>
          </table:table-cell>
          <table:table-cell table:style-name="ce2" table:formula="of:=RAND()+10" office:value-type="float" office:value="10.0849402297957" calcext:value-type="float">
            <text:p>10,0849</text:p>
          </table:table-cell>
          <table:table-cell table:style-name="ce2" table:formula="of:=RAND()+10" office:value-type="float" office:value="10.3902701276908" calcext:value-type="float">
            <text:p>10,3903</text:p>
          </table:table-cell>
          <table:table-cell table:style-name="ce2" table:formula="of:=RAND()+10" office:value-type="float" office:value="10.2945056530839" calcext:value-type="float">
            <text:p>10,2945</text:p>
          </table:table-cell>
          <table:table-cell table:style-name="ce2" table:formula="of:=RAND()+10" office:value-type="float" office:value="10.6339359119476" calcext:value-type="float">
            <text:p>10,6339</text:p>
          </table:table-cell>
          <table:table-cell table:style-name="ce4" table:formula="of:=AVERAGE([.A25:.P25])" office:value-type="float" office:value="10.4719020462582" calcext:value-type="float">
            <text:p>10,47</text:p>
          </table:table-cell>
          <table:table-cell table:style-name="ce4" table:formula="of:=STDEV([.A25:.P25])" office:value-type="float" office:value="0.246080449360739" calcext:value-type="float">
            <text:p>0,25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3312900906274" calcext:value-type="float">
            <text:p>10,3313</text:p>
          </table:table-cell>
          <table:table-cell table:style-name="ce2" table:formula="of:=RAND()+10" office:value-type="float" office:value="10.2955969389486" calcext:value-type="float">
            <text:p>10,2956</text:p>
          </table:table-cell>
          <table:table-cell table:style-name="ce2" table:formula="of:=RAND()+10" office:value-type="float" office:value="10.438905465668" calcext:value-type="float">
            <text:p>10,4389</text:p>
          </table:table-cell>
          <table:table-cell table:style-name="ce2" table:formula="of:=RAND()+10" office:value-type="float" office:value="10.6618424079969" calcext:value-type="float">
            <text:p>10,6618</text:p>
          </table:table-cell>
          <table:table-cell table:style-name="ce2" table:formula="of:=RAND()+10" office:value-type="float" office:value="10.0634751526824" calcext:value-type="float">
            <text:p>10,0635</text:p>
          </table:table-cell>
          <table:table-cell table:style-name="ce2" table:formula="of:=RAND()+10" office:value-type="float" office:value="10.5709416954753" calcext:value-type="float">
            <text:p>10,5709</text:p>
          </table:table-cell>
          <table:table-cell table:style-name="ce2" table:formula="of:=RAND()+10" office:value-type="float" office:value="10.6817268126087" calcext:value-type="float">
            <text:p>10,6817</text:p>
          </table:table-cell>
          <table:table-cell table:style-name="ce2" table:formula="of:=RAND()+10" office:value-type="float" office:value="10.9073423526517" calcext:value-type="float">
            <text:p>10,9073</text:p>
          </table:table-cell>
          <table:table-cell table:style-name="ce2" table:formula="of:=RAND()+10" office:value-type="float" office:value="10.7943023846814" calcext:value-type="float">
            <text:p>10,7943</text:p>
          </table:table-cell>
          <table:table-cell table:style-name="ce2" table:formula="of:=RAND()+10" office:value-type="float" office:value="10.9760099569097" calcext:value-type="float">
            <text:p>10,9760</text:p>
          </table:table-cell>
          <table:table-cell table:style-name="ce2" table:formula="of:=RAND()+10" office:value-type="float" office:value="10.758128411573" calcext:value-type="float">
            <text:p>10,7581</text:p>
          </table:table-cell>
          <table:table-cell table:style-name="ce2" table:formula="of:=RAND()+10" office:value-type="float" office:value="10.1613365055124" calcext:value-type="float">
            <text:p>10,1613</text:p>
          </table:table-cell>
          <table:table-cell table:style-name="ce2" table:formula="of:=RAND()+10" office:value-type="float" office:value="10.9038530276064" calcext:value-type="float">
            <text:p>10,9039</text:p>
          </table:table-cell>
          <table:table-cell table:style-name="ce2" table:formula="of:=RAND()+10" office:value-type="float" office:value="10.4081335133369" calcext:value-type="float">
            <text:p>10,4081</text:p>
          </table:table-cell>
          <table:table-cell table:style-name="ce2" table:formula="of:=RAND()+10" office:value-type="float" office:value="10.4219888000017" calcext:value-type="float">
            <text:p>10,4220</text:p>
          </table:table-cell>
          <table:table-cell table:style-name="ce2" table:formula="of:=RAND()+10" office:value-type="float" office:value="10.0441905314546" calcext:value-type="float">
            <text:p>10,0442</text:p>
          </table:table-cell>
          <table:table-cell table:style-name="ce4" table:formula="of:=AVERAGE([.A26:.P26])" office:value-type="float" office:value="10.5261915029834" calcext:value-type="float">
            <text:p>10,53</text:p>
          </table:table-cell>
          <table:table-cell table:style-name="ce4" table:formula="of:=STDEV([.A26:.P26])" office:value-type="float" office:value="0.301511711020267" calcext:value-type="float">
            <text:p>0,30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7396223436253" calcext:value-type="float">
            <text:p>10,7396</text:p>
          </table:table-cell>
          <table:table-cell table:style-name="ce2" table:formula="of:=RAND()+10" office:value-type="float" office:value="10.4156860367645" calcext:value-type="float">
            <text:p>10,4157</text:p>
          </table:table-cell>
          <table:table-cell table:style-name="ce2" table:formula="of:=RAND()+10" office:value-type="float" office:value="10.6042110508157" calcext:value-type="float">
            <text:p>10,6042</text:p>
          </table:table-cell>
          <table:table-cell table:style-name="ce2" table:formula="of:=RAND()+10" office:value-type="float" office:value="10.2745785238155" calcext:value-type="float">
            <text:p>10,2746</text:p>
          </table:table-cell>
          <table:table-cell table:style-name="ce2" table:formula="of:=RAND()+10" office:value-type="float" office:value="10.0336318123969" calcext:value-type="float">
            <text:p>10,0336</text:p>
          </table:table-cell>
          <table:table-cell table:style-name="ce2" table:formula="of:=RAND()+10" office:value-type="float" office:value="10.7230486906746" calcext:value-type="float">
            <text:p>10,7230</text:p>
          </table:table-cell>
          <table:table-cell table:style-name="ce2" table:formula="of:=RAND()+10" office:value-type="float" office:value="10.2828948731189" calcext:value-type="float">
            <text:p>10,2829</text:p>
          </table:table-cell>
          <table:table-cell table:style-name="ce2" table:formula="of:=RAND()+10" office:value-type="float" office:value="10.2541811905666" calcext:value-type="float">
            <text:p>10,2542</text:p>
          </table:table-cell>
          <table:table-cell table:style-name="ce2" table:formula="of:=RAND()+10" office:value-type="float" office:value="10.7420750867935" calcext:value-type="float">
            <text:p>10,7421</text:p>
          </table:table-cell>
          <table:table-cell table:style-name="ce2" table:formula="of:=RAND()+10" office:value-type="float" office:value="10.2617075744283" calcext:value-type="float">
            <text:p>10,2617</text:p>
          </table:table-cell>
          <table:table-cell table:style-name="ce2" table:formula="of:=RAND()+10" office:value-type="float" office:value="10.7784869210225" calcext:value-type="float">
            <text:p>10,7785</text:p>
          </table:table-cell>
          <table:table-cell table:style-name="ce2" table:formula="of:=RAND()+10" office:value-type="float" office:value="10.2029783908295" calcext:value-type="float">
            <text:p>10,2030</text:p>
          </table:table-cell>
          <table:table-cell table:style-name="ce2" table:formula="of:=RAND()+10" office:value-type="float" office:value="10.053921346579" calcext:value-type="float">
            <text:p>10,0539</text:p>
          </table:table-cell>
          <table:table-cell table:style-name="ce2" table:formula="of:=RAND()+10" office:value-type="float" office:value="10.9323650546482" calcext:value-type="float">
            <text:p>10,9324</text:p>
          </table:table-cell>
          <table:table-cell table:style-name="ce2" table:formula="of:=RAND()+10" office:value-type="float" office:value="10.5962516894014" calcext:value-type="float">
            <text:p>10,5963</text:p>
          </table:table-cell>
          <table:table-cell table:style-name="ce2" table:formula="of:=RAND()+10" office:value-type="float" office:value="10.6970699624368" calcext:value-type="float">
            <text:p>10,6971</text:p>
          </table:table-cell>
          <table:table-cell table:style-name="ce4" table:formula="of:=AVERAGE([.A27:.P27])" office:value-type="float" office:value="10.4745444092448" calcext:value-type="float">
            <text:p>10,47</text:p>
          </table:table-cell>
          <table:table-cell table:style-name="ce4" table:formula="of:=STDEV([.A27:.P27])" office:value-type="float" office:value="0.283529342861065" calcext:value-type="float">
            <text:p>0,28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634072036732" calcext:value-type="float">
            <text:p>10,6341</text:p>
          </table:table-cell>
          <table:table-cell table:style-name="ce2" table:formula="of:=RAND()+10" office:value-type="float" office:value="10.8017511925918" calcext:value-type="float">
            <text:p>10,8018</text:p>
          </table:table-cell>
          <table:table-cell table:style-name="ce2" table:formula="of:=RAND()+10" office:value-type="float" office:value="10.5386374773023" calcext:value-type="float">
            <text:p>10,5386</text:p>
          </table:table-cell>
          <table:table-cell table:style-name="ce2" table:formula="of:=RAND()+10" office:value-type="float" office:value="10.9939348780985" calcext:value-type="float">
            <text:p>10,9939</text:p>
          </table:table-cell>
          <table:table-cell table:style-name="ce2" table:formula="of:=RAND()+10" office:value-type="float" office:value="10.6628575809537" calcext:value-type="float">
            <text:p>10,6629</text:p>
          </table:table-cell>
          <table:table-cell table:style-name="ce2" table:formula="of:=RAND()+10" office:value-type="float" office:value="10.1220328848439" calcext:value-type="float">
            <text:p>10,1220</text:p>
          </table:table-cell>
          <table:table-cell table:style-name="ce2" table:formula="of:=RAND()+10" office:value-type="float" office:value="10.0962602784" calcext:value-type="float">
            <text:p>10,0963</text:p>
          </table:table-cell>
          <table:table-cell table:style-name="ce2" table:formula="of:=RAND()+10" office:value-type="float" office:value="10.7147155929841" calcext:value-type="float">
            <text:p>10,7147</text:p>
          </table:table-cell>
          <table:table-cell table:style-name="ce2" table:formula="of:=RAND()+10" office:value-type="float" office:value="10.7475237001474" calcext:value-type="float">
            <text:p>10,7475</text:p>
          </table:table-cell>
          <table:table-cell table:style-name="ce2" table:formula="of:=RAND()+10" office:value-type="float" office:value="10.5864571655544" calcext:value-type="float">
            <text:p>10,5865</text:p>
          </table:table-cell>
          <table:table-cell table:style-name="ce2" table:formula="of:=RAND()+10" office:value-type="float" office:value="10.7032449039238" calcext:value-type="float">
            <text:p>10,7032</text:p>
          </table:table-cell>
          <table:table-cell table:style-name="ce2" table:formula="of:=RAND()+10" office:value-type="float" office:value="10.4324822385033" calcext:value-type="float">
            <text:p>10,4325</text:p>
          </table:table-cell>
          <table:table-cell table:style-name="ce2" table:formula="of:=RAND()+10" office:value-type="float" office:value="10.6889203413508" calcext:value-type="float">
            <text:p>10,6889</text:p>
          </table:table-cell>
          <table:table-cell table:style-name="ce2" table:formula="of:=RAND()+10" office:value-type="float" office:value="10.8845141347811" calcext:value-type="float">
            <text:p>10,8845</text:p>
          </table:table-cell>
          <table:table-cell table:style-name="ce2" table:formula="of:=RAND()+10" office:value-type="float" office:value="10.250312166821" calcext:value-type="float">
            <text:p>10,2503</text:p>
          </table:table-cell>
          <table:table-cell table:style-name="ce2" table:formula="of:=RAND()+10" office:value-type="float" office:value="10.3376294488882" calcext:value-type="float">
            <text:p>10,3376</text:p>
          </table:table-cell>
          <table:table-cell table:style-name="ce4" table:formula="of:=AVERAGE([.A28:.P28])" office:value-type="float" office:value="10.5747091263673" calcext:value-type="float">
            <text:p>10,57</text:p>
          </table:table-cell>
          <table:table-cell table:style-name="ce4" table:formula="of:=STDEV([.A28:.P28])" office:value-type="float" office:value="0.262112040042259" calcext:value-type="float">
            <text:p>0,26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6876778054505" calcext:value-type="float">
            <text:p>10,6877</text:p>
          </table:table-cell>
          <table:table-cell table:style-name="ce2" table:formula="of:=RAND()+10" office:value-type="float" office:value="10.1621661677491" calcext:value-type="float">
            <text:p>10,1622</text:p>
          </table:table-cell>
          <table:table-cell table:style-name="ce2" table:formula="of:=RAND()+10" office:value-type="float" office:value="10.0112351924548" calcext:value-type="float">
            <text:p>10,0112</text:p>
          </table:table-cell>
          <table:table-cell table:style-name="ce2" table:formula="of:=RAND()+10" office:value-type="float" office:value="10.2117094793252" calcext:value-type="float">
            <text:p>10,2117</text:p>
          </table:table-cell>
          <table:table-cell table:style-name="ce2" table:formula="of:=RAND()+10" office:value-type="float" office:value="10.8849541749373" calcext:value-type="float">
            <text:p>10,8850</text:p>
          </table:table-cell>
          <table:table-cell table:style-name="ce2" table:formula="of:=RAND()+10" office:value-type="float" office:value="10.3576721115507" calcext:value-type="float">
            <text:p>10,3577</text:p>
          </table:table-cell>
          <table:table-cell table:style-name="ce2" table:formula="of:=RAND()+10" office:value-type="float" office:value="10.1168636956394" calcext:value-type="float">
            <text:p>10,1169</text:p>
          </table:table-cell>
          <table:table-cell table:style-name="ce2" table:formula="of:=RAND()+10" office:value-type="float" office:value="10.8389399692352" calcext:value-type="float">
            <text:p>10,8389</text:p>
          </table:table-cell>
          <table:table-cell table:style-name="ce2" table:formula="of:=RAND()+10" office:value-type="float" office:value="10.2734363669789" calcext:value-type="float">
            <text:p>10,2734</text:p>
          </table:table-cell>
          <table:table-cell table:style-name="ce2" table:formula="of:=RAND()+10" office:value-type="float" office:value="10.9052931113301" calcext:value-type="float">
            <text:p>10,9053</text:p>
          </table:table-cell>
          <table:table-cell table:style-name="ce2" table:formula="of:=RAND()+10" office:value-type="float" office:value="10.8786293984579" calcext:value-type="float">
            <text:p>10,8786</text:p>
          </table:table-cell>
          <table:table-cell table:style-name="ce2" table:formula="of:=RAND()+10" office:value-type="float" office:value="10.8865465022404" calcext:value-type="float">
            <text:p>10,8865</text:p>
          </table:table-cell>
          <table:table-cell table:style-name="ce2" table:formula="of:=RAND()+10" office:value-type="float" office:value="10.8691380455333" calcext:value-type="float">
            <text:p>10,8691</text:p>
          </table:table-cell>
          <table:table-cell table:style-name="ce2" table:formula="of:=RAND()+10" office:value-type="float" office:value="10.1362081170624" calcext:value-type="float">
            <text:p>10,1362</text:p>
          </table:table-cell>
          <table:table-cell table:style-name="ce2" table:formula="of:=RAND()+10" office:value-type="float" office:value="10.4369056994185" calcext:value-type="float">
            <text:p>10,4369</text:p>
          </table:table-cell>
          <table:table-cell table:style-name="ce2" table:formula="of:=RAND()+10" office:value-type="float" office:value="10.655230457183" calcext:value-type="float">
            <text:p>10,6552</text:p>
          </table:table-cell>
          <table:table-cell table:style-name="ce4" table:formula="of:=AVERAGE([.A29:.P29])" office:value-type="float" office:value="10.5195378934092" calcext:value-type="float">
            <text:p>10,52</text:p>
          </table:table-cell>
          <table:table-cell table:style-name="ce4" table:formula="of:=STDEV([.A29:.P29])" office:value-type="float" office:value="0.336692436004231" calcext:value-type="float">
            <text:p>0,34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7225614638103" calcext:value-type="float">
            <text:p>10,7226</text:p>
          </table:table-cell>
          <table:table-cell table:style-name="ce2" table:formula="of:=RAND()+10" office:value-type="float" office:value="10.942976290878" calcext:value-type="float">
            <text:p>10,9430</text:p>
          </table:table-cell>
          <table:table-cell table:style-name="ce2" table:formula="of:=RAND()+10" office:value-type="float" office:value="10.9582572081517" calcext:value-type="float">
            <text:p>10,9583</text:p>
          </table:table-cell>
          <table:table-cell table:style-name="ce2" table:formula="of:=RAND()+10" office:value-type="float" office:value="10.5464803213053" calcext:value-type="float">
            <text:p>10,5465</text:p>
          </table:table-cell>
          <table:table-cell table:style-name="ce2" table:formula="of:=RAND()+10" office:value-type="float" office:value="10.7717300585714" calcext:value-type="float">
            <text:p>10,7717</text:p>
          </table:table-cell>
          <table:table-cell table:style-name="ce2" table:formula="of:=RAND()+10" office:value-type="float" office:value="10.1251509832257" calcext:value-type="float">
            <text:p>10,1252</text:p>
          </table:table-cell>
          <table:table-cell table:style-name="ce2" table:formula="of:=RAND()+10" office:value-type="float" office:value="10.756186621402" calcext:value-type="float">
            <text:p>10,7562</text:p>
          </table:table-cell>
          <table:table-cell table:style-name="ce2" table:formula="of:=RAND()+10" office:value-type="float" office:value="10.8660840636099" calcext:value-type="float">
            <text:p>10,8661</text:p>
          </table:table-cell>
          <table:table-cell table:style-name="ce2" table:formula="of:=RAND()+10" office:value-type="float" office:value="10.3804332923527" calcext:value-type="float">
            <text:p>10,3804</text:p>
          </table:table-cell>
          <table:table-cell table:style-name="ce2" table:formula="of:=RAND()+10" office:value-type="float" office:value="10.7744527477472" calcext:value-type="float">
            <text:p>10,7745</text:p>
          </table:table-cell>
          <table:table-cell table:style-name="ce2" table:formula="of:=RAND()+10" office:value-type="float" office:value="10.4192562790016" calcext:value-type="float">
            <text:p>10,4193</text:p>
          </table:table-cell>
          <table:table-cell table:style-name="ce2" table:formula="of:=RAND()+10" office:value-type="float" office:value="10.6858039528535" calcext:value-type="float">
            <text:p>10,6858</text:p>
          </table:table-cell>
          <table:table-cell table:style-name="ce2" table:formula="of:=RAND()+10" office:value-type="float" office:value="10.261344129043" calcext:value-type="float">
            <text:p>10,2613</text:p>
          </table:table-cell>
          <table:table-cell table:style-name="ce2" table:formula="of:=RAND()+10" office:value-type="float" office:value="10.335418458458" calcext:value-type="float">
            <text:p>10,3354</text:p>
          </table:table-cell>
          <table:table-cell table:style-name="ce2" table:formula="of:=RAND()+10" office:value-type="float" office:value="10.2138428355837" calcext:value-type="float">
            <text:p>10,2138</text:p>
          </table:table-cell>
          <table:table-cell table:style-name="ce2" table:formula="of:=RAND()+10" office:value-type="float" office:value="10.505560301979" calcext:value-type="float">
            <text:p>10,5056</text:p>
          </table:table-cell>
          <table:table-cell table:style-name="ce4" table:formula="of:=AVERAGE([.A30:.P30])" office:value-type="float" office:value="10.5790961879983" calcext:value-type="float">
            <text:p>10,58</text:p>
          </table:table-cell>
          <table:table-cell table:style-name="ce4" table:formula="of:=STDEV([.A30:.P30])" office:value-type="float" office:value="0.26688876933251" calcext:value-type="float">
            <text:p>0,27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2246473178006" calcext:value-type="float">
            <text:p>10,2246</text:p>
          </table:table-cell>
          <table:table-cell table:style-name="ce2" table:formula="of:=RAND()+10" office:value-type="float" office:value="10.7215611587932" calcext:value-type="float">
            <text:p>10,7216</text:p>
          </table:table-cell>
          <table:table-cell table:style-name="ce2" table:formula="of:=RAND()+10" office:value-type="float" office:value="10.3392356359973" calcext:value-type="float">
            <text:p>10,3392</text:p>
          </table:table-cell>
          <table:table-cell table:style-name="ce2" table:formula="of:=RAND()+10" office:value-type="float" office:value="10.2220943835886" calcext:value-type="float">
            <text:p>10,2221</text:p>
          </table:table-cell>
          <table:table-cell table:style-name="ce2" table:formula="of:=RAND()+10" office:value-type="float" office:value="10.8987179727362" calcext:value-type="float">
            <text:p>10,8987</text:p>
          </table:table-cell>
          <table:table-cell table:style-name="ce2" table:formula="of:=RAND()+10" office:value-type="float" office:value="10.2887409232095" calcext:value-type="float">
            <text:p>10,2887</text:p>
          </table:table-cell>
          <table:table-cell table:style-name="ce2" table:formula="of:=RAND()+10" office:value-type="float" office:value="10.0219070968319" calcext:value-type="float">
            <text:p>10,0219</text:p>
          </table:table-cell>
          <table:table-cell table:style-name="ce2" table:formula="of:=RAND()+10" office:value-type="float" office:value="10.6829677948404" calcext:value-type="float">
            <text:p>10,6830</text:p>
          </table:table-cell>
          <table:table-cell table:style-name="ce2" table:formula="of:=RAND()+10" office:value-type="float" office:value="10.529656007358" calcext:value-type="float">
            <text:p>10,5297</text:p>
          </table:table-cell>
          <table:table-cell table:style-name="ce2" table:formula="of:=RAND()+10" office:value-type="float" office:value="10.3779401122299" calcext:value-type="float">
            <text:p>10,3779</text:p>
          </table:table-cell>
          <table:table-cell table:style-name="ce2" table:formula="of:=RAND()+10" office:value-type="float" office:value="10.8461185367146" calcext:value-type="float">
            <text:p>10,8461</text:p>
          </table:table-cell>
          <table:table-cell table:style-name="ce2" table:formula="of:=RAND()+10" office:value-type="float" office:value="10.2604661168612" calcext:value-type="float">
            <text:p>10,2605</text:p>
          </table:table-cell>
          <table:table-cell table:style-name="ce2" table:formula="of:=RAND()+10" office:value-type="float" office:value="10.7877249728144" calcext:value-type="float">
            <text:p>10,7877</text:p>
          </table:table-cell>
          <table:table-cell table:style-name="ce2" table:formula="of:=RAND()+10" office:value-type="float" office:value="10.4215701021001" calcext:value-type="float">
            <text:p>10,4216</text:p>
          </table:table-cell>
          <table:table-cell table:style-name="ce2" table:formula="of:=RAND()+10" office:value-type="float" office:value="10.6762350447444" calcext:value-type="float">
            <text:p>10,6762</text:p>
          </table:table-cell>
          <table:table-cell table:style-name="ce2" table:formula="of:=RAND()+10" office:value-type="float" office:value="10.7728658112332" calcext:value-type="float">
            <text:p>10,7729</text:p>
          </table:table-cell>
          <table:table-cell table:style-name="ce4" table:formula="of:=AVERAGE([.A31:.P31])" office:value-type="float" office:value="10.5045280617408" calcext:value-type="float">
            <text:p>10,50</text:p>
          </table:table-cell>
          <table:table-cell table:style-name="ce4" table:formula="of:=STDEV([.A31:.P31])" office:value-type="float" office:value="0.268417290958136" calcext:value-type="float">
            <text:p>0,27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0034424271552" calcext:value-type="float">
            <text:p>10,0034</text:p>
          </table:table-cell>
          <table:table-cell table:style-name="ce2" table:formula="of:=RAND()+10" office:value-type="float" office:value="10.9491384917084" calcext:value-type="float">
            <text:p>10,9491</text:p>
          </table:table-cell>
          <table:table-cell table:style-name="ce2" table:formula="of:=RAND()+10" office:value-type="float" office:value="10.1723148035966" calcext:value-type="float">
            <text:p>10,1723</text:p>
          </table:table-cell>
          <table:table-cell table:style-name="ce2" table:formula="of:=RAND()+10" office:value-type="float" office:value="10.1141106397407" calcext:value-type="float">
            <text:p>10,1141</text:p>
          </table:table-cell>
          <table:table-cell table:style-name="ce2" table:formula="of:=RAND()+10" office:value-type="float" office:value="10.7365540514507" calcext:value-type="float">
            <text:p>10,7366</text:p>
          </table:table-cell>
          <table:table-cell table:style-name="ce2" table:formula="of:=RAND()+10" office:value-type="float" office:value="10.7223591602026" calcext:value-type="float">
            <text:p>10,7224</text:p>
          </table:table-cell>
          <table:table-cell table:style-name="ce2" table:formula="of:=RAND()+10" office:value-type="float" office:value="10.5678912330077" calcext:value-type="float">
            <text:p>10,5679</text:p>
          </table:table-cell>
          <table:table-cell table:style-name="ce2" table:formula="of:=RAND()+10" office:value-type="float" office:value="10.908847862596" calcext:value-type="float">
            <text:p>10,9088</text:p>
          </table:table-cell>
          <table:table-cell table:style-name="ce2" table:formula="of:=RAND()+10" office:value-type="float" office:value="10.6324528264567" calcext:value-type="float">
            <text:p>10,6325</text:p>
          </table:table-cell>
          <table:table-cell table:style-name="ce2" table:formula="of:=RAND()+10" office:value-type="float" office:value="10.2455505832004" calcext:value-type="float">
            <text:p>10,2456</text:p>
          </table:table-cell>
          <table:table-cell table:style-name="ce2" table:formula="of:=RAND()+10" office:value-type="float" office:value="10.9592825797254" calcext:value-type="float">
            <text:p>10,9593</text:p>
          </table:table-cell>
          <table:table-cell table:style-name="ce2" table:formula="of:=RAND()+10" office:value-type="float" office:value="10.894671288599" calcext:value-type="float">
            <text:p>10,8947</text:p>
          </table:table-cell>
          <table:table-cell table:style-name="ce2" table:formula="of:=RAND()+10" office:value-type="float" office:value="10.9796595793326" calcext:value-type="float">
            <text:p>10,9797</text:p>
          </table:table-cell>
          <table:table-cell table:style-name="ce2" table:formula="of:=RAND()+10" office:value-type="float" office:value="10.4283831385018" calcext:value-type="float">
            <text:p>10,4284</text:p>
          </table:table-cell>
          <table:table-cell table:style-name="ce2" table:formula="of:=RAND()+10" office:value-type="float" office:value="10.2224257243585" calcext:value-type="float">
            <text:p>10,2224</text:p>
          </table:table-cell>
          <table:table-cell table:style-name="ce2" table:formula="of:=RAND()+10" office:value-type="float" office:value="10.7394962598302" calcext:value-type="float">
            <text:p>10,7395</text:p>
          </table:table-cell>
          <table:table-cell table:style-name="ce4" table:formula="of:=AVERAGE([.A32:.P32])" office:value-type="float" office:value="10.5797862905914" calcext:value-type="float">
            <text:p>10,58</text:p>
          </table:table-cell>
          <table:table-cell table:style-name="ce4" table:formula="of:=STDEV([.A32:.P32])" office:value-type="float" office:value="0.336501507086717" calcext:value-type="float">
            <text:p>0,34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266283923593" calcext:value-type="float">
            <text:p>10,2663</text:p>
          </table:table-cell>
          <table:table-cell table:style-name="ce2" table:formula="of:=RAND()+10" office:value-type="float" office:value="10.9457620180566" calcext:value-type="float">
            <text:p>10,9458</text:p>
          </table:table-cell>
          <table:table-cell table:style-name="ce2" table:formula="of:=RAND()+10" office:value-type="float" office:value="10.9647349461925" calcext:value-type="float">
            <text:p>10,9647</text:p>
          </table:table-cell>
          <table:table-cell table:style-name="ce2" table:formula="of:=RAND()+10" office:value-type="float" office:value="10.6635361608278" calcext:value-type="float">
            <text:p>10,6635</text:p>
          </table:table-cell>
          <table:table-cell table:style-name="ce2" table:formula="of:=RAND()+10" office:value-type="float" office:value="10.3406384338692" calcext:value-type="float">
            <text:p>10,3406</text:p>
          </table:table-cell>
          <table:table-cell table:style-name="ce2" table:formula="of:=RAND()+10" office:value-type="float" office:value="10.5343008647054" calcext:value-type="float">
            <text:p>10,5343</text:p>
          </table:table-cell>
          <table:table-cell table:style-name="ce2" table:formula="of:=RAND()+10" office:value-type="float" office:value="10.9189466196783" calcext:value-type="float">
            <text:p>10,9189</text:p>
          </table:table-cell>
          <table:table-cell table:style-name="ce2" table:formula="of:=RAND()+10" office:value-type="float" office:value="10.391825456422" calcext:value-type="float">
            <text:p>10,3918</text:p>
          </table:table-cell>
          <table:table-cell table:style-name="ce2" table:formula="of:=RAND()+10" office:value-type="float" office:value="10.7949145405432" calcext:value-type="float">
            <text:p>10,7949</text:p>
          </table:table-cell>
          <table:table-cell table:style-name="ce2" table:formula="of:=RAND()+10" office:value-type="float" office:value="10.1928884123402" calcext:value-type="float">
            <text:p>10,1929</text:p>
          </table:table-cell>
          <table:table-cell table:style-name="ce2" table:formula="of:=RAND()+10" office:value-type="float" office:value="10.5468918364985" calcext:value-type="float">
            <text:p>10,5469</text:p>
          </table:table-cell>
          <table:table-cell table:style-name="ce2" table:formula="of:=RAND()+10" office:value-type="float" office:value="10.2341539577555" calcext:value-type="float">
            <text:p>10,2342</text:p>
          </table:table-cell>
          <table:table-cell table:style-name="ce2" table:formula="of:=RAND()+10" office:value-type="float" office:value="10.265146638763" calcext:value-type="float">
            <text:p>10,2651</text:p>
          </table:table-cell>
          <table:table-cell table:style-name="ce2" table:formula="of:=RAND()+10" office:value-type="float" office:value="10.2002163834405" calcext:value-type="float">
            <text:p>10,2002</text:p>
          </table:table-cell>
          <table:table-cell table:style-name="ce2" table:formula="of:=RAND()+10" office:value-type="float" office:value="10.3020917951006" calcext:value-type="float">
            <text:p>10,3021</text:p>
          </table:table-cell>
          <table:table-cell table:style-name="ce2" table:formula="of:=RAND()+10" office:value-type="float" office:value="10.0791755781743" calcext:value-type="float">
            <text:p>10,0792</text:p>
          </table:table-cell>
          <table:table-cell table:style-name="ce4" table:formula="of:=AVERAGE([.A33:.P33])" office:value-type="float" office:value="10.4775942228725" calcext:value-type="float">
            <text:p>10,48</text:p>
          </table:table-cell>
          <table:table-cell table:style-name="ce4" table:formula="of:=STDEV([.A33:.P33])" office:value-type="float" office:value="0.296339920964822" calcext:value-type="float">
            <text:p>0,30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1906577181748" calcext:value-type="float">
            <text:p>10,1907</text:p>
          </table:table-cell>
          <table:table-cell table:style-name="ce2" table:formula="of:=RAND()+10" office:value-type="float" office:value="10.2049147558531" calcext:value-type="float">
            <text:p>10,2049</text:p>
          </table:table-cell>
          <table:table-cell table:style-name="ce2" table:formula="of:=RAND()+10" office:value-type="float" office:value="10.0489193894078" calcext:value-type="float">
            <text:p>10,0489</text:p>
          </table:table-cell>
          <table:table-cell table:style-name="ce2" table:formula="of:=RAND()+10" office:value-type="float" office:value="10.3042999639339" calcext:value-type="float">
            <text:p>10,3043</text:p>
          </table:table-cell>
          <table:table-cell table:style-name="ce2" table:formula="of:=RAND()+10" office:value-type="float" office:value="10.6083413750374" calcext:value-type="float">
            <text:p>10,6083</text:p>
          </table:table-cell>
          <table:table-cell table:style-name="ce2" table:formula="of:=RAND()+10" office:value-type="float" office:value="10.4038048890974" calcext:value-type="float">
            <text:p>10,4038</text:p>
          </table:table-cell>
          <table:table-cell table:style-name="ce2" table:formula="of:=RAND()+10" office:value-type="float" office:value="10.1275472745947" calcext:value-type="float">
            <text:p>10,1275</text:p>
          </table:table-cell>
          <table:table-cell table:style-name="ce2" table:formula="of:=RAND()+10" office:value-type="float" office:value="10.8128903942425" calcext:value-type="float">
            <text:p>10,8129</text:p>
          </table:table-cell>
          <table:table-cell table:style-name="ce2" table:formula="of:=RAND()+10" office:value-type="float" office:value="10.4050256352379" calcext:value-type="float">
            <text:p>10,4050</text:p>
          </table:table-cell>
          <table:table-cell table:style-name="ce2" table:formula="of:=RAND()+10" office:value-type="float" office:value="10.1446700641443" calcext:value-type="float">
            <text:p>10,1447</text:p>
          </table:table-cell>
          <table:table-cell table:style-name="ce2" table:formula="of:=RAND()+10" office:value-type="float" office:value="10.2553790959262" calcext:value-type="float">
            <text:p>10,2554</text:p>
          </table:table-cell>
          <table:table-cell table:style-name="ce2" table:formula="of:=RAND()+10" office:value-type="float" office:value="10.7260189522607" calcext:value-type="float">
            <text:p>10,7260</text:p>
          </table:table-cell>
          <table:table-cell table:style-name="ce2" table:formula="of:=RAND()+10" office:value-type="float" office:value="10.4683153037177" calcext:value-type="float">
            <text:p>10,4683</text:p>
          </table:table-cell>
          <table:table-cell table:style-name="ce2" table:formula="of:=RAND()+10" office:value-type="float" office:value="10.6838367206104" calcext:value-type="float">
            <text:p>10,6838</text:p>
          </table:table-cell>
          <table:table-cell table:style-name="ce2" table:formula="of:=RAND()+10" office:value-type="float" office:value="10.3541320794339" calcext:value-type="float">
            <text:p>10,3541</text:p>
          </table:table-cell>
          <table:table-cell table:style-name="ce2" table:formula="of:=RAND()+10" office:value-type="float" office:value="10.9287730806833" calcext:value-type="float">
            <text:p>10,9288</text:p>
          </table:table-cell>
          <table:table-cell table:style-name="ce4" table:formula="of:=AVERAGE([.A34:.P34])" office:value-type="float" office:value="10.4167204182723" calcext:value-type="float">
            <text:p>10,42</text:p>
          </table:table-cell>
          <table:table-cell table:style-name="ce4" table:formula="of:=STDEV([.A34:.P34])" office:value-type="float" office:value="0.265494789179304" calcext:value-type="float">
            <text:p>0,27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0567857337024" calcext:value-type="float">
            <text:p>10,0568</text:p>
          </table:table-cell>
          <table:table-cell table:style-name="ce2" table:formula="of:=RAND()+10" office:value-type="float" office:value="10.5910908677633" calcext:value-type="float">
            <text:p>10,5911</text:p>
          </table:table-cell>
          <table:table-cell table:style-name="ce2" table:formula="of:=RAND()+10" office:value-type="float" office:value="10.0356676038829" calcext:value-type="float">
            <text:p>10,0357</text:p>
          </table:table-cell>
          <table:table-cell table:style-name="ce2" table:formula="of:=RAND()+10" office:value-type="float" office:value="10.465001278762" calcext:value-type="float">
            <text:p>10,4650</text:p>
          </table:table-cell>
          <table:table-cell table:style-name="ce2" table:formula="of:=RAND()+10" office:value-type="float" office:value="10.5170806299661" calcext:value-type="float">
            <text:p>10,5171</text:p>
          </table:table-cell>
          <table:table-cell table:style-name="ce2" table:formula="of:=RAND()+10" office:value-type="float" office:value="10.5929284193737" calcext:value-type="float">
            <text:p>10,5929</text:p>
          </table:table-cell>
          <table:table-cell table:style-name="ce2" table:formula="of:=RAND()+10" office:value-type="float" office:value="10.956671832794" calcext:value-type="float">
            <text:p>10,9567</text:p>
          </table:table-cell>
          <table:table-cell table:style-name="ce2" table:formula="of:=RAND()+10" office:value-type="float" office:value="10.7053820748441" calcext:value-type="float">
            <text:p>10,7054</text:p>
          </table:table-cell>
          <table:table-cell table:style-name="ce2" table:formula="of:=RAND()+10" office:value-type="float" office:value="10.6923668513397" calcext:value-type="float">
            <text:p>10,6924</text:p>
          </table:table-cell>
          <table:table-cell table:style-name="ce2" table:formula="of:=RAND()+10" office:value-type="float" office:value="10.7390747244542" calcext:value-type="float">
            <text:p>10,7391</text:p>
          </table:table-cell>
          <table:table-cell table:style-name="ce2" table:formula="of:=RAND()+10" office:value-type="float" office:value="10.9556972353113" calcext:value-type="float">
            <text:p>10,9557</text:p>
          </table:table-cell>
          <table:table-cell table:style-name="ce2" table:formula="of:=RAND()+10" office:value-type="float" office:value="10.2891807062938" calcext:value-type="float">
            <text:p>10,2892</text:p>
          </table:table-cell>
          <table:table-cell table:style-name="ce2" table:formula="of:=RAND()+10" office:value-type="float" office:value="10.3218903396902" calcext:value-type="float">
            <text:p>10,3219</text:p>
          </table:table-cell>
          <table:table-cell table:style-name="ce2" table:formula="of:=RAND()+10" office:value-type="float" office:value="10.5374639549983" calcext:value-type="float">
            <text:p>10,5375</text:p>
          </table:table-cell>
          <table:table-cell table:style-name="ce2" table:formula="of:=RAND()+10" office:value-type="float" office:value="10.2717653102933" calcext:value-type="float">
            <text:p>10,2718</text:p>
          </table:table-cell>
          <table:table-cell table:style-name="ce2" table:formula="of:=RAND()+10" office:value-type="float" office:value="10.8102523881517" calcext:value-type="float">
            <text:p>10,8103</text:p>
          </table:table-cell>
          <table:table-cell table:style-name="ce4" table:formula="of:=AVERAGE([.A35:.P35])" office:value-type="float" office:value="10.5336437469763" calcext:value-type="float">
            <text:p>10,53</text:p>
          </table:table-cell>
          <table:table-cell table:style-name="ce4" table:formula="of:=STDEV([.A35:.P35])" office:value-type="float" office:value="0.281762852888681" calcext:value-type="float">
            <text:p>0,28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9740248474223" calcext:value-type="float">
            <text:p>10,9740</text:p>
          </table:table-cell>
          <table:table-cell table:style-name="ce2" table:formula="of:=RAND()+10" office:value-type="float" office:value="10.4768787603436" calcext:value-type="float">
            <text:p>10,4769</text:p>
          </table:table-cell>
          <table:table-cell table:style-name="ce2" table:formula="of:=RAND()+10" office:value-type="float" office:value="10.5789841868929" calcext:value-type="float">
            <text:p>10,5790</text:p>
          </table:table-cell>
          <table:table-cell table:style-name="ce2" table:formula="of:=RAND()+10" office:value-type="float" office:value="10.477169141313" calcext:value-type="float">
            <text:p>10,4772</text:p>
          </table:table-cell>
          <table:table-cell table:style-name="ce2" table:formula="of:=RAND()+10" office:value-type="float" office:value="10.7807100606697" calcext:value-type="float">
            <text:p>10,7807</text:p>
          </table:table-cell>
          <table:table-cell table:style-name="ce2" table:formula="of:=RAND()+10" office:value-type="float" office:value="10.5337640578293" calcext:value-type="float">
            <text:p>10,5338</text:p>
          </table:table-cell>
          <table:table-cell table:style-name="ce2" table:formula="of:=RAND()+10" office:value-type="float" office:value="10.5608045429847" calcext:value-type="float">
            <text:p>10,5608</text:p>
          </table:table-cell>
          <table:table-cell table:style-name="ce2" table:formula="of:=RAND()+10" office:value-type="float" office:value="10.5018264246131" calcext:value-type="float">
            <text:p>10,5018</text:p>
          </table:table-cell>
          <table:table-cell table:style-name="ce2" table:formula="of:=RAND()+10" office:value-type="float" office:value="10.9615918371682" calcext:value-type="float">
            <text:p>10,9616</text:p>
          </table:table-cell>
          <table:table-cell table:style-name="ce2" table:formula="of:=RAND()+10" office:value-type="float" office:value="10.4403125996912" calcext:value-type="float">
            <text:p>10,4403</text:p>
          </table:table-cell>
          <table:table-cell table:style-name="ce2" table:formula="of:=RAND()+10" office:value-type="float" office:value="10.5293006731729" calcext:value-type="float">
            <text:p>10,5293</text:p>
          </table:table-cell>
          <table:table-cell table:style-name="ce2" table:formula="of:=RAND()+10" office:value-type="float" office:value="10.2704614150573" calcext:value-type="float">
            <text:p>10,2705</text:p>
          </table:table-cell>
          <table:table-cell table:style-name="ce2" table:formula="of:=RAND()+10" office:value-type="float" office:value="10.2228285922037" calcext:value-type="float">
            <text:p>10,2228</text:p>
          </table:table-cell>
          <table:table-cell table:style-name="ce2" table:formula="of:=RAND()+10" office:value-type="float" office:value="10.4773534894417" calcext:value-type="float">
            <text:p>10,4774</text:p>
          </table:table-cell>
          <table:table-cell table:style-name="ce2" table:formula="of:=RAND()+10" office:value-type="float" office:value="10.7831601681523" calcext:value-type="float">
            <text:p>10,7832</text:p>
          </table:table-cell>
          <table:table-cell table:style-name="ce2" table:formula="of:=RAND()+10" office:value-type="float" office:value="10.4870985076401" calcext:value-type="float">
            <text:p>10,4871</text:p>
          </table:table-cell>
          <table:table-cell table:style-name="ce4" table:formula="of:=AVERAGE([.A36:.P36])" office:value-type="float" office:value="10.5660168315373" calcext:value-type="float">
            <text:p>10,57</text:p>
          </table:table-cell>
          <table:table-cell table:style-name="ce4" table:formula="of:=STDEV([.A36:.P36])" office:value-type="float" office:value="0.211937114458817" calcext:value-type="float">
            <text:p>0,21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2786160774505" calcext:value-type="float">
            <text:p>10,2786</text:p>
          </table:table-cell>
          <table:table-cell table:style-name="ce2" table:formula="of:=RAND()+10" office:value-type="float" office:value="10.9872390229212" calcext:value-type="float">
            <text:p>10,9872</text:p>
          </table:table-cell>
          <table:table-cell table:style-name="ce2" table:formula="of:=RAND()+10" office:value-type="float" office:value="10.7355934154374" calcext:value-type="float">
            <text:p>10,7356</text:p>
          </table:table-cell>
          <table:table-cell table:style-name="ce2" table:formula="of:=RAND()+10" office:value-type="float" office:value="10.3728685133092" calcext:value-type="float">
            <text:p>10,3729</text:p>
          </table:table-cell>
          <table:table-cell table:style-name="ce2" table:formula="of:=RAND()+10" office:value-type="float" office:value="10.9766961850505" calcext:value-type="float">
            <text:p>10,9767</text:p>
          </table:table-cell>
          <table:table-cell table:style-name="ce2" table:formula="of:=RAND()+10" office:value-type="float" office:value="10.1498152367248" calcext:value-type="float">
            <text:p>10,1498</text:p>
          </table:table-cell>
          <table:table-cell table:style-name="ce2" table:formula="of:=RAND()+10" office:value-type="float" office:value="10.6979142998515" calcext:value-type="float">
            <text:p>10,6979</text:p>
          </table:table-cell>
          <table:table-cell table:style-name="ce2" table:formula="of:=RAND()+10" office:value-type="float" office:value="10.6642363436368" calcext:value-type="float">
            <text:p>10,6642</text:p>
          </table:table-cell>
          <table:table-cell table:style-name="ce2" table:formula="of:=RAND()+10" office:value-type="float" office:value="10.1572190274449" calcext:value-type="float">
            <text:p>10,1572</text:p>
          </table:table-cell>
          <table:table-cell table:style-name="ce2" table:formula="of:=RAND()+10" office:value-type="float" office:value="10.463789377184" calcext:value-type="float">
            <text:p>10,4638</text:p>
          </table:table-cell>
          <table:table-cell table:style-name="ce2" table:formula="of:=RAND()+10" office:value-type="float" office:value="10.1921884219162" calcext:value-type="float">
            <text:p>10,1922</text:p>
          </table:table-cell>
          <table:table-cell table:style-name="ce2" table:formula="of:=RAND()+10" office:value-type="float" office:value="10.5911471916591" calcext:value-type="float">
            <text:p>10,5911</text:p>
          </table:table-cell>
          <table:table-cell table:style-name="ce2" table:formula="of:=RAND()+10" office:value-type="float" office:value="10.9695008354203" calcext:value-type="float">
            <text:p>10,9695</text:p>
          </table:table-cell>
          <table:table-cell table:style-name="ce2" table:formula="of:=RAND()+10" office:value-type="float" office:value="10.754496305113" calcext:value-type="float">
            <text:p>10,7545</text:p>
          </table:table-cell>
          <table:table-cell table:style-name="ce2" table:formula="of:=RAND()+10" office:value-type="float" office:value="10.5076519041096" calcext:value-type="float">
            <text:p>10,5077</text:p>
          </table:table-cell>
          <table:table-cell table:style-name="ce2" table:formula="of:=RAND()+10" office:value-type="float" office:value="10.5566227814599" calcext:value-type="float">
            <text:p>10,5566</text:p>
          </table:table-cell>
          <table:table-cell table:style-name="ce4" table:formula="of:=AVERAGE([.A37:.P37])" office:value-type="float" office:value="10.5659746836681" calcext:value-type="float">
            <text:p>10,57</text:p>
          </table:table-cell>
          <table:table-cell table:style-name="ce4" table:formula="of:=STDEV([.A37:.P37])" office:value-type="float" office:value="0.284579102299863" calcext:value-type="float">
            <text:p>0,28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2146014838001" calcext:value-type="float">
            <text:p>10,2146</text:p>
          </table:table-cell>
          <table:table-cell table:style-name="ce2" table:formula="of:=RAND()+10" office:value-type="float" office:value="10.3376870263144" calcext:value-type="float">
            <text:p>10,3377</text:p>
          </table:table-cell>
          <table:table-cell table:style-name="ce2" table:formula="of:=RAND()+10" office:value-type="float" office:value="10.4133221475192" calcext:value-type="float">
            <text:p>10,4133</text:p>
          </table:table-cell>
          <table:table-cell table:style-name="ce2" table:formula="of:=RAND()+10" office:value-type="float" office:value="10.6773752533164" calcext:value-type="float">
            <text:p>10,6774</text:p>
          </table:table-cell>
          <table:table-cell table:style-name="ce2" table:formula="of:=RAND()+10" office:value-type="float" office:value="10.2082806604148" calcext:value-type="float">
            <text:p>10,2083</text:p>
          </table:table-cell>
          <table:table-cell table:style-name="ce2" table:formula="of:=RAND()+10" office:value-type="float" office:value="10.37664393911" calcext:value-type="float">
            <text:p>10,3766</text:p>
          </table:table-cell>
          <table:table-cell table:style-name="ce2" table:formula="of:=RAND()+10" office:value-type="float" office:value="10.8790093739557" calcext:value-type="float">
            <text:p>10,8790</text:p>
          </table:table-cell>
          <table:table-cell table:style-name="ce2" table:formula="of:=RAND()+10" office:value-type="float" office:value="10.7762180667463" calcext:value-type="float">
            <text:p>10,7762</text:p>
          </table:table-cell>
          <table:table-cell table:style-name="ce2" table:formula="of:=RAND()+10" office:value-type="float" office:value="10.4901033198377" calcext:value-type="float">
            <text:p>10,4901</text:p>
          </table:table-cell>
          <table:table-cell table:style-name="ce2" table:formula="of:=RAND()+10" office:value-type="float" office:value="10.6393009579694" calcext:value-type="float">
            <text:p>10,6393</text:p>
          </table:table-cell>
          <table:table-cell table:style-name="ce2" table:formula="of:=RAND()+10" office:value-type="float" office:value="10.2441171848407" calcext:value-type="float">
            <text:p>10,2441</text:p>
          </table:table-cell>
          <table:table-cell table:style-name="ce2" table:formula="of:=RAND()+10" office:value-type="float" office:value="10.337642920075" calcext:value-type="float">
            <text:p>10,3376</text:p>
          </table:table-cell>
          <table:table-cell table:style-name="ce2" table:formula="of:=RAND()+10" office:value-type="float" office:value="10.5586614040961" calcext:value-type="float">
            <text:p>10,5587</text:p>
          </table:table-cell>
          <table:table-cell table:style-name="ce2" table:formula="of:=RAND()+10" office:value-type="float" office:value="10.2721019558014" calcext:value-type="float">
            <text:p>10,2721</text:p>
          </table:table-cell>
          <table:table-cell table:style-name="ce2" table:formula="of:=RAND()+10" office:value-type="float" office:value="10.8713719605612" calcext:value-type="float">
            <text:p>10,8714</text:p>
          </table:table-cell>
          <table:table-cell table:style-name="ce2" table:formula="of:=RAND()+10" office:value-type="float" office:value="10.408935012639" calcext:value-type="float">
            <text:p>10,4089</text:p>
          </table:table-cell>
          <table:table-cell table:style-name="ce4" table:formula="of:=AVERAGE([.A38:.P38])" office:value-type="float" office:value="10.4815857916873" calcext:value-type="float">
            <text:p>10,48</text:p>
          </table:table-cell>
          <table:table-cell table:style-name="ce4" table:formula="of:=STDEV([.A38:.P38])" office:value-type="float" office:value="0.227234990606616" calcext:value-type="float">
            <text:p>0,23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719751769149" calcext:value-type="float">
            <text:p>10,7198</text:p>
          </table:table-cell>
          <table:table-cell table:style-name="ce2" table:formula="of:=RAND()+10" office:value-type="float" office:value="10.973607022526" calcext:value-type="float">
            <text:p>10,9736</text:p>
          </table:table-cell>
          <table:table-cell table:style-name="ce2" table:formula="of:=RAND()+10" office:value-type="float" office:value="10.2042362120971" calcext:value-type="float">
            <text:p>10,2042</text:p>
          </table:table-cell>
          <table:table-cell table:style-name="ce2" table:formula="of:=RAND()+10" office:value-type="float" office:value="10.393745855105" calcext:value-type="float">
            <text:p>10,3937</text:p>
          </table:table-cell>
          <table:table-cell table:style-name="ce2" table:formula="of:=RAND()+10" office:value-type="float" office:value="10.1979229749247" calcext:value-type="float">
            <text:p>10,1979</text:p>
          </table:table-cell>
          <table:table-cell table:style-name="ce2" table:formula="of:=RAND()+10" office:value-type="float" office:value="10.969051732525" calcext:value-type="float">
            <text:p>10,9691</text:p>
          </table:table-cell>
          <table:table-cell table:style-name="ce2" table:formula="of:=RAND()+10" office:value-type="float" office:value="10.3122379212777" calcext:value-type="float">
            <text:p>10,3122</text:p>
          </table:table-cell>
          <table:table-cell table:style-name="ce2" table:formula="of:=RAND()+10" office:value-type="float" office:value="10.5166005993836" calcext:value-type="float">
            <text:p>10,5166</text:p>
          </table:table-cell>
          <table:table-cell table:style-name="ce2" table:formula="of:=RAND()+10" office:value-type="float" office:value="10.5752092361049" calcext:value-type="float">
            <text:p>10,5752</text:p>
          </table:table-cell>
          <table:table-cell table:style-name="ce2" table:formula="of:=RAND()+10" office:value-type="float" office:value="10.2214428353642" calcext:value-type="float">
            <text:p>10,2214</text:p>
          </table:table-cell>
          <table:table-cell table:style-name="ce2" table:formula="of:=RAND()+10" office:value-type="float" office:value="10.1612730101619" calcext:value-type="float">
            <text:p>10,1613</text:p>
          </table:table-cell>
          <table:table-cell table:style-name="ce2" table:formula="of:=RAND()+10" office:value-type="float" office:value="10.7921803686449" calcext:value-type="float">
            <text:p>10,7922</text:p>
          </table:table-cell>
          <table:table-cell table:style-name="ce2" table:formula="of:=RAND()+10" office:value-type="float" office:value="10.2349439615359" calcext:value-type="float">
            <text:p>10,2349</text:p>
          </table:table-cell>
          <table:table-cell table:style-name="ce2" table:formula="of:=RAND()+10" office:value-type="float" office:value="10.2698795969762" calcext:value-type="float">
            <text:p>10,2699</text:p>
          </table:table-cell>
          <table:table-cell table:style-name="ce2" table:formula="of:=RAND()+10" office:value-type="float" office:value="10.5625775321018" calcext:value-type="float">
            <text:p>10,5626</text:p>
          </table:table-cell>
          <table:table-cell table:style-name="ce2" table:formula="of:=RAND()+10" office:value-type="float" office:value="10.3844516343509" calcext:value-type="float">
            <text:p>10,3845</text:p>
          </table:table-cell>
          <table:table-cell table:style-name="ce4" table:formula="of:=AVERAGE([.A39:.P39])" office:value-type="float" office:value="10.4680695163893" calcext:value-type="float">
            <text:p>10,47</text:p>
          </table:table-cell>
          <table:table-cell table:style-name="ce4" table:formula="of:=STDEV([.A39:.P39])" office:value-type="float" office:value="0.273942974136011" calcext:value-type="float">
            <text:p>0,27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4987106422291" calcext:value-type="float">
            <text:p>10,4987</text:p>
          </table:table-cell>
          <table:table-cell table:style-name="ce2" table:formula="of:=RAND()+10" office:value-type="float" office:value="10.6684307153071" calcext:value-type="float">
            <text:p>10,6684</text:p>
          </table:table-cell>
          <table:table-cell table:style-name="ce2" table:formula="of:=RAND()+10" office:value-type="float" office:value="10.1214764581457" calcext:value-type="float">
            <text:p>10,1215</text:p>
          </table:table-cell>
          <table:table-cell table:style-name="ce2" table:formula="of:=RAND()+10" office:value-type="float" office:value="10.4400811812764" calcext:value-type="float">
            <text:p>10,4401</text:p>
          </table:table-cell>
          <table:table-cell table:style-name="ce2" table:formula="of:=RAND()+10" office:value-type="float" office:value="10.7351145976361" calcext:value-type="float">
            <text:p>10,7351</text:p>
          </table:table-cell>
          <table:table-cell table:style-name="ce2" table:formula="of:=RAND()+10" office:value-type="float" office:value="10.0674370860023" calcext:value-type="float">
            <text:p>10,0674</text:p>
          </table:table-cell>
          <table:table-cell table:style-name="ce2" table:formula="of:=RAND()+10" office:value-type="float" office:value="10.3416259594686" calcext:value-type="float">
            <text:p>10,3416</text:p>
          </table:table-cell>
          <table:table-cell table:style-name="ce2" table:formula="of:=RAND()+10" office:value-type="float" office:value="10.3594568745416" calcext:value-type="float">
            <text:p>10,3595</text:p>
          </table:table-cell>
          <table:table-cell table:style-name="ce2" table:formula="of:=RAND()+10" office:value-type="float" office:value="10.988777851276" calcext:value-type="float">
            <text:p>10,9888</text:p>
          </table:table-cell>
          <table:table-cell table:style-name="ce2" table:formula="of:=RAND()+10" office:value-type="float" office:value="10.5792330585249" calcext:value-type="float">
            <text:p>10,5792</text:p>
          </table:table-cell>
          <table:table-cell table:style-name="ce2" table:formula="of:=RAND()+10" office:value-type="float" office:value="10.0828561446588" calcext:value-type="float">
            <text:p>10,0829</text:p>
          </table:table-cell>
          <table:table-cell table:style-name="ce2" table:formula="of:=RAND()+10" office:value-type="float" office:value="10.4726093586296" calcext:value-type="float">
            <text:p>10,4726</text:p>
          </table:table-cell>
          <table:table-cell table:style-name="ce2" table:formula="of:=RAND()+10" office:value-type="float" office:value="10.69474578929" calcext:value-type="float">
            <text:p>10,6947</text:p>
          </table:table-cell>
          <table:table-cell table:style-name="ce2" table:formula="of:=RAND()+10" office:value-type="float" office:value="10.8240816282658" calcext:value-type="float">
            <text:p>10,8241</text:p>
          </table:table-cell>
          <table:table-cell table:style-name="ce2" table:formula="of:=RAND()+10" office:value-type="float" office:value="10.1809128011442" calcext:value-type="float">
            <text:p>10,1809</text:p>
          </table:table-cell>
          <table:table-cell table:style-name="ce2" table:formula="of:=RAND()+10" office:value-type="float" office:value="10.5908778157633" calcext:value-type="float">
            <text:p>10,5909</text:p>
          </table:table-cell>
          <table:table-cell table:style-name="ce4" table:formula="of:=AVERAGE([.A40:.P40])" office:value-type="float" office:value="10.477901747635" calcext:value-type="float">
            <text:p>10,48</text:p>
          </table:table-cell>
          <table:table-cell table:style-name="ce4" table:formula="of:=STDEV([.A40:.P40])" office:value-type="float" office:value="0.274180352689444" calcext:value-type="float">
            <text:p>0,27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3894144122716" calcext:value-type="float">
            <text:p>10,3894</text:p>
          </table:table-cell>
          <table:table-cell table:style-name="ce2" table:formula="of:=RAND()+10" office:value-type="float" office:value="10.5604421083782" calcext:value-type="float">
            <text:p>10,5604</text:p>
          </table:table-cell>
          <table:table-cell table:style-name="ce2" table:formula="of:=RAND()+10" office:value-type="float" office:value="10.6436761330849" calcext:value-type="float">
            <text:p>10,6437</text:p>
          </table:table-cell>
          <table:table-cell table:style-name="ce2" table:formula="of:=RAND()+10" office:value-type="float" office:value="10.987932678478" calcext:value-type="float">
            <text:p>10,9879</text:p>
          </table:table-cell>
          <table:table-cell table:style-name="ce2" table:formula="of:=RAND()+10" office:value-type="float" office:value="10.7246135551169" calcext:value-type="float">
            <text:p>10,7246</text:p>
          </table:table-cell>
          <table:table-cell table:style-name="ce2" table:formula="of:=RAND()+10" office:value-type="float" office:value="10.333213062907" calcext:value-type="float">
            <text:p>10,3332</text:p>
          </table:table-cell>
          <table:table-cell table:style-name="ce2" table:formula="of:=RAND()+10" office:value-type="float" office:value="10.061408534841" calcext:value-type="float">
            <text:p>10,0614</text:p>
          </table:table-cell>
          <table:table-cell table:style-name="ce2" table:formula="of:=RAND()+10" office:value-type="float" office:value="10.207854879598" calcext:value-type="float">
            <text:p>10,2079</text:p>
          </table:table-cell>
          <table:table-cell table:style-name="ce2" table:formula="of:=RAND()+10" office:value-type="float" office:value="10.8027986176202" calcext:value-type="float">
            <text:p>10,8028</text:p>
          </table:table-cell>
          <table:table-cell table:style-name="ce2" table:formula="of:=RAND()+10" office:value-type="float" office:value="10.8537212141716" calcext:value-type="float">
            <text:p>10,8537</text:p>
          </table:table-cell>
          <table:table-cell table:style-name="ce2" table:formula="of:=RAND()+10" office:value-type="float" office:value="10.5455271017295" calcext:value-type="float">
            <text:p>10,5455</text:p>
          </table:table-cell>
          <table:table-cell table:style-name="ce2" table:formula="of:=RAND()+10" office:value-type="float" office:value="10.4478104343976" calcext:value-type="float">
            <text:p>10,4478</text:p>
          </table:table-cell>
          <table:table-cell table:style-name="ce2" table:formula="of:=RAND()+10" office:value-type="float" office:value="10.7803927448741" calcext:value-type="float">
            <text:p>10,7804</text:p>
          </table:table-cell>
          <table:table-cell table:style-name="ce2" table:formula="of:=RAND()+10" office:value-type="float" office:value="10.1998508578635" calcext:value-type="float">
            <text:p>10,1999</text:p>
          </table:table-cell>
          <table:table-cell table:style-name="ce2" table:formula="of:=RAND()+10" office:value-type="float" office:value="10.794577853643" calcext:value-type="float">
            <text:p>10,7946</text:p>
          </table:table-cell>
          <table:table-cell table:style-name="ce2" table:formula="of:=RAND()+10" office:value-type="float" office:value="10.6760231300252" calcext:value-type="float">
            <text:p>10,6760</text:p>
          </table:table-cell>
          <table:table-cell table:style-name="ce4" table:formula="of:=AVERAGE([.A41:.P41])" office:value-type="float" office:value="10.5630785824375" calcext:value-type="float">
            <text:p>10,56</text:p>
          </table:table-cell>
          <table:table-cell table:style-name="ce4" table:formula="of:=STDEV([.A41:.P41])" office:value-type="float" office:value="0.267705488281406" calcext:value-type="float">
            <text:p>0,27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5622833395871" calcext:value-type="float">
            <text:p>10,5623</text:p>
          </table:table-cell>
          <table:table-cell table:style-name="ce2" table:formula="of:=RAND()+10" office:value-type="float" office:value="10.4957317344254" calcext:value-type="float">
            <text:p>10,4957</text:p>
          </table:table-cell>
          <table:table-cell table:style-name="ce2" table:formula="of:=RAND()+10" office:value-type="float" office:value="10.5576624352267" calcext:value-type="float">
            <text:p>10,5577</text:p>
          </table:table-cell>
          <table:table-cell table:style-name="ce2" table:formula="of:=RAND()+10" office:value-type="float" office:value="10.5893598382311" calcext:value-type="float">
            <text:p>10,5894</text:p>
          </table:table-cell>
          <table:table-cell table:style-name="ce2" table:formula="of:=RAND()+10" office:value-type="float" office:value="10.8319706888892" calcext:value-type="float">
            <text:p>10,8320</text:p>
          </table:table-cell>
          <table:table-cell table:style-name="ce2" table:formula="of:=RAND()+10" office:value-type="float" office:value="10.7584027911602" calcext:value-type="float">
            <text:p>10,7584</text:p>
          </table:table-cell>
          <table:table-cell table:style-name="ce2" table:formula="of:=RAND()+10" office:value-type="float" office:value="10.1447901182957" calcext:value-type="float">
            <text:p>10,1448</text:p>
          </table:table-cell>
          <table:table-cell table:style-name="ce2" table:formula="of:=RAND()+10" office:value-type="float" office:value="10.2160841674264" calcext:value-type="float">
            <text:p>10,2161</text:p>
          </table:table-cell>
          <table:table-cell table:style-name="ce2" table:formula="of:=RAND()+10" office:value-type="float" office:value="10.6807525604843" calcext:value-type="float">
            <text:p>10,6808</text:p>
          </table:table-cell>
          <table:table-cell table:style-name="ce2" table:formula="of:=RAND()+10" office:value-type="float" office:value="10.574744962486" calcext:value-type="float">
            <text:p>10,5747</text:p>
          </table:table-cell>
          <table:table-cell table:style-name="ce2" table:formula="of:=RAND()+10" office:value-type="float" office:value="10.2335589321796" calcext:value-type="float">
            <text:p>10,2336</text:p>
          </table:table-cell>
          <table:table-cell table:style-name="ce2" table:formula="of:=RAND()+10" office:value-type="float" office:value="10.436797157817" calcext:value-type="float">
            <text:p>10,4368</text:p>
          </table:table-cell>
          <table:table-cell table:style-name="ce2" table:formula="of:=RAND()+10" office:value-type="float" office:value="10.1525528346735" calcext:value-type="float">
            <text:p>10,1526</text:p>
          </table:table-cell>
          <table:table-cell table:style-name="ce2" table:formula="of:=RAND()+10" office:value-type="float" office:value="10.6129614565842" calcext:value-type="float">
            <text:p>10,6130</text:p>
          </table:table-cell>
          <table:table-cell table:style-name="ce2" table:formula="of:=RAND()+10" office:value-type="float" office:value="10.5537666612472" calcext:value-type="float">
            <text:p>10,5538</text:p>
          </table:table-cell>
          <table:table-cell table:style-name="ce2" table:formula="of:=RAND()+10" office:value-type="float" office:value="10.2610458104125" calcext:value-type="float">
            <text:p>10,2610</text:p>
          </table:table-cell>
          <table:table-cell table:style-name="ce4" table:formula="of:=AVERAGE([.A42:.P42])" office:value-type="float" office:value="10.4789040930704" calcext:value-type="float">
            <text:p>10,48</text:p>
          </table:table-cell>
          <table:table-cell table:style-name="ce4" table:formula="of:=STDEV([.A42:.P42])" office:value-type="float" office:value="0.215802269860872" calcext:value-type="float">
            <text:p>0,22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5233645130623" calcext:value-type="float">
            <text:p>10,5234</text:p>
          </table:table-cell>
          <table:table-cell table:style-name="ce2" table:formula="of:=RAND()+10" office:value-type="float" office:value="10.3224524269848" calcext:value-type="float">
            <text:p>10,3225</text:p>
          </table:table-cell>
          <table:table-cell table:style-name="ce2" table:formula="of:=RAND()+10" office:value-type="float" office:value="10.7917301394134" calcext:value-type="float">
            <text:p>10,7917</text:p>
          </table:table-cell>
          <table:table-cell table:style-name="ce2" table:formula="of:=RAND()+10" office:value-type="float" office:value="10.0242588128135" calcext:value-type="float">
            <text:p>10,0243</text:p>
          </table:table-cell>
          <table:table-cell table:style-name="ce2" table:formula="of:=RAND()+10" office:value-type="float" office:value="10.2595289475412" calcext:value-type="float">
            <text:p>10,2595</text:p>
          </table:table-cell>
          <table:table-cell table:style-name="ce2" table:formula="of:=RAND()+10" office:value-type="float" office:value="10.4368357993516" calcext:value-type="float">
            <text:p>10,4368</text:p>
          </table:table-cell>
          <table:table-cell table:style-name="ce2" table:formula="of:=RAND()+10" office:value-type="float" office:value="10.0982296205763" calcext:value-type="float">
            <text:p>10,0982</text:p>
          </table:table-cell>
          <table:table-cell table:style-name="ce2" table:formula="of:=RAND()+10" office:value-type="float" office:value="10.4376886048148" calcext:value-type="float">
            <text:p>10,4377</text:p>
          </table:table-cell>
          <table:table-cell table:style-name="ce2" table:formula="of:=RAND()+10" office:value-type="float" office:value="10.7315833138364" calcext:value-type="float">
            <text:p>10,7316</text:p>
          </table:table-cell>
          <table:table-cell table:style-name="ce2" table:formula="of:=RAND()+10" office:value-type="float" office:value="10.6319574885462" calcext:value-type="float">
            <text:p>10,6320</text:p>
          </table:table-cell>
          <table:table-cell table:style-name="ce2" table:formula="of:=RAND()+10" office:value-type="float" office:value="10.4637348710904" calcext:value-type="float">
            <text:p>10,4637</text:p>
          </table:table-cell>
          <table:table-cell table:style-name="ce2" table:formula="of:=RAND()+10" office:value-type="float" office:value="10.8037641418619" calcext:value-type="float">
            <text:p>10,8038</text:p>
          </table:table-cell>
          <table:table-cell table:style-name="ce2" table:formula="of:=RAND()+10" office:value-type="float" office:value="10.0515667456138" calcext:value-type="float">
            <text:p>10,0516</text:p>
          </table:table-cell>
          <table:table-cell table:style-name="ce2" table:formula="of:=RAND()+10" office:value-type="float" office:value="10.6150760960153" calcext:value-type="float">
            <text:p>10,6151</text:p>
          </table:table-cell>
          <table:table-cell table:style-name="ce2" table:formula="of:=RAND()+10" office:value-type="float" office:value="10.2065200363324" calcext:value-type="float">
            <text:p>10,2065</text:p>
          </table:table-cell>
          <table:table-cell table:style-name="ce2" table:formula="of:=RAND()+10" office:value-type="float" office:value="10.4782762391773" calcext:value-type="float">
            <text:p>10,4783</text:p>
          </table:table-cell>
          <table:table-cell table:style-name="ce4" table:formula="of:=AVERAGE([.A43:.P43])" office:value-type="float" office:value="10.4297854873145" calcext:value-type="float">
            <text:p>10,43</text:p>
          </table:table-cell>
          <table:table-cell table:style-name="ce4" table:formula="of:=STDEV([.A43:.P43])" office:value-type="float" office:value="0.252627639665009" calcext:value-type="float">
            <text:p>0,25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1228658230881" calcext:value-type="float">
            <text:p>10,1229</text:p>
          </table:table-cell>
          <table:table-cell table:style-name="ce2" table:formula="of:=RAND()+10" office:value-type="float" office:value="10.6403295298329" calcext:value-type="float">
            <text:p>10,6403</text:p>
          </table:table-cell>
          <table:table-cell table:style-name="ce2" table:formula="of:=RAND()+10" office:value-type="float" office:value="10.6319011692244" calcext:value-type="float">
            <text:p>10,6319</text:p>
          </table:table-cell>
          <table:table-cell table:style-name="ce2" table:formula="of:=RAND()+10" office:value-type="float" office:value="10.6849778302809" calcext:value-type="float">
            <text:p>10,6850</text:p>
          </table:table-cell>
          <table:table-cell table:style-name="ce2" table:formula="of:=RAND()+10" office:value-type="float" office:value="10.6328391078813" calcext:value-type="float">
            <text:p>10,6328</text:p>
          </table:table-cell>
          <table:table-cell table:style-name="ce2" table:formula="of:=RAND()+10" office:value-type="float" office:value="10.0931767757544" calcext:value-type="float">
            <text:p>10,0932</text:p>
          </table:table-cell>
          <table:table-cell table:style-name="ce2" table:formula="of:=RAND()+10" office:value-type="float" office:value="10.6821828776452" calcext:value-type="float">
            <text:p>10,6822</text:p>
          </table:table-cell>
          <table:table-cell table:style-name="ce2" table:formula="of:=RAND()+10" office:value-type="float" office:value="10.3756950662881" calcext:value-type="float">
            <text:p>10,3757</text:p>
          </table:table-cell>
          <table:table-cell table:style-name="ce2" table:formula="of:=RAND()+10" office:value-type="float" office:value="10.7988503759374" calcext:value-type="float">
            <text:p>10,7989</text:p>
          </table:table-cell>
          <table:table-cell table:style-name="ce2" table:formula="of:=RAND()+10" office:value-type="float" office:value="10.4318677686964" calcext:value-type="float">
            <text:p>10,4319</text:p>
          </table:table-cell>
          <table:table-cell table:style-name="ce2" table:formula="of:=RAND()+10" office:value-type="float" office:value="10.8212503048545" calcext:value-type="float">
            <text:p>10,8213</text:p>
          </table:table-cell>
          <table:table-cell table:style-name="ce2" table:formula="of:=RAND()+10" office:value-type="float" office:value="10.0534131638198" calcext:value-type="float">
            <text:p>10,0534</text:p>
          </table:table-cell>
          <table:table-cell table:style-name="ce2" table:formula="of:=RAND()+10" office:value-type="float" office:value="10.7902262388046" calcext:value-type="float">
            <text:p>10,7902</text:p>
          </table:table-cell>
          <table:table-cell table:style-name="ce2" table:formula="of:=RAND()+10" office:value-type="float" office:value="10.3906964452938" calcext:value-type="float">
            <text:p>10,3907</text:p>
          </table:table-cell>
          <table:table-cell table:style-name="ce2" table:formula="of:=RAND()+10" office:value-type="float" office:value="10.7006690382415" calcext:value-type="float">
            <text:p>10,7007</text:p>
          </table:table-cell>
          <table:table-cell table:style-name="ce2" table:formula="of:=RAND()+10" office:value-type="float" office:value="10.283021328684" calcext:value-type="float">
            <text:p>10,2830</text:p>
          </table:table-cell>
          <table:table-cell table:style-name="ce4" table:formula="of:=AVERAGE([.A44:.P44])" office:value-type="float" office:value="10.5083726777705" calcext:value-type="float">
            <text:p>10,51</text:p>
          </table:table-cell>
          <table:table-cell table:style-name="ce4" table:formula="of:=STDEV([.A44:.P44])" office:value-type="float" office:value="0.261321103472819" calcext:value-type="float">
            <text:p>0,26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8150267688458" calcext:value-type="float">
            <text:p>10,8150</text:p>
          </table:table-cell>
          <table:table-cell table:style-name="ce2" table:formula="of:=RAND()+10" office:value-type="float" office:value="10.8676280747108" calcext:value-type="float">
            <text:p>10,8676</text:p>
          </table:table-cell>
          <table:table-cell table:style-name="ce2" table:formula="of:=RAND()+10" office:value-type="float" office:value="10.2143347939006" calcext:value-type="float">
            <text:p>10,2143</text:p>
          </table:table-cell>
          <table:table-cell table:style-name="ce2" table:formula="of:=RAND()+10" office:value-type="float" office:value="10.887123469451" calcext:value-type="float">
            <text:p>10,8871</text:p>
          </table:table-cell>
          <table:table-cell table:style-name="ce2" table:formula="of:=RAND()+10" office:value-type="float" office:value="10.5655979101173" calcext:value-type="float">
            <text:p>10,5656</text:p>
          </table:table-cell>
          <table:table-cell table:style-name="ce2" table:formula="of:=RAND()+10" office:value-type="float" office:value="10.4774103838064" calcext:value-type="float">
            <text:p>10,4774</text:p>
          </table:table-cell>
          <table:table-cell table:style-name="ce2" table:formula="of:=RAND()+10" office:value-type="float" office:value="10.6012526674134" calcext:value-type="float">
            <text:p>10,6013</text:p>
          </table:table-cell>
          <table:table-cell table:style-name="ce2" table:formula="of:=RAND()+10" office:value-type="float" office:value="10.7043530731965" calcext:value-type="float">
            <text:p>10,7044</text:p>
          </table:table-cell>
          <table:table-cell table:style-name="ce2" table:formula="of:=RAND()+10" office:value-type="float" office:value="10.8404838599154" calcext:value-type="float">
            <text:p>10,8405</text:p>
          </table:table-cell>
          <table:table-cell table:style-name="ce2" table:formula="of:=RAND()+10" office:value-type="float" office:value="10.6356142387976" calcext:value-type="float">
            <text:p>10,6356</text:p>
          </table:table-cell>
          <table:table-cell table:style-name="ce2" table:formula="of:=RAND()+10" office:value-type="float" office:value="10.9968618681107" calcext:value-type="float">
            <text:p>10,9969</text:p>
          </table:table-cell>
          <table:table-cell table:style-name="ce2" table:formula="of:=RAND()+10" office:value-type="float" office:value="10.1929600457587" calcext:value-type="float">
            <text:p>10,1930</text:p>
          </table:table-cell>
          <table:table-cell table:style-name="ce2" table:formula="of:=RAND()+10" office:value-type="float" office:value="10.2057651210531" calcext:value-type="float">
            <text:p>10,2058</text:p>
          </table:table-cell>
          <table:table-cell table:style-name="ce2" table:formula="of:=RAND()+10" office:value-type="float" office:value="10.6525520665197" calcext:value-type="float">
            <text:p>10,6526</text:p>
          </table:table-cell>
          <table:table-cell table:style-name="ce2" table:formula="of:=RAND()+10" office:value-type="float" office:value="10.6051284230047" calcext:value-type="float">
            <text:p>10,6051</text:p>
          </table:table-cell>
          <table:table-cell table:style-name="ce2" table:formula="of:=RAND()+10" office:value-type="float" office:value="10.3326077971566" calcext:value-type="float">
            <text:p>10,3326</text:p>
          </table:table-cell>
          <table:table-cell table:style-name="ce4" table:formula="of:=AVERAGE([.A45:.P45])" office:value-type="float" office:value="10.5996687851099" calcext:value-type="float">
            <text:p>10,60</text:p>
          </table:table-cell>
          <table:table-cell table:style-name="ce4" table:formula="of:=STDEV([.A45:.P45])" office:value-type="float" office:value="0.256661827979391" calcext:value-type="float">
            <text:p>0,26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2376034766194" calcext:value-type="float">
            <text:p>10,2376</text:p>
          </table:table-cell>
          <table:table-cell table:style-name="ce2" table:formula="of:=RAND()+10" office:value-type="float" office:value="10.8765555664248" calcext:value-type="float">
            <text:p>10,8766</text:p>
          </table:table-cell>
          <table:table-cell table:style-name="ce2" table:formula="of:=RAND()+10" office:value-type="float" office:value="10.4036437214107" calcext:value-type="float">
            <text:p>10,4036</text:p>
          </table:table-cell>
          <table:table-cell table:style-name="ce2" table:formula="of:=RAND()+10" office:value-type="float" office:value="10.2690298610076" calcext:value-type="float">
            <text:p>10,2690</text:p>
          </table:table-cell>
          <table:table-cell table:style-name="ce2" table:formula="of:=RAND()+10" office:value-type="float" office:value="10.8663604261559" calcext:value-type="float">
            <text:p>10,8664</text:p>
          </table:table-cell>
          <table:table-cell table:style-name="ce2" table:formula="of:=RAND()+10" office:value-type="float" office:value="10.531247108243" calcext:value-type="float">
            <text:p>10,5312</text:p>
          </table:table-cell>
          <table:table-cell table:style-name="ce2" table:formula="of:=RAND()+10" office:value-type="float" office:value="10.5482015929877" calcext:value-type="float">
            <text:p>10,5482</text:p>
          </table:table-cell>
          <table:table-cell table:style-name="ce2" table:formula="of:=RAND()+10" office:value-type="float" office:value="10.5686472255933" calcext:value-type="float">
            <text:p>10,5686</text:p>
          </table:table-cell>
          <table:table-cell table:style-name="ce2" table:formula="of:=RAND()+10" office:value-type="float" office:value="10.0140793526767" calcext:value-type="float">
            <text:p>10,0141</text:p>
          </table:table-cell>
          <table:table-cell table:style-name="ce2" table:formula="of:=RAND()+10" office:value-type="float" office:value="10.7815410473973" calcext:value-type="float">
            <text:p>10,7815</text:p>
          </table:table-cell>
          <table:table-cell table:style-name="ce2" table:formula="of:=RAND()+10" office:value-type="float" office:value="10.8934610994429" calcext:value-type="float">
            <text:p>10,8935</text:p>
          </table:table-cell>
          <table:table-cell table:style-name="ce2" table:formula="of:=RAND()+10" office:value-type="float" office:value="10.5231259986596" calcext:value-type="float">
            <text:p>10,5231</text:p>
          </table:table-cell>
          <table:table-cell table:style-name="ce2" table:formula="of:=RAND()+10" office:value-type="float" office:value="10.784073165302" calcext:value-type="float">
            <text:p>10,7841</text:p>
          </table:table-cell>
          <table:table-cell table:style-name="ce2" table:formula="of:=RAND()+10" office:value-type="float" office:value="10.2672890900749" calcext:value-type="float">
            <text:p>10,2673</text:p>
          </table:table-cell>
          <table:table-cell table:style-name="ce2" table:formula="of:=RAND()+10" office:value-type="float" office:value="10.8191475925838" calcext:value-type="float">
            <text:p>10,8191</text:p>
          </table:table-cell>
          <table:table-cell table:style-name="ce2" table:formula="of:=RAND()+10" office:value-type="float" office:value="10.6889360510946" calcext:value-type="float">
            <text:p>10,6889</text:p>
          </table:table-cell>
          <table:table-cell table:style-name="ce4" table:formula="of:=AVERAGE([.A46:.P46])" office:value-type="float" office:value="10.5670588984796" calcext:value-type="float">
            <text:p>10,57</text:p>
          </table:table-cell>
          <table:table-cell table:style-name="ce4" table:formula="of:=STDEV([.A46:.P46])" office:value-type="float" office:value="0.269158472044395" calcext:value-type="float">
            <text:p>0,27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6167800954873" calcext:value-type="float">
            <text:p>10,6168</text:p>
          </table:table-cell>
          <table:table-cell table:style-name="ce2" table:formula="of:=RAND()+10" office:value-type="float" office:value="10.6099022870259" calcext:value-type="float">
            <text:p>10,6099</text:p>
          </table:table-cell>
          <table:table-cell table:style-name="ce2" table:formula="of:=RAND()+10" office:value-type="float" office:value="10.5916774491243" calcext:value-type="float">
            <text:p>10,5917</text:p>
          </table:table-cell>
          <table:table-cell table:style-name="ce2" table:formula="of:=RAND()+10" office:value-type="float" office:value="10.4451872265344" calcext:value-type="float">
            <text:p>10,4452</text:p>
          </table:table-cell>
          <table:table-cell table:style-name="ce2" table:formula="of:=RAND()+10" office:value-type="float" office:value="10.2217884680401" calcext:value-type="float">
            <text:p>10,2218</text:p>
          </table:table-cell>
          <table:table-cell table:style-name="ce2" table:formula="of:=RAND()+10" office:value-type="float" office:value="10.2836245937789" calcext:value-type="float">
            <text:p>10,2836</text:p>
          </table:table-cell>
          <table:table-cell table:style-name="ce2" table:formula="of:=RAND()+10" office:value-type="float" office:value="10.0775063070019" calcext:value-type="float">
            <text:p>10,0775</text:p>
          </table:table-cell>
          <table:table-cell table:style-name="ce2" table:formula="of:=RAND()+10" office:value-type="float" office:value="10.3413204540077" calcext:value-type="float">
            <text:p>10,3413</text:p>
          </table:table-cell>
          <table:table-cell table:style-name="ce2" table:formula="of:=RAND()+10" office:value-type="float" office:value="10.3139794254108" calcext:value-type="float">
            <text:p>10,3140</text:p>
          </table:table-cell>
          <table:table-cell table:style-name="ce2" table:formula="of:=RAND()+10" office:value-type="float" office:value="10.9454921044955" calcext:value-type="float">
            <text:p>10,9455</text:p>
          </table:table-cell>
          <table:table-cell table:style-name="ce2" table:formula="of:=RAND()+10" office:value-type="float" office:value="10.784404065674" calcext:value-type="float">
            <text:p>10,7844</text:p>
          </table:table-cell>
          <table:table-cell table:style-name="ce2" table:formula="of:=RAND()+10" office:value-type="float" office:value="10.7131844931455" calcext:value-type="float">
            <text:p>10,7132</text:p>
          </table:table-cell>
          <table:table-cell table:style-name="ce2" table:formula="of:=RAND()+10" office:value-type="float" office:value="10.6440832049104" calcext:value-type="float">
            <text:p>10,6441</text:p>
          </table:table-cell>
          <table:table-cell table:style-name="ce2" table:formula="of:=RAND()+10" office:value-type="float" office:value="10.006684958135" calcext:value-type="float">
            <text:p>10,0067</text:p>
          </table:table-cell>
          <table:table-cell table:style-name="ce2" table:formula="of:=RAND()+10" office:value-type="float" office:value="10.9163916364273" calcext:value-type="float">
            <text:p>10,9164</text:p>
          </table:table-cell>
          <table:table-cell table:style-name="ce2" table:formula="of:=RAND()+10" office:value-type="float" office:value="10.600985073779" calcext:value-type="float">
            <text:p>10,6010</text:p>
          </table:table-cell>
          <table:table-cell table:style-name="ce4" table:formula="of:=AVERAGE([.A47:.P47])" office:value-type="float" office:value="10.5070619901861" calcext:value-type="float">
            <text:p>10,51</text:p>
          </table:table-cell>
          <table:table-cell table:style-name="ce4" table:formula="of:=STDEV([.A47:.P47])" office:value-type="float" office:value="0.279443171718656" calcext:value-type="float">
            <text:p>0,28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1007209750295" calcext:value-type="float">
            <text:p>10,1007</text:p>
          </table:table-cell>
          <table:table-cell table:style-name="ce2" table:formula="of:=RAND()+10" office:value-type="float" office:value="10.6770785876968" calcext:value-type="float">
            <text:p>10,6771</text:p>
          </table:table-cell>
          <table:table-cell table:style-name="ce2" table:formula="of:=RAND()+10" office:value-type="float" office:value="10.401414901082" calcext:value-type="float">
            <text:p>10,4014</text:p>
          </table:table-cell>
          <table:table-cell table:style-name="ce2" table:formula="of:=RAND()+10" office:value-type="float" office:value="10.9494844753204" calcext:value-type="float">
            <text:p>10,9495</text:p>
          </table:table-cell>
          <table:table-cell table:style-name="ce2" table:formula="of:=RAND()+10" office:value-type="float" office:value="10.7342856620086" calcext:value-type="float">
            <text:p>10,7343</text:p>
          </table:table-cell>
          <table:table-cell table:style-name="ce2" table:formula="of:=RAND()+10" office:value-type="float" office:value="10.5806799021375" calcext:value-type="float">
            <text:p>10,5807</text:p>
          </table:table-cell>
          <table:table-cell table:style-name="ce2" table:formula="of:=RAND()+10" office:value-type="float" office:value="10.8564234632028" calcext:value-type="float">
            <text:p>10,8564</text:p>
          </table:table-cell>
          <table:table-cell table:style-name="ce2" table:formula="of:=RAND()+10" office:value-type="float" office:value="10.1765248984923" calcext:value-type="float">
            <text:p>10,1765</text:p>
          </table:table-cell>
          <table:table-cell table:style-name="ce2" table:formula="of:=RAND()+10" office:value-type="float" office:value="10.6360840437033" calcext:value-type="float">
            <text:p>10,6361</text:p>
          </table:table-cell>
          <table:table-cell table:style-name="ce2" table:formula="of:=RAND()+10" office:value-type="float" office:value="10.5254893277231" calcext:value-type="float">
            <text:p>10,5255</text:p>
          </table:table-cell>
          <table:table-cell table:style-name="ce2" table:formula="of:=RAND()+10" office:value-type="float" office:value="10.2980542167941" calcext:value-type="float">
            <text:p>10,2981</text:p>
          </table:table-cell>
          <table:table-cell table:style-name="ce2" table:formula="of:=RAND()+10" office:value-type="float" office:value="10.9488167372273" calcext:value-type="float">
            <text:p>10,9488</text:p>
          </table:table-cell>
          <table:table-cell table:style-name="ce2" table:formula="of:=RAND()+10" office:value-type="float" office:value="10.6752941987704" calcext:value-type="float">
            <text:p>10,6753</text:p>
          </table:table-cell>
          <table:table-cell table:style-name="ce2" table:formula="of:=RAND()+10" office:value-type="float" office:value="10.3835575757903" calcext:value-type="float">
            <text:p>10,3836</text:p>
          </table:table-cell>
          <table:table-cell table:style-name="ce2" table:formula="of:=RAND()+10" office:value-type="float" office:value="10.6713260778706" calcext:value-type="float">
            <text:p>10,6713</text:p>
          </table:table-cell>
          <table:table-cell table:style-name="ce2" table:formula="of:=RAND()+10" office:value-type="float" office:value="10.3899884564703" calcext:value-type="float">
            <text:p>10,3900</text:p>
          </table:table-cell>
          <table:table-cell table:style-name="ce4" table:formula="of:=AVERAGE([.A48:.P48])" office:value-type="float" office:value="10.5628264687075" calcext:value-type="float">
            <text:p>10,56</text:p>
          </table:table-cell>
          <table:table-cell table:style-name="ce4" table:formula="of:=STDEV([.A48:.P48])" office:value-type="float" office:value="0.25554950958078" calcext:value-type="float">
            <text:p>0,26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3476556185855" calcext:value-type="float">
            <text:p>10,3477</text:p>
          </table:table-cell>
          <table:table-cell table:style-name="ce2" table:formula="of:=RAND()+10" office:value-type="float" office:value="10.7892655538288" calcext:value-type="float">
            <text:p>10,7893</text:p>
          </table:table-cell>
          <table:table-cell table:style-name="ce2" table:formula="of:=RAND()+10" office:value-type="float" office:value="10.865860289" calcext:value-type="float">
            <text:p>10,8659</text:p>
          </table:table-cell>
          <table:table-cell table:style-name="ce2" table:formula="of:=RAND()+10" office:value-type="float" office:value="10.3246719603837" calcext:value-type="float">
            <text:p>10,3247</text:p>
          </table:table-cell>
          <table:table-cell table:style-name="ce2" table:formula="of:=RAND()+10" office:value-type="float" office:value="10.9911790190826" calcext:value-type="float">
            <text:p>10,9912</text:p>
          </table:table-cell>
          <table:table-cell table:style-name="ce2" table:formula="of:=RAND()+10" office:value-type="float" office:value="10.6778351514157" calcext:value-type="float">
            <text:p>10,6778</text:p>
          </table:table-cell>
          <table:table-cell table:style-name="ce2" table:formula="of:=RAND()+10" office:value-type="float" office:value="10.4300982276478" calcext:value-type="float">
            <text:p>10,4301</text:p>
          </table:table-cell>
          <table:table-cell table:style-name="ce2" table:formula="of:=RAND()+10" office:value-type="float" office:value="10.6835844006898" calcext:value-type="float">
            <text:p>10,6836</text:p>
          </table:table-cell>
          <table:table-cell table:style-name="ce2" table:formula="of:=RAND()+10" office:value-type="float" office:value="10.4577349950155" calcext:value-type="float">
            <text:p>10,4577</text:p>
          </table:table-cell>
          <table:table-cell table:style-name="ce2" table:formula="of:=RAND()+10" office:value-type="float" office:value="10.5221309573605" calcext:value-type="float">
            <text:p>10,5221</text:p>
          </table:table-cell>
          <table:table-cell table:style-name="ce2" table:formula="of:=RAND()+10" office:value-type="float" office:value="10.9469736466634" calcext:value-type="float">
            <text:p>10,9470</text:p>
          </table:table-cell>
          <table:table-cell table:style-name="ce2" table:formula="of:=RAND()+10" office:value-type="float" office:value="10.6944442729962" calcext:value-type="float">
            <text:p>10,6944</text:p>
          </table:table-cell>
          <table:table-cell table:style-name="ce2" table:formula="of:=RAND()+10" office:value-type="float" office:value="10.6901589411269" calcext:value-type="float">
            <text:p>10,6902</text:p>
          </table:table-cell>
          <table:table-cell table:style-name="ce2" table:formula="of:=RAND()+10" office:value-type="float" office:value="10.2339113042087" calcext:value-type="float">
            <text:p>10,2339</text:p>
          </table:table-cell>
          <table:table-cell table:style-name="ce2" table:formula="of:=RAND()+10" office:value-type="float" office:value="10.3250740072969" calcext:value-type="float">
            <text:p>10,3251</text:p>
          </table:table-cell>
          <table:table-cell table:style-name="ce2" table:formula="of:=RAND()+10" office:value-type="float" office:value="10.7119473732786" calcext:value-type="float">
            <text:p>10,7119</text:p>
          </table:table-cell>
          <table:table-cell table:style-name="ce4" table:formula="of:=AVERAGE([.A49:.P49])" office:value-type="float" office:value="10.6057828574113" calcext:value-type="float">
            <text:p>10,61</text:p>
          </table:table-cell>
          <table:table-cell table:style-name="ce4" table:formula="of:=STDEV([.A49:.P49])" office:value-type="float" office:value="0.234700238844401" calcext:value-type="float">
            <text:p>0,23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4578820498353" calcext:value-type="float">
            <text:p>10,4579</text:p>
          </table:table-cell>
          <table:table-cell table:style-name="ce2" table:formula="of:=RAND()+10" office:value-type="float" office:value="10.4591885045833" calcext:value-type="float">
            <text:p>10,4592</text:p>
          </table:table-cell>
          <table:table-cell table:style-name="ce2" table:formula="of:=RAND()+10" office:value-type="float" office:value="10.4129272891751" calcext:value-type="float">
            <text:p>10,4129</text:p>
          </table:table-cell>
          <table:table-cell table:style-name="ce2" table:formula="of:=RAND()+10" office:value-type="float" office:value="10.3625158519515" calcext:value-type="float">
            <text:p>10,3625</text:p>
          </table:table-cell>
          <table:table-cell table:style-name="ce2" table:formula="of:=RAND()+10" office:value-type="float" office:value="10.4636967966822" calcext:value-type="float">
            <text:p>10,4637</text:p>
          </table:table-cell>
          <table:table-cell table:style-name="ce2" table:formula="of:=RAND()+10" office:value-type="float" office:value="10.6809019797905" calcext:value-type="float">
            <text:p>10,6809</text:p>
          </table:table-cell>
          <table:table-cell table:style-name="ce2" table:formula="of:=RAND()+10" office:value-type="float" office:value="10.8667164221901" calcext:value-type="float">
            <text:p>10,8667</text:p>
          </table:table-cell>
          <table:table-cell table:style-name="ce2" table:formula="of:=RAND()+10" office:value-type="float" office:value="10.7458862690791" calcext:value-type="float">
            <text:p>10,7459</text:p>
          </table:table-cell>
          <table:table-cell table:style-name="ce2" table:formula="of:=RAND()+10" office:value-type="float" office:value="10.7932918349266" calcext:value-type="float">
            <text:p>10,7933</text:p>
          </table:table-cell>
          <table:table-cell table:style-name="ce2" table:formula="of:=RAND()+10" office:value-type="float" office:value="10.1389320158468" calcext:value-type="float">
            <text:p>10,1389</text:p>
          </table:table-cell>
          <table:table-cell table:style-name="ce2" table:formula="of:=RAND()+10" office:value-type="float" office:value="10.95192336539" calcext:value-type="float">
            <text:p>10,9519</text:p>
          </table:table-cell>
          <table:table-cell table:style-name="ce2" table:formula="of:=RAND()+10" office:value-type="float" office:value="10.8552017983718" calcext:value-type="float">
            <text:p>10,8552</text:p>
          </table:table-cell>
          <table:table-cell table:style-name="ce2" table:formula="of:=RAND()+10" office:value-type="float" office:value="10.2659943283799" calcext:value-type="float">
            <text:p>10,2660</text:p>
          </table:table-cell>
          <table:table-cell table:style-name="ce2" table:formula="of:=RAND()+10" office:value-type="float" office:value="10.6961935053787" calcext:value-type="float">
            <text:p>10,6962</text:p>
          </table:table-cell>
          <table:table-cell table:style-name="ce2" table:formula="of:=RAND()+10" office:value-type="float" office:value="10.2049567807454" calcext:value-type="float">
            <text:p>10,2050</text:p>
          </table:table-cell>
          <table:table-cell table:style-name="ce2" table:formula="of:=RAND()+10" office:value-type="float" office:value="10.0621663853308" calcext:value-type="float">
            <text:p>10,0622</text:p>
          </table:table-cell>
          <table:table-cell table:style-name="ce4" table:formula="of:=AVERAGE([.A50:.P50])" office:value-type="float" office:value="10.5261484486036" calcext:value-type="float">
            <text:p>10,53</text:p>
          </table:table-cell>
          <table:table-cell table:style-name="ce4" table:formula="of:=STDEV([.A50:.P50])" office:value-type="float" office:value="0.27889785264031" calcext:value-type="float">
            <text:p>0,28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3923093573549" calcext:value-type="float">
            <text:p>10,3923</text:p>
          </table:table-cell>
          <table:table-cell table:style-name="ce2" table:formula="of:=RAND()+10" office:value-type="float" office:value="10.3280586050639" calcext:value-type="float">
            <text:p>10,3281</text:p>
          </table:table-cell>
          <table:table-cell table:style-name="ce2" table:formula="of:=RAND()+10" office:value-type="float" office:value="10.5481620371625" calcext:value-type="float">
            <text:p>10,5482</text:p>
          </table:table-cell>
          <table:table-cell table:style-name="ce2" table:formula="of:=RAND()+10" office:value-type="float" office:value="10.7947177561348" calcext:value-type="float">
            <text:p>10,7947</text:p>
          </table:table-cell>
          <table:table-cell table:style-name="ce2" table:formula="of:=RAND()+10" office:value-type="float" office:value="10.8296073878041" calcext:value-type="float">
            <text:p>10,8296</text:p>
          </table:table-cell>
          <table:table-cell table:style-name="ce2" table:formula="of:=RAND()+10" office:value-type="float" office:value="10.0222864955114" calcext:value-type="float">
            <text:p>10,0223</text:p>
          </table:table-cell>
          <table:table-cell table:style-name="ce2" table:formula="of:=RAND()+10" office:value-type="float" office:value="10.6195552471954" calcext:value-type="float">
            <text:p>10,6196</text:p>
          </table:table-cell>
          <table:table-cell table:style-name="ce2" table:formula="of:=RAND()+10" office:value-type="float" office:value="10.692735771666" calcext:value-type="float">
            <text:p>10,6927</text:p>
          </table:table-cell>
          <table:table-cell table:style-name="ce2" table:formula="of:=RAND()+10" office:value-type="float" office:value="10.6685948535281" calcext:value-type="float">
            <text:p>10,6686</text:p>
          </table:table-cell>
          <table:table-cell table:style-name="ce2" table:formula="of:=RAND()+10" office:value-type="float" office:value="10.3004129458244" calcext:value-type="float">
            <text:p>10,3004</text:p>
          </table:table-cell>
          <table:table-cell table:style-name="ce2" table:formula="of:=RAND()+10" office:value-type="float" office:value="10.088288596425" calcext:value-type="float">
            <text:p>10,0883</text:p>
          </table:table-cell>
          <table:table-cell table:style-name="ce2" table:formula="of:=RAND()+10" office:value-type="float" office:value="10.7919975222332" calcext:value-type="float">
            <text:p>10,7920</text:p>
          </table:table-cell>
          <table:table-cell table:style-name="ce2" table:formula="of:=RAND()+10" office:value-type="float" office:value="10.8777906674325" calcext:value-type="float">
            <text:p>10,8778</text:p>
          </table:table-cell>
          <table:table-cell table:style-name="ce2" table:formula="of:=RAND()+10" office:value-type="float" office:value="10.6531226654082" calcext:value-type="float">
            <text:p>10,6531</text:p>
          </table:table-cell>
          <table:table-cell table:style-name="ce2" table:formula="of:=RAND()+10" office:value-type="float" office:value="10.7646164791175" calcext:value-type="float">
            <text:p>10,7646</text:p>
          </table:table-cell>
          <table:table-cell table:style-name="ce2" table:formula="of:=RAND()+10" office:value-type="float" office:value="10.5353070910057" calcext:value-type="float">
            <text:p>10,5353</text:p>
          </table:table-cell>
          <table:table-cell table:style-name="ce4" table:formula="of:=AVERAGE([.A51:.P51])" office:value-type="float" office:value="10.5567227174292" calcext:value-type="float">
            <text:p>10,56</text:p>
          </table:table-cell>
          <table:table-cell table:style-name="ce4" table:formula="of:=STDEV([.A51:.P51])" office:value-type="float" office:value="0.261740381082544" calcext:value-type="float">
            <text:p>0,26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0835511222659" calcext:value-type="float">
            <text:p>10,0836</text:p>
          </table:table-cell>
          <table:table-cell table:style-name="ce2" table:formula="of:=RAND()+10" office:value-type="float" office:value="10.0541104200293" calcext:value-type="float">
            <text:p>10,0541</text:p>
          </table:table-cell>
          <table:table-cell table:style-name="ce2" table:formula="of:=RAND()+10" office:value-type="float" office:value="10.5467015465376" calcext:value-type="float">
            <text:p>10,5467</text:p>
          </table:table-cell>
          <table:table-cell table:style-name="ce2" table:formula="of:=RAND()+10" office:value-type="float" office:value="10.5797846537378" calcext:value-type="float">
            <text:p>10,5798</text:p>
          </table:table-cell>
          <table:table-cell table:style-name="ce2" table:formula="of:=RAND()+10" office:value-type="float" office:value="10.1992843386902" calcext:value-type="float">
            <text:p>10,1993</text:p>
          </table:table-cell>
          <table:table-cell table:style-name="ce2" table:formula="of:=RAND()+10" office:value-type="float" office:value="10.4073146507658" calcext:value-type="float">
            <text:p>10,4073</text:p>
          </table:table-cell>
          <table:table-cell table:style-name="ce2" table:formula="of:=RAND()+10" office:value-type="float" office:value="10.6578243011615" calcext:value-type="float">
            <text:p>10,6578</text:p>
          </table:table-cell>
          <table:table-cell table:style-name="ce2" table:formula="of:=RAND()+10" office:value-type="float" office:value="10.3059815618547" calcext:value-type="float">
            <text:p>10,3060</text:p>
          </table:table-cell>
          <table:table-cell table:style-name="ce2" table:formula="of:=RAND()+10" office:value-type="float" office:value="10.7930866710336" calcext:value-type="float">
            <text:p>10,7931</text:p>
          </table:table-cell>
          <table:table-cell table:style-name="ce2" table:formula="of:=RAND()+10" office:value-type="float" office:value="10.3223502465782" calcext:value-type="float">
            <text:p>10,3224</text:p>
          </table:table-cell>
          <table:table-cell table:style-name="ce2" table:formula="of:=RAND()+10" office:value-type="float" office:value="10.5881453818518" calcext:value-type="float">
            <text:p>10,5881</text:p>
          </table:table-cell>
          <table:table-cell table:style-name="ce2" table:formula="of:=RAND()+10" office:value-type="float" office:value="10.5328123067666" calcext:value-type="float">
            <text:p>10,5328</text:p>
          </table:table-cell>
          <table:table-cell table:style-name="ce2" table:formula="of:=RAND()+10" office:value-type="float" office:value="10.6428837581363" calcext:value-type="float">
            <text:p>10,6429</text:p>
          </table:table-cell>
          <table:table-cell table:style-name="ce2" table:formula="of:=RAND()+10" office:value-type="float" office:value="10.9036312193809" calcext:value-type="float">
            <text:p>10,9036</text:p>
          </table:table-cell>
          <table:table-cell table:style-name="ce2" table:formula="of:=RAND()+10" office:value-type="float" office:value="10.5648219268884" calcext:value-type="float">
            <text:p>10,5648</text:p>
          </table:table-cell>
          <table:table-cell table:style-name="ce2" table:formula="of:=RAND()+10" office:value-type="float" office:value="10.7991059268791" calcext:value-type="float">
            <text:p>10,7991</text:p>
          </table:table-cell>
          <table:table-cell table:style-name="ce4" table:formula="of:=AVERAGE([.A52:.P52])" office:value-type="float" office:value="10.4988368770349" calcext:value-type="float">
            <text:p>10,50</text:p>
          </table:table-cell>
          <table:table-cell table:style-name="ce4" table:formula="of:=STDEV([.A52:.P52])" office:value-type="float" office:value="0.25108431081656" calcext:value-type="float">
            <text:p>0,25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2685344299592" calcext:value-type="float">
            <text:p>10,2685</text:p>
          </table:table-cell>
          <table:table-cell table:style-name="ce2" table:formula="of:=RAND()+10" office:value-type="float" office:value="10.6457541525372" calcext:value-type="float">
            <text:p>10,6458</text:p>
          </table:table-cell>
          <table:table-cell table:style-name="ce2" table:formula="of:=RAND()+10" office:value-type="float" office:value="10.5312809666387" calcext:value-type="float">
            <text:p>10,5313</text:p>
          </table:table-cell>
          <table:table-cell table:style-name="ce2" table:formula="of:=RAND()+10" office:value-type="float" office:value="10.7883761032465" calcext:value-type="float">
            <text:p>10,7884</text:p>
          </table:table-cell>
          <table:table-cell table:style-name="ce2" table:formula="of:=RAND()+10" office:value-type="float" office:value="10.7067624984408" calcext:value-type="float">
            <text:p>10,7068</text:p>
          </table:table-cell>
          <table:table-cell table:style-name="ce2" table:formula="of:=RAND()+10" office:value-type="float" office:value="10.1945422014562" calcext:value-type="float">
            <text:p>10,1945</text:p>
          </table:table-cell>
          <table:table-cell table:style-name="ce2" table:formula="of:=RAND()+10" office:value-type="float" office:value="10.6093358963353" calcext:value-type="float">
            <text:p>10,6093</text:p>
          </table:table-cell>
          <table:table-cell table:style-name="ce2" table:formula="of:=RAND()+10" office:value-type="float" office:value="10.8577120078581" calcext:value-type="float">
            <text:p>10,8577</text:p>
          </table:table-cell>
          <table:table-cell table:style-name="ce2" table:formula="of:=RAND()+10" office:value-type="float" office:value="10.5263341728716" calcext:value-type="float">
            <text:p>10,5263</text:p>
          </table:table-cell>
          <table:table-cell table:style-name="ce2" table:formula="of:=RAND()+10" office:value-type="float" office:value="10.8082104515066" calcext:value-type="float">
            <text:p>10,8082</text:p>
          </table:table-cell>
          <table:table-cell table:style-name="ce2" table:formula="of:=RAND()+10" office:value-type="float" office:value="10.6620746633202" calcext:value-type="float">
            <text:p>10,6621</text:p>
          </table:table-cell>
          <table:table-cell table:style-name="ce2" table:formula="of:=RAND()+10" office:value-type="float" office:value="10.921942003056" calcext:value-type="float">
            <text:p>10,9219</text:p>
          </table:table-cell>
          <table:table-cell table:style-name="ce2" table:formula="of:=RAND()+10" office:value-type="float" office:value="10.2902909008348" calcext:value-type="float">
            <text:p>10,2903</text:p>
          </table:table-cell>
          <table:table-cell table:style-name="ce2" table:formula="of:=RAND()+10" office:value-type="float" office:value="10.3005375771571" calcext:value-type="float">
            <text:p>10,3005</text:p>
          </table:table-cell>
          <table:table-cell table:style-name="ce2" table:formula="of:=RAND()+10" office:value-type="float" office:value="10.4060143081647" calcext:value-type="float">
            <text:p>10,4060</text:p>
          </table:table-cell>
          <table:table-cell table:style-name="ce2" table:formula="of:=RAND()+10" office:value-type="float" office:value="10.0059269489441" calcext:value-type="float">
            <text:p>10,0059</text:p>
          </table:table-cell>
          <table:table-cell table:style-name="ce4" table:formula="of:=AVERAGE([.A53:.P53])" office:value-type="float" office:value="10.5327268301454" calcext:value-type="float">
            <text:p>10,53</text:p>
          </table:table-cell>
          <table:table-cell table:style-name="ce4" table:formula="of:=STDEV([.A53:.P53])" office:value-type="float" office:value="0.265139664393225" calcext:value-type="float">
            <text:p>0,27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8048037025473" calcext:value-type="float">
            <text:p>10,8048</text:p>
          </table:table-cell>
          <table:table-cell table:style-name="ce2" table:formula="of:=RAND()+10" office:value-type="float" office:value="10.1012018617634" calcext:value-type="float">
            <text:p>10,1012</text:p>
          </table:table-cell>
          <table:table-cell table:style-name="ce2" table:formula="of:=RAND()+10" office:value-type="float" office:value="10.6783221498069" calcext:value-type="float">
            <text:p>10,6783</text:p>
          </table:table-cell>
          <table:table-cell table:style-name="ce2" table:formula="of:=RAND()+10" office:value-type="float" office:value="10.2887349490097" calcext:value-type="float">
            <text:p>10,2887</text:p>
          </table:table-cell>
          <table:table-cell table:style-name="ce2" table:formula="of:=RAND()+10" office:value-type="float" office:value="10.0522561792807" calcext:value-type="float">
            <text:p>10,0523</text:p>
          </table:table-cell>
          <table:table-cell table:style-name="ce2" table:formula="of:=RAND()+10" office:value-type="float" office:value="10.5227120576473" calcext:value-type="float">
            <text:p>10,5227</text:p>
          </table:table-cell>
          <table:table-cell table:style-name="ce2" table:formula="of:=RAND()+10" office:value-type="float" office:value="10.6792129379838" calcext:value-type="float">
            <text:p>10,6792</text:p>
          </table:table-cell>
          <table:table-cell table:style-name="ce2" table:formula="of:=RAND()+10" office:value-type="float" office:value="10.0685706106576" calcext:value-type="float">
            <text:p>10,0686</text:p>
          </table:table-cell>
          <table:table-cell table:style-name="ce2" table:formula="of:=RAND()+10" office:value-type="float" office:value="10.1887758319469" calcext:value-type="float">
            <text:p>10,1888</text:p>
          </table:table-cell>
          <table:table-cell table:style-name="ce2" table:formula="of:=RAND()+10" office:value-type="float" office:value="10.9713049739312" calcext:value-type="float">
            <text:p>10,9713</text:p>
          </table:table-cell>
          <table:table-cell table:style-name="ce2" table:formula="of:=RAND()+10" office:value-type="float" office:value="10.3753245419494" calcext:value-type="float">
            <text:p>10,3753</text:p>
          </table:table-cell>
          <table:table-cell table:style-name="ce2" table:formula="of:=RAND()+10" office:value-type="float" office:value="10.4802806480758" calcext:value-type="float">
            <text:p>10,4803</text:p>
          </table:table-cell>
          <table:table-cell table:style-name="ce2" table:formula="of:=RAND()+10" office:value-type="float" office:value="10.2754261545858" calcext:value-type="float">
            <text:p>10,2754</text:p>
          </table:table-cell>
          <table:table-cell table:style-name="ce2" table:formula="of:=RAND()+10" office:value-type="float" office:value="10.6633888120721" calcext:value-type="float">
            <text:p>10,6634</text:p>
          </table:table-cell>
          <table:table-cell table:style-name="ce2" table:formula="of:=RAND()+10" office:value-type="float" office:value="10.6381765262361" calcext:value-type="float">
            <text:p>10,6382</text:p>
          </table:table-cell>
          <table:table-cell table:style-name="ce2" table:formula="of:=RAND()+10" office:value-type="float" office:value="10.7744306104628" calcext:value-type="float">
            <text:p>10,7744</text:p>
          </table:table-cell>
          <table:table-cell table:style-name="ce4" table:formula="of:=AVERAGE([.A54:.P54])" office:value-type="float" office:value="10.4726826592473" calcext:value-type="float">
            <text:p>10,47</text:p>
          </table:table-cell>
          <table:table-cell table:style-name="ce4" table:formula="of:=STDEV([.A54:.P54])" office:value-type="float" office:value="0.287765187059365" calcext:value-type="float">
            <text:p>0,29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9703288447944" calcext:value-type="float">
            <text:p>10,9703</text:p>
          </table:table-cell>
          <table:table-cell table:style-name="ce2" table:formula="of:=RAND()+10" office:value-type="float" office:value="10.3455626593007" calcext:value-type="float">
            <text:p>10,3456</text:p>
          </table:table-cell>
          <table:table-cell table:style-name="ce2" table:formula="of:=RAND()+10" office:value-type="float" office:value="10.3523511425214" calcext:value-type="float">
            <text:p>10,3524</text:p>
          </table:table-cell>
          <table:table-cell table:style-name="ce2" table:formula="of:=RAND()+10" office:value-type="float" office:value="10.5240917356709" calcext:value-type="float">
            <text:p>10,5241</text:p>
          </table:table-cell>
          <table:table-cell table:style-name="ce2" table:formula="of:=RAND()+10" office:value-type="float" office:value="10.5247298611664" calcext:value-type="float">
            <text:p>10,5247</text:p>
          </table:table-cell>
          <table:table-cell table:style-name="ce2" table:formula="of:=RAND()+10" office:value-type="float" office:value="10.5132573572637" calcext:value-type="float">
            <text:p>10,5133</text:p>
          </table:table-cell>
          <table:table-cell table:style-name="ce2" table:formula="of:=RAND()+10" office:value-type="float" office:value="10.9209686553995" calcext:value-type="float">
            <text:p>10,9210</text:p>
          </table:table-cell>
          <table:table-cell table:style-name="ce2" table:formula="of:=RAND()+10" office:value-type="float" office:value="10.1953161468068" calcext:value-type="float">
            <text:p>10,1953</text:p>
          </table:table-cell>
          <table:table-cell table:style-name="ce2" table:formula="of:=RAND()+10" office:value-type="float" office:value="10.8630866790546" calcext:value-type="float">
            <text:p>10,8631</text:p>
          </table:table-cell>
          <table:table-cell table:style-name="ce2" table:formula="of:=RAND()+10" office:value-type="float" office:value="10.6038967974787" calcext:value-type="float">
            <text:p>10,6039</text:p>
          </table:table-cell>
          <table:table-cell table:style-name="ce2" table:formula="of:=RAND()+10" office:value-type="float" office:value="10.8601969636325" calcext:value-type="float">
            <text:p>10,8602</text:p>
          </table:table-cell>
          <table:table-cell table:style-name="ce2" table:formula="of:=RAND()+10" office:value-type="float" office:value="10.4540100499564" calcext:value-type="float">
            <text:p>10,4540</text:p>
          </table:table-cell>
          <table:table-cell table:style-name="ce2" table:formula="of:=RAND()+10" office:value-type="float" office:value="10.3243718607578" calcext:value-type="float">
            <text:p>10,3244</text:p>
          </table:table-cell>
          <table:table-cell table:style-name="ce2" table:formula="of:=RAND()+10" office:value-type="float" office:value="10.2977758526082" calcext:value-type="float">
            <text:p>10,2978</text:p>
          </table:table-cell>
          <table:table-cell table:style-name="ce2" table:formula="of:=RAND()+10" office:value-type="float" office:value="10.3709305436615" calcext:value-type="float">
            <text:p>10,3709</text:p>
          </table:table-cell>
          <table:table-cell table:style-name="ce2" table:formula="of:=RAND()+10" office:value-type="float" office:value="10.2805580860309" calcext:value-type="float">
            <text:p>10,2806</text:p>
          </table:table-cell>
          <table:table-cell table:style-name="ce4" table:formula="of:=AVERAGE([.A55:.P55])" office:value-type="float" office:value="10.5250895772565" calcext:value-type="float">
            <text:p>10,53</text:p>
          </table:table-cell>
          <table:table-cell table:style-name="ce4" table:formula="of:=STDEV([.A55:.P55])" office:value-type="float" office:value="0.250231897816997" calcext:value-type="float">
            <text:p>0,25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1957863206787" calcext:value-type="float">
            <text:p>10,1958</text:p>
          </table:table-cell>
          <table:table-cell table:style-name="ce2" table:formula="of:=RAND()+10" office:value-type="float" office:value="10.2480632045378" calcext:value-type="float">
            <text:p>10,2481</text:p>
          </table:table-cell>
          <table:table-cell table:style-name="ce2" table:formula="of:=RAND()+10" office:value-type="float" office:value="10.6590550459281" calcext:value-type="float">
            <text:p>10,6591</text:p>
          </table:table-cell>
          <table:table-cell table:style-name="ce2" table:formula="of:=RAND()+10" office:value-type="float" office:value="10.4712944048619" calcext:value-type="float">
            <text:p>10,4713</text:p>
          </table:table-cell>
          <table:table-cell table:style-name="ce2" table:formula="of:=RAND()+10" office:value-type="float" office:value="10.2883954888462" calcext:value-type="float">
            <text:p>10,2884</text:p>
          </table:table-cell>
          <table:table-cell table:style-name="ce2" table:formula="of:=RAND()+10" office:value-type="float" office:value="10.4724823003248" calcext:value-type="float">
            <text:p>10,4725</text:p>
          </table:table-cell>
          <table:table-cell table:style-name="ce2" table:formula="of:=RAND()+10" office:value-type="float" office:value="10.857999541187" calcext:value-type="float">
            <text:p>10,8580</text:p>
          </table:table-cell>
          <table:table-cell table:style-name="ce2" table:formula="of:=RAND()+10" office:value-type="float" office:value="10.4324606442941" calcext:value-type="float">
            <text:p>10,4325</text:p>
          </table:table-cell>
          <table:table-cell table:style-name="ce2" table:formula="of:=RAND()+10" office:value-type="float" office:value="10.0969787615564" calcext:value-type="float">
            <text:p>10,0970</text:p>
          </table:table-cell>
          <table:table-cell table:style-name="ce2" table:formula="of:=RAND()+10" office:value-type="float" office:value="10.720186583529" calcext:value-type="float">
            <text:p>10,7202</text:p>
          </table:table-cell>
          <table:table-cell table:style-name="ce2" table:formula="of:=RAND()+10" office:value-type="float" office:value="10.6208218023738" calcext:value-type="float">
            <text:p>10,6208</text:p>
          </table:table-cell>
          <table:table-cell table:style-name="ce2" table:formula="of:=RAND()+10" office:value-type="float" office:value="10.0402004330508" calcext:value-type="float">
            <text:p>10,0402</text:p>
          </table:table-cell>
          <table:table-cell table:style-name="ce2" table:formula="of:=RAND()+10" office:value-type="float" office:value="10.6650406817996" calcext:value-type="float">
            <text:p>10,6650</text:p>
          </table:table-cell>
          <table:table-cell table:style-name="ce2" table:formula="of:=RAND()+10" office:value-type="float" office:value="10.5509616594789" calcext:value-type="float">
            <text:p>10,5510</text:p>
          </table:table-cell>
          <table:table-cell table:style-name="ce2" table:formula="of:=RAND()+10" office:value-type="float" office:value="10.7247083234604" calcext:value-type="float">
            <text:p>10,7247</text:p>
          </table:table-cell>
          <table:table-cell table:style-name="ce2" table:formula="of:=RAND()+10" office:value-type="float" office:value="10.8345840240779" calcext:value-type="float">
            <text:p>10,8346</text:p>
          </table:table-cell>
          <table:table-cell table:style-name="ce4" table:formula="of:=AVERAGE([.A56:.P56])" office:value-type="float" office:value="10.4924387012491" calcext:value-type="float">
            <text:p>10,49</text:p>
          </table:table-cell>
          <table:table-cell table:style-name="ce4" table:formula="of:=STDEV([.A56:.P56])" office:value-type="float" office:value="0.256733636892469" calcext:value-type="float">
            <text:p>0,26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8326436202126" calcext:value-type="float">
            <text:p>10,8326</text:p>
          </table:table-cell>
          <table:table-cell table:style-name="ce2" table:formula="of:=RAND()+10" office:value-type="float" office:value="10.0896746981738" calcext:value-type="float">
            <text:p>10,0897</text:p>
          </table:table-cell>
          <table:table-cell table:style-name="ce2" table:formula="of:=RAND()+10" office:value-type="float" office:value="10.6826810854385" calcext:value-type="float">
            <text:p>10,6827</text:p>
          </table:table-cell>
          <table:table-cell table:style-name="ce2" table:formula="of:=RAND()+10" office:value-type="float" office:value="10.2687450282874" calcext:value-type="float">
            <text:p>10,2687</text:p>
          </table:table-cell>
          <table:table-cell table:style-name="ce2" table:formula="of:=RAND()+10" office:value-type="float" office:value="10.6707509437294" calcext:value-type="float">
            <text:p>10,6708</text:p>
          </table:table-cell>
          <table:table-cell table:style-name="ce2" table:formula="of:=RAND()+10" office:value-type="float" office:value="10.0960585518786" calcext:value-type="float">
            <text:p>10,0961</text:p>
          </table:table-cell>
          <table:table-cell table:style-name="ce2" table:formula="of:=RAND()+10" office:value-type="float" office:value="10.8577013938795" calcext:value-type="float">
            <text:p>10,8577</text:p>
          </table:table-cell>
          <table:table-cell table:style-name="ce2" table:formula="of:=RAND()+10" office:value-type="float" office:value="10.6598808220031" calcext:value-type="float">
            <text:p>10,6599</text:p>
          </table:table-cell>
          <table:table-cell table:style-name="ce2" table:formula="of:=RAND()+10" office:value-type="float" office:value="10.2038637773083" calcext:value-type="float">
            <text:p>10,2039</text:p>
          </table:table-cell>
          <table:table-cell table:style-name="ce2" table:formula="of:=RAND()+10" office:value-type="float" office:value="10.3651633807318" calcext:value-type="float">
            <text:p>10,3652</text:p>
          </table:table-cell>
          <table:table-cell table:style-name="ce2" table:formula="of:=RAND()+10" office:value-type="float" office:value="10.5155237079935" calcext:value-type="float">
            <text:p>10,5155</text:p>
          </table:table-cell>
          <table:table-cell table:style-name="ce2" table:formula="of:=RAND()+10" office:value-type="float" office:value="10.238410546974" calcext:value-type="float">
            <text:p>10,2384</text:p>
          </table:table-cell>
          <table:table-cell table:style-name="ce2" table:formula="of:=RAND()+10" office:value-type="float" office:value="10.8473034749475" calcext:value-type="float">
            <text:p>10,8473</text:p>
          </table:table-cell>
          <table:table-cell table:style-name="ce2" table:formula="of:=RAND()+10" office:value-type="float" office:value="10.6032636994593" calcext:value-type="float">
            <text:p>10,6033</text:p>
          </table:table-cell>
          <table:table-cell table:style-name="ce2" table:formula="of:=RAND()+10" office:value-type="float" office:value="10.0085902544355" calcext:value-type="float">
            <text:p>10,0086</text:p>
          </table:table-cell>
          <table:table-cell table:style-name="ce2" table:formula="of:=RAND()+10" office:value-type="float" office:value="10.1482715288251" calcext:value-type="float">
            <text:p>10,1483</text:p>
          </table:table-cell>
          <table:table-cell table:style-name="ce4" table:formula="of:=AVERAGE([.A57:.P57])" office:value-type="float" office:value="10.4430329071424" calcext:value-type="float">
            <text:p>10,44</text:p>
          </table:table-cell>
          <table:table-cell table:style-name="ce4" table:formula="of:=STDEV([.A57:.P57])" office:value-type="float" office:value="0.297860120959196" calcext:value-type="float">
            <text:p>0,30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0854170311983" calcext:value-type="float">
            <text:p>10,0854</text:p>
          </table:table-cell>
          <table:table-cell table:style-name="ce2" table:formula="of:=RAND()+10" office:value-type="float" office:value="10.3995992927414" calcext:value-type="float">
            <text:p>10,3996</text:p>
          </table:table-cell>
          <table:table-cell table:style-name="ce2" table:formula="of:=RAND()+10" office:value-type="float" office:value="10.2103797626179" calcext:value-type="float">
            <text:p>10,2104</text:p>
          </table:table-cell>
          <table:table-cell table:style-name="ce2" table:formula="of:=RAND()+10" office:value-type="float" office:value="10.6439665183108" calcext:value-type="float">
            <text:p>10,6440</text:p>
          </table:table-cell>
          <table:table-cell table:style-name="ce2" table:formula="of:=RAND()+10" office:value-type="float" office:value="10.8855490700624" calcext:value-type="float">
            <text:p>10,8855</text:p>
          </table:table-cell>
          <table:table-cell table:style-name="ce2" table:formula="of:=RAND()+10" office:value-type="float" office:value="10.4993264929723" calcext:value-type="float">
            <text:p>10,4993</text:p>
          </table:table-cell>
          <table:table-cell table:style-name="ce2" table:formula="of:=RAND()+10" office:value-type="float" office:value="10.6048212211277" calcext:value-type="float">
            <text:p>10,6048</text:p>
          </table:table-cell>
          <table:table-cell table:style-name="ce2" table:formula="of:=RAND()+10" office:value-type="float" office:value="10.6194577445713" calcext:value-type="float">
            <text:p>10,6195</text:p>
          </table:table-cell>
          <table:table-cell table:style-name="ce2" table:formula="of:=RAND()+10" office:value-type="float" office:value="10.199082401252" calcext:value-type="float">
            <text:p>10,1991</text:p>
          </table:table-cell>
          <table:table-cell table:style-name="ce2" table:formula="of:=RAND()+10" office:value-type="float" office:value="10.0407726262629" calcext:value-type="float">
            <text:p>10,0408</text:p>
          </table:table-cell>
          <table:table-cell table:style-name="ce2" table:formula="of:=RAND()+10" office:value-type="float" office:value="10.5768626779699" calcext:value-type="float">
            <text:p>10,5769</text:p>
          </table:table-cell>
          <table:table-cell table:style-name="ce2" table:formula="of:=RAND()+10" office:value-type="float" office:value="10.9984366835912" calcext:value-type="float">
            <text:p>10,9984</text:p>
          </table:table-cell>
          <table:table-cell table:style-name="ce2" table:formula="of:=RAND()+10" office:value-type="float" office:value="10.0215470005811" calcext:value-type="float">
            <text:p>10,0215</text:p>
          </table:table-cell>
          <table:table-cell table:style-name="ce2" table:formula="of:=RAND()+10" office:value-type="float" office:value="10.3402515886635" calcext:value-type="float">
            <text:p>10,3403</text:p>
          </table:table-cell>
          <table:table-cell table:style-name="ce2" table:formula="of:=RAND()+10" office:value-type="float" office:value="10.890762249588" calcext:value-type="float">
            <text:p>10,8908</text:p>
          </table:table-cell>
          <table:table-cell table:style-name="ce2" table:formula="of:=RAND()+10" office:value-type="float" office:value="10.5957926014506" calcext:value-type="float">
            <text:p>10,5958</text:p>
          </table:table-cell>
          <table:table-cell table:style-name="ce4" table:formula="of:=AVERAGE([.A58:.P58])" office:value-type="float" office:value="10.4757515601851" calcext:value-type="float">
            <text:p>10,48</text:p>
          </table:table-cell>
          <table:table-cell table:style-name="ce4" table:formula="of:=STDEV([.A58:.P58])" office:value-type="float" office:value="0.308021680815554" calcext:value-type="float">
            <text:p>0,31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0468933613947" calcext:value-type="float">
            <text:p>10,0469</text:p>
          </table:table-cell>
          <table:table-cell table:style-name="ce2" table:formula="of:=RAND()+10" office:value-type="float" office:value="10.2868902038552" calcext:value-type="float">
            <text:p>10,2869</text:p>
          </table:table-cell>
          <table:table-cell table:style-name="ce2" table:formula="of:=RAND()+10" office:value-type="float" office:value="10.6360594776122" calcext:value-type="float">
            <text:p>10,6361</text:p>
          </table:table-cell>
          <table:table-cell table:style-name="ce2" table:formula="of:=RAND()+10" office:value-type="float" office:value="10.2148195303333" calcext:value-type="float">
            <text:p>10,2148</text:p>
          </table:table-cell>
          <table:table-cell table:style-name="ce2" table:formula="of:=RAND()+10" office:value-type="float" office:value="10.1825349900268" calcext:value-type="float">
            <text:p>10,1825</text:p>
          </table:table-cell>
          <table:table-cell table:style-name="ce2" table:formula="of:=RAND()+10" office:value-type="float" office:value="10.3281807947338" calcext:value-type="float">
            <text:p>10,3282</text:p>
          </table:table-cell>
          <table:table-cell table:style-name="ce2" table:formula="of:=RAND()+10" office:value-type="float" office:value="10.210898968843" calcext:value-type="float">
            <text:p>10,2109</text:p>
          </table:table-cell>
          <table:table-cell table:style-name="ce2" table:formula="of:=RAND()+10" office:value-type="float" office:value="10.5217726455506" calcext:value-type="float">
            <text:p>10,5218</text:p>
          </table:table-cell>
          <table:table-cell table:style-name="ce2" table:formula="of:=RAND()+10" office:value-type="float" office:value="10.9800901824317" calcext:value-type="float">
            <text:p>10,9801</text:p>
          </table:table-cell>
          <table:table-cell table:style-name="ce2" table:formula="of:=RAND()+10" office:value-type="float" office:value="10.0471094277723" calcext:value-type="float">
            <text:p>10,0471</text:p>
          </table:table-cell>
          <table:table-cell table:style-name="ce2" table:formula="of:=RAND()+10" office:value-type="float" office:value="10.2698838253927" calcext:value-type="float">
            <text:p>10,2699</text:p>
          </table:table-cell>
          <table:table-cell table:style-name="ce2" table:formula="of:=RAND()+10" office:value-type="float" office:value="10.447984256767" calcext:value-type="float">
            <text:p>10,4480</text:p>
          </table:table-cell>
          <table:table-cell table:style-name="ce2" table:formula="of:=RAND()+10" office:value-type="float" office:value="10.9633590159836" calcext:value-type="float">
            <text:p>10,9634</text:p>
          </table:table-cell>
          <table:table-cell table:style-name="ce2" table:formula="of:=RAND()+10" office:value-type="float" office:value="10.7935113840561" calcext:value-type="float">
            <text:p>10,7935</text:p>
          </table:table-cell>
          <table:table-cell table:style-name="ce2" table:formula="of:=RAND()+10" office:value-type="float" office:value="10.1283727866531" calcext:value-type="float">
            <text:p>10,1284</text:p>
          </table:table-cell>
          <table:table-cell table:style-name="ce2" table:formula="of:=RAND()+10" office:value-type="float" office:value="10.5804902072915" calcext:value-type="float">
            <text:p>10,5805</text:p>
          </table:table-cell>
          <table:table-cell table:style-name="ce4" table:formula="of:=AVERAGE([.A59:.P59])" office:value-type="float" office:value="10.4149281911686" calcext:value-type="float">
            <text:p>10,41</text:p>
          </table:table-cell>
          <table:table-cell table:style-name="ce4" table:formula="of:=STDEV([.A59:.P59])" office:value-type="float" office:value="0.303953607315595" calcext:value-type="float">
            <text:p>0,30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7367880286432" calcext:value-type="float">
            <text:p>10,7368</text:p>
          </table:table-cell>
          <table:table-cell table:style-name="ce2" table:formula="of:=RAND()+10" office:value-type="float" office:value="10.4066272954675" calcext:value-type="float">
            <text:p>10,4066</text:p>
          </table:table-cell>
          <table:table-cell table:style-name="ce2" table:formula="of:=RAND()+10" office:value-type="float" office:value="10.9608009356235" calcext:value-type="float">
            <text:p>10,9608</text:p>
          </table:table-cell>
          <table:table-cell table:style-name="ce2" table:formula="of:=RAND()+10" office:value-type="float" office:value="10.6049642395775" calcext:value-type="float">
            <text:p>10,6050</text:p>
          </table:table-cell>
          <table:table-cell table:style-name="ce2" table:formula="of:=RAND()+10" office:value-type="float" office:value="10.00305481229" calcext:value-type="float">
            <text:p>10,0031</text:p>
          </table:table-cell>
          <table:table-cell table:style-name="ce2" table:formula="of:=RAND()+10" office:value-type="float" office:value="10.4271672041316" calcext:value-type="float">
            <text:p>10,4272</text:p>
          </table:table-cell>
          <table:table-cell table:style-name="ce2" table:formula="of:=RAND()+10" office:value-type="float" office:value="10.1069704020833" calcext:value-type="float">
            <text:p>10,1070</text:p>
          </table:table-cell>
          <table:table-cell table:style-name="ce2" table:formula="of:=RAND()+10" office:value-type="float" office:value="10.3258937928163" calcext:value-type="float">
            <text:p>10,3259</text:p>
          </table:table-cell>
          <table:table-cell table:style-name="ce2" table:formula="of:=RAND()+10" office:value-type="float" office:value="10.2130159380945" calcext:value-type="float">
            <text:p>10,2130</text:p>
          </table:table-cell>
          <table:table-cell table:style-name="ce2" table:formula="of:=RAND()+10" office:value-type="float" office:value="10.1333754879295" calcext:value-type="float">
            <text:p>10,1334</text:p>
          </table:table-cell>
          <table:table-cell table:style-name="ce2" table:formula="of:=RAND()+10" office:value-type="float" office:value="10.8544433340207" calcext:value-type="float">
            <text:p>10,8544</text:p>
          </table:table-cell>
          <table:table-cell table:style-name="ce2" table:formula="of:=RAND()+10" office:value-type="float" office:value="10.7999958337755" calcext:value-type="float">
            <text:p>10,8000</text:p>
          </table:table-cell>
          <table:table-cell table:style-name="ce2" table:formula="of:=RAND()+10" office:value-type="float" office:value="10.6853456367945" calcext:value-type="float">
            <text:p>10,6853</text:p>
          </table:table-cell>
          <table:table-cell table:style-name="ce2" table:formula="of:=RAND()+10" office:value-type="float" office:value="10.7706248886793" calcext:value-type="float">
            <text:p>10,7706</text:p>
          </table:table-cell>
          <table:table-cell table:style-name="ce2" table:formula="of:=RAND()+10" office:value-type="float" office:value="10.5644169833085" calcext:value-type="float">
            <text:p>10,5644</text:p>
          </table:table-cell>
          <table:table-cell table:style-name="ce2" table:formula="of:=RAND()+10" office:value-type="float" office:value="10.0728666252131" calcext:value-type="float">
            <text:p>10,0729</text:p>
          </table:table-cell>
          <table:table-cell table:style-name="ce4" table:formula="of:=AVERAGE([.A60:.P60])" office:value-type="float" office:value="10.479146964903" calcext:value-type="float">
            <text:p>10,48</text:p>
          </table:table-cell>
          <table:table-cell table:style-name="ce4" table:formula="of:=STDEV([.A60:.P60])" office:value-type="float" office:value="0.310356040499564" calcext:value-type="float">
            <text:p>0,31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0522826082426" calcext:value-type="float">
            <text:p>10,0523</text:p>
          </table:table-cell>
          <table:table-cell table:style-name="ce2" table:formula="of:=RAND()+10" office:value-type="float" office:value="10.9290535133841" calcext:value-type="float">
            <text:p>10,9291</text:p>
          </table:table-cell>
          <table:table-cell table:style-name="ce2" table:formula="of:=RAND()+10" office:value-type="float" office:value="10.7861284697227" calcext:value-type="float">
            <text:p>10,7861</text:p>
          </table:table-cell>
          <table:table-cell table:style-name="ce2" table:formula="of:=RAND()+10" office:value-type="float" office:value="10.6676417855921" calcext:value-type="float">
            <text:p>10,6676</text:p>
          </table:table-cell>
          <table:table-cell table:style-name="ce2" table:formula="of:=RAND()+10" office:value-type="float" office:value="10.1558872356972" calcext:value-type="float">
            <text:p>10,1559</text:p>
          </table:table-cell>
          <table:table-cell table:style-name="ce2" table:formula="of:=RAND()+10" office:value-type="float" office:value="10.8499894558838" calcext:value-type="float">
            <text:p>10,8500</text:p>
          </table:table-cell>
          <table:table-cell table:style-name="ce2" table:formula="of:=RAND()+10" office:value-type="float" office:value="10.9118159660237" calcext:value-type="float">
            <text:p>10,9118</text:p>
          </table:table-cell>
          <table:table-cell table:style-name="ce2" table:formula="of:=RAND()+10" office:value-type="float" office:value="10.9190979560861" calcext:value-type="float">
            <text:p>10,9191</text:p>
          </table:table-cell>
          <table:table-cell table:style-name="ce2" table:formula="of:=RAND()+10" office:value-type="float" office:value="10.0059993002806" calcext:value-type="float">
            <text:p>10,0060</text:p>
          </table:table-cell>
          <table:table-cell table:style-name="ce2" table:formula="of:=RAND()+10" office:value-type="float" office:value="10.152514348529" calcext:value-type="float">
            <text:p>10,1525</text:p>
          </table:table-cell>
          <table:table-cell table:style-name="ce2" table:formula="of:=RAND()+10" office:value-type="float" office:value="10.75922008493" calcext:value-type="float">
            <text:p>10,7592</text:p>
          </table:table-cell>
          <table:table-cell table:style-name="ce2" table:formula="of:=RAND()+10" office:value-type="float" office:value="10.2304579022245" calcext:value-type="float">
            <text:p>10,2305</text:p>
          </table:table-cell>
          <table:table-cell table:style-name="ce2" table:formula="of:=RAND()+10" office:value-type="float" office:value="10.0164293040719" calcext:value-type="float">
            <text:p>10,0164</text:p>
          </table:table-cell>
          <table:table-cell table:style-name="ce2" table:formula="of:=RAND()+10" office:value-type="float" office:value="10.7143284864796" calcext:value-type="float">
            <text:p>10,7143</text:p>
          </table:table-cell>
          <table:table-cell table:style-name="ce2" table:formula="of:=RAND()+10" office:value-type="float" office:value="10.1474502322267" calcext:value-type="float">
            <text:p>10,1475</text:p>
          </table:table-cell>
          <table:table-cell table:style-name="ce2" table:formula="of:=RAND()+10" office:value-type="float" office:value="10.2917776549973" calcext:value-type="float">
            <text:p>10,2918</text:p>
          </table:table-cell>
          <table:table-cell table:style-name="ce4" table:formula="of:=AVERAGE([.A61:.P61])" office:value-type="float" office:value="10.4743796440232" calcext:value-type="float">
            <text:p>10,47</text:p>
          </table:table-cell>
          <table:table-cell table:style-name="ce4" table:formula="of:=STDEV([.A61:.P61])" office:value-type="float" office:value="0.367169940118328" calcext:value-type="float">
            <text:p>0,37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1622701506666" calcext:value-type="float">
            <text:p>10,1623</text:p>
          </table:table-cell>
          <table:table-cell table:style-name="ce2" table:formula="of:=RAND()+10" office:value-type="float" office:value="10.5111660298261" calcext:value-type="float">
            <text:p>10,5112</text:p>
          </table:table-cell>
          <table:table-cell table:style-name="ce2" table:formula="of:=RAND()+10" office:value-type="float" office:value="10.1312674686677" calcext:value-type="float">
            <text:p>10,1313</text:p>
          </table:table-cell>
          <table:table-cell table:style-name="ce2" table:formula="of:=RAND()+10" office:value-type="float" office:value="10.7653131179449" calcext:value-type="float">
            <text:p>10,7653</text:p>
          </table:table-cell>
          <table:table-cell table:style-name="ce2" table:formula="of:=RAND()+10" office:value-type="float" office:value="10.8009244324212" calcext:value-type="float">
            <text:p>10,8009</text:p>
          </table:table-cell>
          <table:table-cell table:style-name="ce2" table:formula="of:=RAND()+10" office:value-type="float" office:value="10.9829525549026" calcext:value-type="float">
            <text:p>10,9830</text:p>
          </table:table-cell>
          <table:table-cell table:style-name="ce2" table:formula="of:=RAND()+10" office:value-type="float" office:value="10.786489347441" calcext:value-type="float">
            <text:p>10,7865</text:p>
          </table:table-cell>
          <table:table-cell table:style-name="ce2" table:formula="of:=RAND()+10" office:value-type="float" office:value="10.863374075459" calcext:value-type="float">
            <text:p>10,8634</text:p>
          </table:table-cell>
          <table:table-cell table:style-name="ce2" table:formula="of:=RAND()+10" office:value-type="float" office:value="10.6048745153915" calcext:value-type="float">
            <text:p>10,6049</text:p>
          </table:table-cell>
          <table:table-cell table:style-name="ce2" table:formula="of:=RAND()+10" office:value-type="float" office:value="10.664574188797" calcext:value-type="float">
            <text:p>10,6646</text:p>
          </table:table-cell>
          <table:table-cell table:style-name="ce2" table:formula="of:=RAND()+10" office:value-type="float" office:value="10.1304577067013" calcext:value-type="float">
            <text:p>10,1305</text:p>
          </table:table-cell>
          <table:table-cell table:style-name="ce2" table:formula="of:=RAND()+10" office:value-type="float" office:value="10.9177769028813" calcext:value-type="float">
            <text:p>10,9178</text:p>
          </table:table-cell>
          <table:table-cell table:style-name="ce2" table:formula="of:=RAND()+10" office:value-type="float" office:value="10.4556058623425" calcext:value-type="float">
            <text:p>10,4556</text:p>
          </table:table-cell>
          <table:table-cell table:style-name="ce2" table:formula="of:=RAND()+10" office:value-type="float" office:value="10.665418270857" calcext:value-type="float">
            <text:p>10,6654</text:p>
          </table:table-cell>
          <table:table-cell table:style-name="ce2" table:formula="of:=RAND()+10" office:value-type="float" office:value="10.0351184251141" calcext:value-type="float">
            <text:p>10,0351</text:p>
          </table:table-cell>
          <table:table-cell table:style-name="ce2" table:formula="of:=RAND()+10" office:value-type="float" office:value="10.3105846188676" calcext:value-type="float">
            <text:p>10,3106</text:p>
          </table:table-cell>
          <table:table-cell table:style-name="ce4" table:formula="of:=AVERAGE([.A62:.P62])" office:value-type="float" office:value="10.5492604792676" calcext:value-type="float">
            <text:p>10,55</text:p>
          </table:table-cell>
          <table:table-cell table:style-name="ce4" table:formula="of:=STDEV([.A62:.P62])" office:value-type="float" office:value="0.310927684786274" calcext:value-type="float">
            <text:p>0,31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5225923327918" calcext:value-type="float">
            <text:p>10,5226</text:p>
          </table:table-cell>
          <table:table-cell table:style-name="ce2" table:formula="of:=RAND()+10" office:value-type="float" office:value="10.3895564931577" calcext:value-type="float">
            <text:p>10,3896</text:p>
          </table:table-cell>
          <table:table-cell table:style-name="ce2" table:formula="of:=RAND()+10" office:value-type="float" office:value="10.3034861829855" calcext:value-type="float">
            <text:p>10,3035</text:p>
          </table:table-cell>
          <table:table-cell table:style-name="ce2" table:formula="of:=RAND()+10" office:value-type="float" office:value="10.8849358228354" calcext:value-type="float">
            <text:p>10,8849</text:p>
          </table:table-cell>
          <table:table-cell table:style-name="ce2" table:formula="of:=RAND()+10" office:value-type="float" office:value="10.1484338118032" calcext:value-type="float">
            <text:p>10,1484</text:p>
          </table:table-cell>
          <table:table-cell table:style-name="ce2" table:formula="of:=RAND()+10" office:value-type="float" office:value="10.4324839278884" calcext:value-type="float">
            <text:p>10,4325</text:p>
          </table:table-cell>
          <table:table-cell table:style-name="ce2" table:formula="of:=RAND()+10" office:value-type="float" office:value="10.7434335037836" calcext:value-type="float">
            <text:p>10,7434</text:p>
          </table:table-cell>
          <table:table-cell table:style-name="ce2" table:formula="of:=RAND()+10" office:value-type="float" office:value="10.7358798789204" calcext:value-type="float">
            <text:p>10,7359</text:p>
          </table:table-cell>
          <table:table-cell table:style-name="ce2" table:formula="of:=RAND()+10" office:value-type="float" office:value="10.8268197464697" calcext:value-type="float">
            <text:p>10,8268</text:p>
          </table:table-cell>
          <table:table-cell table:style-name="ce2" table:formula="of:=RAND()+10" office:value-type="float" office:value="10.2742221561024" calcext:value-type="float">
            <text:p>10,2742</text:p>
          </table:table-cell>
          <table:table-cell table:style-name="ce2" table:formula="of:=RAND()+10" office:value-type="float" office:value="10.0543887866943" calcext:value-type="float">
            <text:p>10,0544</text:p>
          </table:table-cell>
          <table:table-cell table:style-name="ce2" table:formula="of:=RAND()+10" office:value-type="float" office:value="10.1192060105425" calcext:value-type="float">
            <text:p>10,1192</text:p>
          </table:table-cell>
          <table:table-cell table:style-name="ce2" table:formula="of:=RAND()+10" office:value-type="float" office:value="10.9089590806821" calcext:value-type="float">
            <text:p>10,9090</text:p>
          </table:table-cell>
          <table:table-cell table:style-name="ce2" table:formula="of:=RAND()+10" office:value-type="float" office:value="10.8173581660787" calcext:value-type="float">
            <text:p>10,8174</text:p>
          </table:table-cell>
          <table:table-cell table:style-name="ce2" table:formula="of:=RAND()+10" office:value-type="float" office:value="10.3696862205292" calcext:value-type="float">
            <text:p>10,3697</text:p>
          </table:table-cell>
          <table:table-cell table:style-name="ce2" table:formula="of:=RAND()+10" office:value-type="float" office:value="10.9104756517493" calcext:value-type="float">
            <text:p>10,9105</text:p>
          </table:table-cell>
          <table:table-cell table:style-name="ce4" table:formula="of:=AVERAGE([.A63:.P63])" office:value-type="float" office:value="10.5276198608134" calcext:value-type="float">
            <text:p>10,53</text:p>
          </table:table-cell>
          <table:table-cell table:style-name="ce4" table:formula="of:=STDEV([.A63:.P63])" office:value-type="float" office:value="0.303880240597018" calcext:value-type="float">
            <text:p>0,30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9491757511548" calcext:value-type="float">
            <text:p>10,9492</text:p>
          </table:table-cell>
          <table:table-cell table:style-name="ce2" table:formula="of:=RAND()+10" office:value-type="float" office:value="10.6204695343273" calcext:value-type="float">
            <text:p>10,6205</text:p>
          </table:table-cell>
          <table:table-cell table:style-name="ce2" table:formula="of:=RAND()+10" office:value-type="float" office:value="10.0573394476149" calcext:value-type="float">
            <text:p>10,0573</text:p>
          </table:table-cell>
          <table:table-cell table:style-name="ce2" table:formula="of:=RAND()+10" office:value-type="float" office:value="10.7173199878493" calcext:value-type="float">
            <text:p>10,7173</text:p>
          </table:table-cell>
          <table:table-cell table:style-name="ce2" table:formula="of:=RAND()+10" office:value-type="float" office:value="10.7063672576186" calcext:value-type="float">
            <text:p>10,7064</text:p>
          </table:table-cell>
          <table:table-cell table:style-name="ce2" table:formula="of:=RAND()+10" office:value-type="float" office:value="10.2138849572247" calcext:value-type="float">
            <text:p>10,2139</text:p>
          </table:table-cell>
          <table:table-cell table:style-name="ce2" table:formula="of:=RAND()+10" office:value-type="float" office:value="10.3509219590349" calcext:value-type="float">
            <text:p>10,3509</text:p>
          </table:table-cell>
          <table:table-cell table:style-name="ce2" table:formula="of:=RAND()+10" office:value-type="float" office:value="10.9504136233363" calcext:value-type="float">
            <text:p>10,9504</text:p>
          </table:table-cell>
          <table:table-cell table:style-name="ce2" table:formula="of:=RAND()+10" office:value-type="float" office:value="10.5858401255202" calcext:value-type="float">
            <text:p>10,5858</text:p>
          </table:table-cell>
          <table:table-cell table:style-name="ce2" table:formula="of:=RAND()+10" office:value-type="float" office:value="10.6994329623133" calcext:value-type="float">
            <text:p>10,6994</text:p>
          </table:table-cell>
          <table:table-cell table:style-name="ce2" table:formula="of:=RAND()+10" office:value-type="float" office:value="10.2240530407193" calcext:value-type="float">
            <text:p>10,2241</text:p>
          </table:table-cell>
          <table:table-cell table:style-name="ce2" table:formula="of:=RAND()+10" office:value-type="float" office:value="10.9151155418968" calcext:value-type="float">
            <text:p>10,9151</text:p>
          </table:table-cell>
          <table:table-cell table:style-name="ce2" table:formula="of:=RAND()+10" office:value-type="float" office:value="10.9271757450072" calcext:value-type="float">
            <text:p>10,9272</text:p>
          </table:table-cell>
          <table:table-cell table:style-name="ce2" table:formula="of:=RAND()+10" office:value-type="float" office:value="10.0375063070222" calcext:value-type="float">
            <text:p>10,0375</text:p>
          </table:table-cell>
          <table:table-cell table:style-name="ce2" table:formula="of:=RAND()+10" office:value-type="float" office:value="10.4672675565568" calcext:value-type="float">
            <text:p>10,4673</text:p>
          </table:table-cell>
          <table:table-cell table:style-name="ce2" table:formula="of:=RAND()+10" office:value-type="float" office:value="10.8562056185062" calcext:value-type="float">
            <text:p>10,8562</text:p>
          </table:table-cell>
          <table:table-cell table:style-name="ce4" table:formula="of:=AVERAGE([.A64:.P64])" office:value-type="float" office:value="10.5799055884814" calcext:value-type="float">
            <text:p>10,58</text:p>
          </table:table-cell>
          <table:table-cell table:style-name="ce4" table:formula="of:=STDEV([.A64:.P64])" office:value-type="float" office:value="0.319037999158015" calcext:value-type="float">
            <text:p>0,32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4142016185264" calcext:value-type="float">
            <text:p>10,4142</text:p>
          </table:table-cell>
          <table:table-cell table:style-name="ce2" table:formula="of:=RAND()+10" office:value-type="float" office:value="10.7490417799761" calcext:value-type="float">
            <text:p>10,7490</text:p>
          </table:table-cell>
          <table:table-cell table:style-name="ce2" table:formula="of:=RAND()+10" office:value-type="float" office:value="10.6990743274003" calcext:value-type="float">
            <text:p>10,6991</text:p>
          </table:table-cell>
          <table:table-cell table:style-name="ce2" table:formula="of:=RAND()+10" office:value-type="float" office:value="10.1277385482925" calcext:value-type="float">
            <text:p>10,1277</text:p>
          </table:table-cell>
          <table:table-cell table:style-name="ce2" table:formula="of:=RAND()+10" office:value-type="float" office:value="10.185763896471" calcext:value-type="float">
            <text:p>10,1858</text:p>
          </table:table-cell>
          <table:table-cell table:style-name="ce2" table:formula="of:=RAND()+10" office:value-type="float" office:value="10.2600950912487" calcext:value-type="float">
            <text:p>10,2601</text:p>
          </table:table-cell>
          <table:table-cell table:style-name="ce2" table:formula="of:=RAND()+10" office:value-type="float" office:value="10.0746926327765" calcext:value-type="float">
            <text:p>10,0747</text:p>
          </table:table-cell>
          <table:table-cell table:style-name="ce2" table:formula="of:=RAND()+10" office:value-type="float" office:value="10.3869143982559" calcext:value-type="float">
            <text:p>10,3869</text:p>
          </table:table-cell>
          <table:table-cell table:style-name="ce2" table:formula="of:=RAND()+10" office:value-type="float" office:value="10.5774008105796" calcext:value-type="float">
            <text:p>10,5774</text:p>
          </table:table-cell>
          <table:table-cell table:style-name="ce2" table:formula="of:=RAND()+10" office:value-type="float" office:value="10.050007445019" calcext:value-type="float">
            <text:p>10,0500</text:p>
          </table:table-cell>
          <table:table-cell table:style-name="ce2" table:formula="of:=RAND()+10" office:value-type="float" office:value="10.7213911020168" calcext:value-type="float">
            <text:p>10,7214</text:p>
          </table:table-cell>
          <table:table-cell table:style-name="ce2" table:formula="of:=RAND()+10" office:value-type="float" office:value="10.8724657743082" calcext:value-type="float">
            <text:p>10,8725</text:p>
          </table:table-cell>
          <table:table-cell table:style-name="ce2" table:formula="of:=RAND()+10" office:value-type="float" office:value="10.4644947746143" calcext:value-type="float">
            <text:p>10,4645</text:p>
          </table:table-cell>
          <table:table-cell table:style-name="ce2" table:formula="of:=RAND()+10" office:value-type="float" office:value="10.8946453664256" calcext:value-type="float">
            <text:p>10,8946</text:p>
          </table:table-cell>
          <table:table-cell table:style-name="ce2" table:formula="of:=RAND()+10" office:value-type="float" office:value="10.6028396288871" calcext:value-type="float">
            <text:p>10,6028</text:p>
          </table:table-cell>
          <table:table-cell table:style-name="ce2" table:formula="of:=RAND()+10" office:value-type="float" office:value="10.1997060489218" calcext:value-type="float">
            <text:p>10,1997</text:p>
          </table:table-cell>
          <table:table-cell table:style-name="ce4" table:formula="of:=AVERAGE([.A65:.P65])" office:value-type="float" office:value="10.4550295777325" calcext:value-type="float">
            <text:p>10,46</text:p>
          </table:table-cell>
          <table:table-cell table:style-name="ce4" table:formula="of:=STDEV([.A65:.P65])" office:value-type="float" office:value="0.28509592762985" calcext:value-type="float">
            <text:p>0,29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5948774646156" calcext:value-type="float">
            <text:p>10,5949</text:p>
          </table:table-cell>
          <table:table-cell table:style-name="ce2" table:formula="of:=RAND()+10" office:value-type="float" office:value="10.3354258608776" calcext:value-type="float">
            <text:p>10,3354</text:p>
          </table:table-cell>
          <table:table-cell table:style-name="ce2" table:formula="of:=RAND()+10" office:value-type="float" office:value="10.2277278052602" calcext:value-type="float">
            <text:p>10,2277</text:p>
          </table:table-cell>
          <table:table-cell table:style-name="ce2" table:formula="of:=RAND()+10" office:value-type="float" office:value="10.3106912691074" calcext:value-type="float">
            <text:p>10,3107</text:p>
          </table:table-cell>
          <table:table-cell table:style-name="ce2" table:formula="of:=RAND()+10" office:value-type="float" office:value="10.9048687754635" calcext:value-type="float">
            <text:p>10,9049</text:p>
          </table:table-cell>
          <table:table-cell table:style-name="ce2" table:formula="of:=RAND()+10" office:value-type="float" office:value="10.6160371848497" calcext:value-type="float">
            <text:p>10,6160</text:p>
          </table:table-cell>
          <table:table-cell table:style-name="ce2" table:formula="of:=RAND()+10" office:value-type="float" office:value="10.247299119362" calcext:value-type="float">
            <text:p>10,2473</text:p>
          </table:table-cell>
          <table:table-cell table:style-name="ce2" table:formula="of:=RAND()+10" office:value-type="float" office:value="10.2100885338" calcext:value-type="float">
            <text:p>10,2101</text:p>
          </table:table-cell>
          <table:table-cell table:style-name="ce2" table:formula="of:=RAND()+10" office:value-type="float" office:value="10.1493710421165" calcext:value-type="float">
            <text:p>10,1494</text:p>
          </table:table-cell>
          <table:table-cell table:style-name="ce2" table:formula="of:=RAND()+10" office:value-type="float" office:value="10.9991381195725" calcext:value-type="float">
            <text:p>10,9991</text:p>
          </table:table-cell>
          <table:table-cell table:style-name="ce2" table:formula="of:=RAND()+10" office:value-type="float" office:value="10.2763800489424" calcext:value-type="float">
            <text:p>10,2764</text:p>
          </table:table-cell>
          <table:table-cell table:style-name="ce2" table:formula="of:=RAND()+10" office:value-type="float" office:value="10.5832895951192" calcext:value-type="float">
            <text:p>10,5833</text:p>
          </table:table-cell>
          <table:table-cell table:style-name="ce2" table:formula="of:=RAND()+10" office:value-type="float" office:value="10.9659959287017" calcext:value-type="float">
            <text:p>10,9660</text:p>
          </table:table-cell>
          <table:table-cell table:style-name="ce2" table:formula="of:=RAND()+10" office:value-type="float" office:value="10.2843444024811" calcext:value-type="float">
            <text:p>10,2843</text:p>
          </table:table-cell>
          <table:table-cell table:style-name="ce2" table:formula="of:=RAND()+10" office:value-type="float" office:value="10.9321588330034" calcext:value-type="float">
            <text:p>10,9322</text:p>
          </table:table-cell>
          <table:table-cell table:style-name="ce2" table:formula="of:=RAND()+10" office:value-type="float" office:value="10.6269658073351" calcext:value-type="float">
            <text:p>10,6270</text:p>
          </table:table-cell>
          <table:table-cell table:style-name="ce4" table:formula="of:=AVERAGE([.A66:.P66])" office:value-type="float" office:value="10.516541236913" calcext:value-type="float">
            <text:p>10,52</text:p>
          </table:table-cell>
          <table:table-cell table:style-name="ce4" table:formula="of:=STDEV([.A66:.P66])" office:value-type="float" office:value="0.301389222763654" calcext:value-type="float">
            <text:p>0,30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7751569829535" calcext:value-type="float">
            <text:p>10,7752</text:p>
          </table:table-cell>
          <table:table-cell table:style-name="ce2" table:formula="of:=RAND()+10" office:value-type="float" office:value="10.3891167664788" calcext:value-type="float">
            <text:p>10,3891</text:p>
          </table:table-cell>
          <table:table-cell table:style-name="ce2" table:formula="of:=RAND()+10" office:value-type="float" office:value="10.4465179575633" calcext:value-type="float">
            <text:p>10,4465</text:p>
          </table:table-cell>
          <table:table-cell table:style-name="ce2" table:formula="of:=RAND()+10" office:value-type="float" office:value="10.8721588372956" calcext:value-type="float">
            <text:p>10,8722</text:p>
          </table:table-cell>
          <table:table-cell table:style-name="ce2" table:formula="of:=RAND()+10" office:value-type="float" office:value="10.7795044714076" calcext:value-type="float">
            <text:p>10,7795</text:p>
          </table:table-cell>
          <table:table-cell table:style-name="ce2" table:formula="of:=RAND()+10" office:value-type="float" office:value="10.5698600585998" calcext:value-type="float">
            <text:p>10,5699</text:p>
          </table:table-cell>
          <table:table-cell table:style-name="ce2" table:formula="of:=RAND()+10" office:value-type="float" office:value="10.2790650324668" calcext:value-type="float">
            <text:p>10,2791</text:p>
          </table:table-cell>
          <table:table-cell table:style-name="ce2" table:formula="of:=RAND()+10" office:value-type="float" office:value="10.9227578198658" calcext:value-type="float">
            <text:p>10,9228</text:p>
          </table:table-cell>
          <table:table-cell table:style-name="ce2" table:formula="of:=RAND()+10" office:value-type="float" office:value="10.8660209221535" calcext:value-type="float">
            <text:p>10,8660</text:p>
          </table:table-cell>
          <table:table-cell table:style-name="ce2" table:formula="of:=RAND()+10" office:value-type="float" office:value="10.0896042656019" calcext:value-type="float">
            <text:p>10,0896</text:p>
          </table:table-cell>
          <table:table-cell table:style-name="ce2" table:formula="of:=RAND()+10" office:value-type="float" office:value="10.3960843064511" calcext:value-type="float">
            <text:p>10,3961</text:p>
          </table:table-cell>
          <table:table-cell table:style-name="ce2" table:formula="of:=RAND()+10" office:value-type="float" office:value="10.8939098956317" calcext:value-type="float">
            <text:p>10,8939</text:p>
          </table:table-cell>
          <table:table-cell table:style-name="ce2" table:formula="of:=RAND()+10" office:value-type="float" office:value="10.0843460118875" calcext:value-type="float">
            <text:p>10,0843</text:p>
          </table:table-cell>
          <table:table-cell table:style-name="ce2" table:formula="of:=RAND()+10" office:value-type="float" office:value="10.3327705566733" calcext:value-type="float">
            <text:p>10,3328</text:p>
          </table:table-cell>
          <table:table-cell table:style-name="ce2" table:formula="of:=RAND()+10" office:value-type="float" office:value="10.2326297126146" calcext:value-type="float">
            <text:p>10,2326</text:p>
          </table:table-cell>
          <table:table-cell table:style-name="ce2" table:formula="of:=RAND()+10" office:value-type="float" office:value="10.5021637905115" calcext:value-type="float">
            <text:p>10,5022</text:p>
          </table:table-cell>
          <table:table-cell table:style-name="ce4" table:formula="of:=AVERAGE([.A67:.P67])" office:value-type="float" office:value="10.5269792117598" calcext:value-type="float">
            <text:p>10,53</text:p>
          </table:table-cell>
          <table:table-cell table:style-name="ce4" table:formula="of:=STDEV([.A67:.P67])" office:value-type="float" office:value="0.290843311767062" calcext:value-type="float">
            <text:p>0,29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5986784436549" calcext:value-type="float">
            <text:p>10,5987</text:p>
          </table:table-cell>
          <table:table-cell table:style-name="ce2" table:formula="of:=RAND()+10" office:value-type="float" office:value="10.5856068060818" calcext:value-type="float">
            <text:p>10,5856</text:p>
          </table:table-cell>
          <table:table-cell table:style-name="ce2" table:formula="of:=RAND()+10" office:value-type="float" office:value="10.5729356822613" calcext:value-type="float">
            <text:p>10,5729</text:p>
          </table:table-cell>
          <table:table-cell table:style-name="ce2" table:formula="of:=RAND()+10" office:value-type="float" office:value="10.1635757354494" calcext:value-type="float">
            <text:p>10,1636</text:p>
          </table:table-cell>
          <table:table-cell table:style-name="ce2" table:formula="of:=RAND()+10" office:value-type="float" office:value="10.8759867779876" calcext:value-type="float">
            <text:p>10,8760</text:p>
          </table:table-cell>
          <table:table-cell table:style-name="ce2" table:formula="of:=RAND()+10" office:value-type="float" office:value="10.3173444109813" calcext:value-type="float">
            <text:p>10,3173</text:p>
          </table:table-cell>
          <table:table-cell table:style-name="ce2" table:formula="of:=RAND()+10" office:value-type="float" office:value="10.3731763927019" calcext:value-type="float">
            <text:p>10,3732</text:p>
          </table:table-cell>
          <table:table-cell table:style-name="ce2" table:formula="of:=RAND()+10" office:value-type="float" office:value="10.0683273084191" calcext:value-type="float">
            <text:p>10,0683</text:p>
          </table:table-cell>
          <table:table-cell table:style-name="ce2" table:formula="of:=RAND()+10" office:value-type="float" office:value="10.502607512465" calcext:value-type="float">
            <text:p>10,5026</text:p>
          </table:table-cell>
          <table:table-cell table:style-name="ce2" table:formula="of:=RAND()+10" office:value-type="float" office:value="10.4266828032113" calcext:value-type="float">
            <text:p>10,4267</text:p>
          </table:table-cell>
          <table:table-cell table:style-name="ce2" table:formula="of:=RAND()+10" office:value-type="float" office:value="10.8378029241399" calcext:value-type="float">
            <text:p>10,8378</text:p>
          </table:table-cell>
          <table:table-cell table:style-name="ce2" table:formula="of:=RAND()+10" office:value-type="float" office:value="10.7558947534068" calcext:value-type="float">
            <text:p>10,7559</text:p>
          </table:table-cell>
          <table:table-cell table:style-name="ce2" table:formula="of:=RAND()+10" office:value-type="float" office:value="10.4586954436159" calcext:value-type="float">
            <text:p>10,4587</text:p>
          </table:table-cell>
          <table:table-cell table:style-name="ce2" table:formula="of:=RAND()+10" office:value-type="float" office:value="10.6965717229029" calcext:value-type="float">
            <text:p>10,6966</text:p>
          </table:table-cell>
          <table:table-cell table:style-name="ce2" table:formula="of:=RAND()+10" office:value-type="float" office:value="10.4955682937162" calcext:value-type="float">
            <text:p>10,4956</text:p>
          </table:table-cell>
          <table:table-cell table:style-name="ce2" table:formula="of:=RAND()+10" office:value-type="float" office:value="10.1629160183121" calcext:value-type="float">
            <text:p>10,1629</text:p>
          </table:table-cell>
          <table:table-cell table:style-name="ce4" table:formula="of:=AVERAGE([.A68:.P68])" office:value-type="float" office:value="10.4932731893317" calcext:value-type="float">
            <text:p>10,49</text:p>
          </table:table-cell>
          <table:table-cell table:style-name="ce4" table:formula="of:=STDEV([.A68:.P68])" office:value-type="float" office:value="0.238182623484839" calcext:value-type="float">
            <text:p>0,24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2615372322264" calcext:value-type="float">
            <text:p>10,2615</text:p>
          </table:table-cell>
          <table:table-cell table:style-name="ce2" table:formula="of:=RAND()+10" office:value-type="float" office:value="10.1202468722917" calcext:value-type="float">
            <text:p>10,1202</text:p>
          </table:table-cell>
          <table:table-cell table:style-name="ce2" table:formula="of:=RAND()+10" office:value-type="float" office:value="10.8939501520437" calcext:value-type="float">
            <text:p>10,8940</text:p>
          </table:table-cell>
          <table:table-cell table:style-name="ce2" table:formula="of:=RAND()+10" office:value-type="float" office:value="10.5692876043574" calcext:value-type="float">
            <text:p>10,5693</text:p>
          </table:table-cell>
          <table:table-cell table:style-name="ce2" table:formula="of:=RAND()+10" office:value-type="float" office:value="10.3815303651729" calcext:value-type="float">
            <text:p>10,3815</text:p>
          </table:table-cell>
          <table:table-cell table:style-name="ce2" table:formula="of:=RAND()+10" office:value-type="float" office:value="10.3363859014988" calcext:value-type="float">
            <text:p>10,3364</text:p>
          </table:table-cell>
          <table:table-cell table:style-name="ce2" table:formula="of:=RAND()+10" office:value-type="float" office:value="10.9744879629472" calcext:value-type="float">
            <text:p>10,9745</text:p>
          </table:table-cell>
          <table:table-cell table:style-name="ce2" table:formula="of:=RAND()+10" office:value-type="float" office:value="10.809457367553" calcext:value-type="float">
            <text:p>10,8095</text:p>
          </table:table-cell>
          <table:table-cell table:style-name="ce2" table:formula="of:=RAND()+10" office:value-type="float" office:value="10.6661729648557" calcext:value-type="float">
            <text:p>10,6662</text:p>
          </table:table-cell>
          <table:table-cell table:style-name="ce2" table:formula="of:=RAND()+10" office:value-type="float" office:value="10.0367185104584" calcext:value-type="float">
            <text:p>10,0367</text:p>
          </table:table-cell>
          <table:table-cell table:style-name="ce2" table:formula="of:=RAND()+10" office:value-type="float" office:value="10.6979095690986" calcext:value-type="float">
            <text:p>10,6979</text:p>
          </table:table-cell>
          <table:table-cell table:style-name="ce2" table:formula="of:=RAND()+10" office:value-type="float" office:value="10.9785342041433" calcext:value-type="float">
            <text:p>10,9785</text:p>
          </table:table-cell>
          <table:table-cell table:style-name="ce2" table:formula="of:=RAND()+10" office:value-type="float" office:value="10.9408059315194" calcext:value-type="float">
            <text:p>10,9408</text:p>
          </table:table-cell>
          <table:table-cell table:style-name="ce2" table:formula="of:=RAND()+10" office:value-type="float" office:value="10.7155597159876" calcext:value-type="float">
            <text:p>10,7156</text:p>
          </table:table-cell>
          <table:table-cell table:style-name="ce2" table:formula="of:=RAND()+10" office:value-type="float" office:value="10.6528813287675" calcext:value-type="float">
            <text:p>10,6529</text:p>
          </table:table-cell>
          <table:table-cell table:style-name="ce2" table:formula="of:=RAND()+10" office:value-type="float" office:value="10.4005216034453" calcext:value-type="float">
            <text:p>10,4005</text:p>
          </table:table-cell>
          <table:table-cell table:style-name="ce4" table:formula="of:=AVERAGE([.A69:.P69])" office:value-type="float" office:value="10.5897492053979" calcext:value-type="float">
            <text:p>10,59</text:p>
          </table:table-cell>
          <table:table-cell table:style-name="ce4" table:formula="of:=STDEV([.A69:.P69])" office:value-type="float" office:value="0.303134063894744" calcext:value-type="float">
            <text:p>0,30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7282530799431" calcext:value-type="float">
            <text:p>10,7283</text:p>
          </table:table-cell>
          <table:table-cell table:style-name="ce2" table:formula="of:=RAND()+10" office:value-type="float" office:value="10.3047711849169" calcext:value-type="float">
            <text:p>10,3048</text:p>
          </table:table-cell>
          <table:table-cell table:style-name="ce2" table:formula="of:=RAND()+10" office:value-type="float" office:value="10.9399324393633" calcext:value-type="float">
            <text:p>10,9399</text:p>
          </table:table-cell>
          <table:table-cell table:style-name="ce2" table:formula="of:=RAND()+10" office:value-type="float" office:value="10.5399137091574" calcext:value-type="float">
            <text:p>10,5399</text:p>
          </table:table-cell>
          <table:table-cell table:style-name="ce2" table:formula="of:=RAND()+10" office:value-type="float" office:value="10.2549926086456" calcext:value-type="float">
            <text:p>10,2550</text:p>
          </table:table-cell>
          <table:table-cell table:style-name="ce2" table:formula="of:=RAND()+10" office:value-type="float" office:value="10.6939001623895" calcext:value-type="float">
            <text:p>10,6939</text:p>
          </table:table-cell>
          <table:table-cell table:style-name="ce2" table:formula="of:=RAND()+10" office:value-type="float" office:value="10.3771840417485" calcext:value-type="float">
            <text:p>10,3772</text:p>
          </table:table-cell>
          <table:table-cell table:style-name="ce2" table:formula="of:=RAND()+10" office:value-type="float" office:value="10.8572053566435" calcext:value-type="float">
            <text:p>10,8572</text:p>
          </table:table-cell>
          <table:table-cell table:style-name="ce2" table:formula="of:=RAND()+10" office:value-type="float" office:value="10.9770403747243" calcext:value-type="float">
            <text:p>10,9770</text:p>
          </table:table-cell>
          <table:table-cell table:style-name="ce2" table:formula="of:=RAND()+10" office:value-type="float" office:value="10.3674683620446" calcext:value-type="float">
            <text:p>10,3675</text:p>
          </table:table-cell>
          <table:table-cell table:style-name="ce2" table:formula="of:=RAND()+10" office:value-type="float" office:value="10.5741845956733" calcext:value-type="float">
            <text:p>10,5742</text:p>
          </table:table-cell>
          <table:table-cell table:style-name="ce2" table:formula="of:=RAND()+10" office:value-type="float" office:value="10.8597339329985" calcext:value-type="float">
            <text:p>10,8597</text:p>
          </table:table-cell>
          <table:table-cell table:style-name="ce2" table:formula="of:=RAND()+10" office:value-type="float" office:value="10.4673747790512" calcext:value-type="float">
            <text:p>10,4674</text:p>
          </table:table-cell>
          <table:table-cell table:style-name="ce2" table:formula="of:=RAND()+10" office:value-type="float" office:value="10.7926452645441" calcext:value-type="float">
            <text:p>10,7926</text:p>
          </table:table-cell>
          <table:table-cell table:style-name="ce2" table:formula="of:=RAND()+10" office:value-type="float" office:value="10.6038299786282" calcext:value-type="float">
            <text:p>10,6038</text:p>
          </table:table-cell>
          <table:table-cell table:style-name="ce2" table:formula="of:=RAND()+10" office:value-type="float" office:value="10.9707220767862" calcext:value-type="float">
            <text:p>10,9707</text:p>
          </table:table-cell>
          <table:table-cell table:style-name="ce4" table:formula="of:=AVERAGE([.A70:.P70])" office:value-type="float" office:value="10.6443219967036" calcext:value-type="float">
            <text:p>10,64</text:p>
          </table:table-cell>
          <table:table-cell table:style-name="ce4" table:formula="of:=STDEV([.A70:.P70])" office:value-type="float" office:value="0.243789652571442" calcext:value-type="float">
            <text:p>0,24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50026045361" calcext:value-type="float">
            <text:p>10,5003</text:p>
          </table:table-cell>
          <table:table-cell table:style-name="ce2" table:formula="of:=RAND()+10" office:value-type="float" office:value="10.1025050824952" calcext:value-type="float">
            <text:p>10,1025</text:p>
          </table:table-cell>
          <table:table-cell table:style-name="ce2" table:formula="of:=RAND()+10" office:value-type="float" office:value="10.8820960003146" calcext:value-type="float">
            <text:p>10,8821</text:p>
          </table:table-cell>
          <table:table-cell table:style-name="ce2" table:formula="of:=RAND()+10" office:value-type="float" office:value="10.3079414388642" calcext:value-type="float">
            <text:p>10,3079</text:p>
          </table:table-cell>
          <table:table-cell table:style-name="ce2" table:formula="of:=RAND()+10" office:value-type="float" office:value="10.728014548049" calcext:value-type="float">
            <text:p>10,7280</text:p>
          </table:table-cell>
          <table:table-cell table:style-name="ce2" table:formula="of:=RAND()+10" office:value-type="float" office:value="10.6515874227811" calcext:value-type="float">
            <text:p>10,6516</text:p>
          </table:table-cell>
          <table:table-cell table:style-name="ce2" table:formula="of:=RAND()+10" office:value-type="float" office:value="10.1170425784003" calcext:value-type="float">
            <text:p>10,1170</text:p>
          </table:table-cell>
          <table:table-cell table:style-name="ce2" table:formula="of:=RAND()+10" office:value-type="float" office:value="10.2856487002279" calcext:value-type="float">
            <text:p>10,2856</text:p>
          </table:table-cell>
          <table:table-cell table:style-name="ce2" table:formula="of:=RAND()+10" office:value-type="float" office:value="10.1204219294555" calcext:value-type="float">
            <text:p>10,1204</text:p>
          </table:table-cell>
          <table:table-cell table:style-name="ce2" table:formula="of:=RAND()+10" office:value-type="float" office:value="10.4170795503412" calcext:value-type="float">
            <text:p>10,4171</text:p>
          </table:table-cell>
          <table:table-cell table:style-name="ce2" table:formula="of:=RAND()+10" office:value-type="float" office:value="10.827677172704" calcext:value-type="float">
            <text:p>10,8277</text:p>
          </table:table-cell>
          <table:table-cell table:style-name="ce2" table:formula="of:=RAND()+10" office:value-type="float" office:value="10.20919572055" calcext:value-type="float">
            <text:p>10,2092</text:p>
          </table:table-cell>
          <table:table-cell table:style-name="ce2" table:formula="of:=RAND()+10" office:value-type="float" office:value="10.8435306129644" calcext:value-type="float">
            <text:p>10,8435</text:p>
          </table:table-cell>
          <table:table-cell table:style-name="ce2" table:formula="of:=RAND()+10" office:value-type="float" office:value="10.0551255916549" calcext:value-type="float">
            <text:p>10,0551</text:p>
          </table:table-cell>
          <table:table-cell table:style-name="ce2" table:formula="of:=RAND()+10" office:value-type="float" office:value="10.6510328535332" calcext:value-type="float">
            <text:p>10,6510</text:p>
          </table:table-cell>
          <table:table-cell table:style-name="ce2" table:formula="of:=RAND()+10" office:value-type="float" office:value="10.2563463017856" calcext:value-type="float">
            <text:p>10,2563</text:p>
          </table:table-cell>
          <table:table-cell table:style-name="ce4" table:formula="of:=AVERAGE([.A71:.P71])" office:value-type="float" office:value="10.4347191223582" calcext:value-type="float">
            <text:p>10,43</text:p>
          </table:table-cell>
          <table:table-cell table:style-name="ce4" table:formula="of:=STDEV([.A71:.P71])" office:value-type="float" office:value="0.292263832979797" calcext:value-type="float">
            <text:p>0,29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7506648451833" calcext:value-type="float">
            <text:p>10,7507</text:p>
          </table:table-cell>
          <table:table-cell table:style-name="ce2" table:formula="of:=RAND()+10" office:value-type="float" office:value="10.7957255797232" calcext:value-type="float">
            <text:p>10,7957</text:p>
          </table:table-cell>
          <table:table-cell table:style-name="ce2" table:formula="of:=RAND()+10" office:value-type="float" office:value="10.5174563665339" calcext:value-type="float">
            <text:p>10,5175</text:p>
          </table:table-cell>
          <table:table-cell table:style-name="ce2" table:formula="of:=RAND()+10" office:value-type="float" office:value="10.3042363622952" calcext:value-type="float">
            <text:p>10,3042</text:p>
          </table:table-cell>
          <table:table-cell table:style-name="ce2" table:formula="of:=RAND()+10" office:value-type="float" office:value="10.3894417137945" calcext:value-type="float">
            <text:p>10,3894</text:p>
          </table:table-cell>
          <table:table-cell table:style-name="ce2" table:formula="of:=RAND()+10" office:value-type="float" office:value="10.9939941820087" calcext:value-type="float">
            <text:p>10,9940</text:p>
          </table:table-cell>
          <table:table-cell table:style-name="ce2" table:formula="of:=RAND()+10" office:value-type="float" office:value="10.2541143201711" calcext:value-type="float">
            <text:p>10,2541</text:p>
          </table:table-cell>
          <table:table-cell table:style-name="ce2" table:formula="of:=RAND()+10" office:value-type="float" office:value="10.0698075031574" calcext:value-type="float">
            <text:p>10,0698</text:p>
          </table:table-cell>
          <table:table-cell table:style-name="ce2" table:formula="of:=RAND()+10" office:value-type="float" office:value="10.9042232504178" calcext:value-type="float">
            <text:p>10,9042</text:p>
          </table:table-cell>
          <table:table-cell table:style-name="ce2" table:formula="of:=RAND()+10" office:value-type="float" office:value="10.1770311652261" calcext:value-type="float">
            <text:p>10,1770</text:p>
          </table:table-cell>
          <table:table-cell table:style-name="ce2" table:formula="of:=RAND()+10" office:value-type="float" office:value="10.5135499451159" calcext:value-type="float">
            <text:p>10,5135</text:p>
          </table:table-cell>
          <table:table-cell table:style-name="ce2" table:formula="of:=RAND()+10" office:value-type="float" office:value="10.2196958525914" calcext:value-type="float">
            <text:p>10,2197</text:p>
          </table:table-cell>
          <table:table-cell table:style-name="ce2" table:formula="of:=RAND()+10" office:value-type="float" office:value="10.6096494666672" calcext:value-type="float">
            <text:p>10,6096</text:p>
          </table:table-cell>
          <table:table-cell table:style-name="ce2" table:formula="of:=RAND()+10" office:value-type="float" office:value="10.1196360600997" calcext:value-type="float">
            <text:p>10,1196</text:p>
          </table:table-cell>
          <table:table-cell table:style-name="ce2" table:formula="of:=RAND()+10" office:value-type="float" office:value="10.4586734243269" calcext:value-type="float">
            <text:p>10,4587</text:p>
          </table:table-cell>
          <table:table-cell table:style-name="ce2" table:formula="of:=RAND()+10" office:value-type="float" office:value="10.1704468674309" calcext:value-type="float">
            <text:p>10,1704</text:p>
          </table:table-cell>
          <table:table-cell table:style-name="ce4" table:formula="of:=AVERAGE([.A72:.P72])" office:value-type="float" office:value="10.4530216815464" calcext:value-type="float">
            <text:p>10,45</text:p>
          </table:table-cell>
          <table:table-cell table:style-name="ce4" table:formula="of:=STDEV([.A72:.P72])" office:value-type="float" office:value="0.290844076834982" calcext:value-type="float">
            <text:p>0,29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5952652604663" calcext:value-type="float">
            <text:p>10,5953</text:p>
          </table:table-cell>
          <table:table-cell table:style-name="ce2" table:formula="of:=RAND()+10" office:value-type="float" office:value="10.8664666997609" calcext:value-type="float">
            <text:p>10,8665</text:p>
          </table:table-cell>
          <table:table-cell table:style-name="ce2" table:formula="of:=RAND()+10" office:value-type="float" office:value="10.158435736955" calcext:value-type="float">
            <text:p>10,1584</text:p>
          </table:table-cell>
          <table:table-cell table:style-name="ce2" table:formula="of:=RAND()+10" office:value-type="float" office:value="10.9460354356592" calcext:value-type="float">
            <text:p>10,9460</text:p>
          </table:table-cell>
          <table:table-cell table:style-name="ce2" table:formula="of:=RAND()+10" office:value-type="float" office:value="10.2902530870544" calcext:value-type="float">
            <text:p>10,2903</text:p>
          </table:table-cell>
          <table:table-cell table:style-name="ce2" table:formula="of:=RAND()+10" office:value-type="float" office:value="10.9173091377045" calcext:value-type="float">
            <text:p>10,9173</text:p>
          </table:table-cell>
          <table:table-cell table:style-name="ce2" table:formula="of:=RAND()+10" office:value-type="float" office:value="10.5187548767229" calcext:value-type="float">
            <text:p>10,5188</text:p>
          </table:table-cell>
          <table:table-cell table:style-name="ce2" table:formula="of:=RAND()+10" office:value-type="float" office:value="10.6325333738847" calcext:value-type="float">
            <text:p>10,6325</text:p>
          </table:table-cell>
          <table:table-cell table:style-name="ce2" table:formula="of:=RAND()+10" office:value-type="float" office:value="10.6773708638289" calcext:value-type="float">
            <text:p>10,6774</text:p>
          </table:table-cell>
          <table:table-cell table:style-name="ce2" table:formula="of:=RAND()+10" office:value-type="float" office:value="10.676425904729" calcext:value-type="float">
            <text:p>10,6764</text:p>
          </table:table-cell>
          <table:table-cell table:style-name="ce2" table:formula="of:=RAND()+10" office:value-type="float" office:value="10.0028283325313" calcext:value-type="float">
            <text:p>10,0028</text:p>
          </table:table-cell>
          <table:table-cell table:style-name="ce2" table:formula="of:=RAND()+10" office:value-type="float" office:value="10.7316909891825" calcext:value-type="float">
            <text:p>10,7317</text:p>
          </table:table-cell>
          <table:table-cell table:style-name="ce2" table:formula="of:=RAND()+10" office:value-type="float" office:value="10.1946971189141" calcext:value-type="float">
            <text:p>10,1947</text:p>
          </table:table-cell>
          <table:table-cell table:style-name="ce2" table:formula="of:=RAND()+10" office:value-type="float" office:value="10.0059393741217" calcext:value-type="float">
            <text:p>10,0059</text:p>
          </table:table-cell>
          <table:table-cell table:style-name="ce2" table:formula="of:=RAND()+10" office:value-type="float" office:value="10.8310178138974" calcext:value-type="float">
            <text:p>10,8310</text:p>
          </table:table-cell>
          <table:table-cell table:style-name="ce2" table:formula="of:=RAND()+10" office:value-type="float" office:value="10.8478159400499" calcext:value-type="float">
            <text:p>10,8478</text:p>
          </table:table-cell>
          <table:table-cell table:style-name="ce4" table:formula="of:=AVERAGE([.A73:.P73])" office:value-type="float" office:value="10.5558024965914" calcext:value-type="float">
            <text:p>10,56</text:p>
          </table:table-cell>
          <table:table-cell table:style-name="ce4" table:formula="of:=STDEV([.A73:.P73])" office:value-type="float" office:value="0.324193694276636" calcext:value-type="float">
            <text:p>0,32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9234566768746" calcext:value-type="float">
            <text:p>10,9235</text:p>
          </table:table-cell>
          <table:table-cell table:style-name="ce2" table:formula="of:=RAND()+10" office:value-type="float" office:value="10.1074567808734" calcext:value-type="float">
            <text:p>10,1075</text:p>
          </table:table-cell>
          <table:table-cell table:style-name="ce2" table:formula="of:=RAND()+10" office:value-type="float" office:value="10.3771696171391" calcext:value-type="float">
            <text:p>10,3772</text:p>
          </table:table-cell>
          <table:table-cell table:style-name="ce2" table:formula="of:=RAND()+10" office:value-type="float" office:value="10.3335334763153" calcext:value-type="float">
            <text:p>10,3335</text:p>
          </table:table-cell>
          <table:table-cell table:style-name="ce2" table:formula="of:=RAND()+10" office:value-type="float" office:value="10.6883448169006" calcext:value-type="float">
            <text:p>10,6883</text:p>
          </table:table-cell>
          <table:table-cell table:style-name="ce2" table:formula="of:=RAND()+10" office:value-type="float" office:value="10.0505405458094" calcext:value-type="float">
            <text:p>10,0505</text:p>
          </table:table-cell>
          <table:table-cell table:style-name="ce2" table:formula="of:=RAND()+10" office:value-type="float" office:value="10.1338122280031" calcext:value-type="float">
            <text:p>10,1338</text:p>
          </table:table-cell>
          <table:table-cell table:style-name="ce2" table:formula="of:=RAND()+10" office:value-type="float" office:value="10.4630822849002" calcext:value-type="float">
            <text:p>10,4631</text:p>
          </table:table-cell>
          <table:table-cell table:style-name="ce2" table:formula="of:=RAND()+10" office:value-type="float" office:value="10.7051962724109" calcext:value-type="float">
            <text:p>10,7052</text:p>
          </table:table-cell>
          <table:table-cell table:style-name="ce2" table:formula="of:=RAND()+10" office:value-type="float" office:value="10.3563821345501" calcext:value-type="float">
            <text:p>10,3564</text:p>
          </table:table-cell>
          <table:table-cell table:style-name="ce2" table:formula="of:=RAND()+10" office:value-type="float" office:value="10.4770456592553" calcext:value-type="float">
            <text:p>10,4770</text:p>
          </table:table-cell>
          <table:table-cell table:style-name="ce2" table:formula="of:=RAND()+10" office:value-type="float" office:value="10.0366603733204" calcext:value-type="float">
            <text:p>10,0367</text:p>
          </table:table-cell>
          <table:table-cell table:style-name="ce2" table:formula="of:=RAND()+10" office:value-type="float" office:value="10.6733934991389" calcext:value-type="float">
            <text:p>10,6734</text:p>
          </table:table-cell>
          <table:table-cell table:style-name="ce2" table:formula="of:=RAND()+10" office:value-type="float" office:value="10.0539166273331" calcext:value-type="float">
            <text:p>10,0539</text:p>
          </table:table-cell>
          <table:table-cell table:style-name="ce2" table:formula="of:=RAND()+10" office:value-type="float" office:value="10.5786446477435" calcext:value-type="float">
            <text:p>10,5786</text:p>
          </table:table-cell>
          <table:table-cell table:style-name="ce2" table:formula="of:=RAND()+10" office:value-type="float" office:value="10.5575875651912" calcext:value-type="float">
            <text:p>10,5576</text:p>
          </table:table-cell>
          <table:table-cell table:style-name="ce4" table:formula="of:=AVERAGE([.A74:.P74])" office:value-type="float" office:value="10.4072639503599" calcext:value-type="float">
            <text:p>10,41</text:p>
          </table:table-cell>
          <table:table-cell table:style-name="ce4" table:formula="of:=STDEV([.A74:.P74])" office:value-type="float" office:value="0.274231972272373" calcext:value-type="float">
            <text:p>0,27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6713972209683" calcext:value-type="float">
            <text:p>10,6714</text:p>
          </table:table-cell>
          <table:table-cell table:style-name="ce2" table:formula="of:=RAND()+10" office:value-type="float" office:value="10.9715672622227" calcext:value-type="float">
            <text:p>10,9716</text:p>
          </table:table-cell>
          <table:table-cell table:style-name="ce2" table:formula="of:=RAND()+10" office:value-type="float" office:value="10.9824055027075" calcext:value-type="float">
            <text:p>10,9824</text:p>
          </table:table-cell>
          <table:table-cell table:style-name="ce2" table:formula="of:=RAND()+10" office:value-type="float" office:value="10.3108060630553" calcext:value-type="float">
            <text:p>10,3108</text:p>
          </table:table-cell>
          <table:table-cell table:style-name="ce2" table:formula="of:=RAND()+10" office:value-type="float" office:value="10.0648825123968" calcext:value-type="float">
            <text:p>10,0649</text:p>
          </table:table-cell>
          <table:table-cell table:style-name="ce2" table:formula="of:=RAND()+10" office:value-type="float" office:value="10.6265693407533" calcext:value-type="float">
            <text:p>10,6266</text:p>
          </table:table-cell>
          <table:table-cell table:style-name="ce2" table:formula="of:=RAND()+10" office:value-type="float" office:value="10.3355231722152" calcext:value-type="float">
            <text:p>10,3355</text:p>
          </table:table-cell>
          <table:table-cell table:style-name="ce2" table:formula="of:=RAND()+10" office:value-type="float" office:value="10.8773826553529" calcext:value-type="float">
            <text:p>10,8774</text:p>
          </table:table-cell>
          <table:table-cell table:style-name="ce2" table:formula="of:=RAND()+10" office:value-type="float" office:value="10.134510555919" calcext:value-type="float">
            <text:p>10,1345</text:p>
          </table:table-cell>
          <table:table-cell table:style-name="ce2" table:formula="of:=RAND()+10" office:value-type="float" office:value="10.048605661769" calcext:value-type="float">
            <text:p>10,0486</text:p>
          </table:table-cell>
          <table:table-cell table:style-name="ce2" table:formula="of:=RAND()+10" office:value-type="float" office:value="10.9248887851074" calcext:value-type="float">
            <text:p>10,9249</text:p>
          </table:table-cell>
          <table:table-cell table:style-name="ce2" table:formula="of:=RAND()+10" office:value-type="float" office:value="10.8313221579" calcext:value-type="float">
            <text:p>10,8313</text:p>
          </table:table-cell>
          <table:table-cell table:style-name="ce2" table:formula="of:=RAND()+10" office:value-type="float" office:value="10.1478096598773" calcext:value-type="float">
            <text:p>10,1478</text:p>
          </table:table-cell>
          <table:table-cell table:style-name="ce2" table:formula="of:=RAND()+10" office:value-type="float" office:value="10.9612862122539" calcext:value-type="float">
            <text:p>10,9613</text:p>
          </table:table-cell>
          <table:table-cell table:style-name="ce2" table:formula="of:=RAND()+10" office:value-type="float" office:value="10.5015768827638" calcext:value-type="float">
            <text:p>10,5016</text:p>
          </table:table-cell>
          <table:table-cell table:style-name="ce2" table:formula="of:=RAND()+10" office:value-type="float" office:value="10.6704853664247" calcext:value-type="float">
            <text:p>10,6705</text:p>
          </table:table-cell>
          <table:table-cell table:style-name="ce4" table:formula="of:=AVERAGE([.A75:.P75])" office:value-type="float" office:value="10.5663136882304" calcext:value-type="float">
            <text:p>10,57</text:p>
          </table:table-cell>
          <table:table-cell table:style-name="ce4" table:formula="of:=STDEV([.A75:.P75])" office:value-type="float" office:value="0.348162254211671" calcext:value-type="float">
            <text:p>0,35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3216846659535" calcext:value-type="float">
            <text:p>10,3217</text:p>
          </table:table-cell>
          <table:table-cell table:style-name="ce2" table:formula="of:=RAND()+10" office:value-type="float" office:value="10.2910059602844" calcext:value-type="float">
            <text:p>10,2910</text:p>
          </table:table-cell>
          <table:table-cell table:style-name="ce2" table:formula="of:=RAND()+10" office:value-type="float" office:value="10.8431281044788" calcext:value-type="float">
            <text:p>10,8431</text:p>
          </table:table-cell>
          <table:table-cell table:style-name="ce2" table:formula="of:=RAND()+10" office:value-type="float" office:value="10.8336911874097" calcext:value-type="float">
            <text:p>10,8337</text:p>
          </table:table-cell>
          <table:table-cell table:style-name="ce2" table:formula="of:=RAND()+10" office:value-type="float" office:value="10.9471971598371" calcext:value-type="float">
            <text:p>10,9472</text:p>
          </table:table-cell>
          <table:table-cell table:style-name="ce2" table:formula="of:=RAND()+10" office:value-type="float" office:value="10.192486620761" calcext:value-type="float">
            <text:p>10,1925</text:p>
          </table:table-cell>
          <table:table-cell table:style-name="ce2" table:formula="of:=RAND()+10" office:value-type="float" office:value="10.2311684194102" calcext:value-type="float">
            <text:p>10,2312</text:p>
          </table:table-cell>
          <table:table-cell table:style-name="ce2" table:formula="of:=RAND()+10" office:value-type="float" office:value="10.8804197631592" calcext:value-type="float">
            <text:p>10,8804</text:p>
          </table:table-cell>
          <table:table-cell table:style-name="ce2" table:formula="of:=RAND()+10" office:value-type="float" office:value="10.9188910300583" calcext:value-type="float">
            <text:p>10,9189</text:p>
          </table:table-cell>
          <table:table-cell table:style-name="ce2" table:formula="of:=RAND()+10" office:value-type="float" office:value="10.2629549688041" calcext:value-type="float">
            <text:p>10,2630</text:p>
          </table:table-cell>
          <table:table-cell table:style-name="ce2" table:formula="of:=RAND()+10" office:value-type="float" office:value="10.6312420736803" calcext:value-type="float">
            <text:p>10,6312</text:p>
          </table:table-cell>
          <table:table-cell table:style-name="ce2" table:formula="of:=RAND()+10" office:value-type="float" office:value="10.1860846956501" calcext:value-type="float">
            <text:p>10,1861</text:p>
          </table:table-cell>
          <table:table-cell table:style-name="ce2" table:formula="of:=RAND()+10" office:value-type="float" office:value="10.2840840205207" calcext:value-type="float">
            <text:p>10,2841</text:p>
          </table:table-cell>
          <table:table-cell table:style-name="ce2" table:formula="of:=RAND()+10" office:value-type="float" office:value="10.660362574625" calcext:value-type="float">
            <text:p>10,6604</text:p>
          </table:table-cell>
          <table:table-cell table:style-name="ce2" table:formula="of:=RAND()+10" office:value-type="float" office:value="10.2632925694851" calcext:value-type="float">
            <text:p>10,2633</text:p>
          </table:table-cell>
          <table:table-cell table:style-name="ce2" table:formula="of:=RAND()+10" office:value-type="float" office:value="10.5337031545206" calcext:value-type="float">
            <text:p>10,5337</text:p>
          </table:table-cell>
          <table:table-cell table:style-name="ce4" table:formula="of:=AVERAGE([.A76:.P76])" office:value-type="float" office:value="10.5175873105399" calcext:value-type="float">
            <text:p>10,52</text:p>
          </table:table-cell>
          <table:table-cell table:style-name="ce4" table:formula="of:=STDEV([.A76:.P76])" office:value-type="float" office:value="0.29303941336365" calcext:value-type="float">
            <text:p>0,29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0856075648852" calcext:value-type="float">
            <text:p>10,0856</text:p>
          </table:table-cell>
          <table:table-cell table:style-name="ce2" table:formula="of:=RAND()+10" office:value-type="float" office:value="10.0132890463473" calcext:value-type="float">
            <text:p>10,0133</text:p>
          </table:table-cell>
          <table:table-cell table:style-name="ce2" table:formula="of:=RAND()+10" office:value-type="float" office:value="10.9410061357537" calcext:value-type="float">
            <text:p>10,9410</text:p>
          </table:table-cell>
          <table:table-cell table:style-name="ce2" table:formula="of:=RAND()+10" office:value-type="float" office:value="10.8774190384721" calcext:value-type="float">
            <text:p>10,8774</text:p>
          </table:table-cell>
          <table:table-cell table:style-name="ce2" table:formula="of:=RAND()+10" office:value-type="float" office:value="10.1406618741143" calcext:value-type="float">
            <text:p>10,1407</text:p>
          </table:table-cell>
          <table:table-cell table:style-name="ce2" table:formula="of:=RAND()+10" office:value-type="float" office:value="10.358171993485" calcext:value-type="float">
            <text:p>10,3582</text:p>
          </table:table-cell>
          <table:table-cell table:style-name="ce2" table:formula="of:=RAND()+10" office:value-type="float" office:value="10.7881867272183" calcext:value-type="float">
            <text:p>10,7882</text:p>
          </table:table-cell>
          <table:table-cell table:style-name="ce2" table:formula="of:=RAND()+10" office:value-type="float" office:value="10.2886336738265" calcext:value-type="float">
            <text:p>10,2886</text:p>
          </table:table-cell>
          <table:table-cell table:style-name="ce2" table:formula="of:=RAND()+10" office:value-type="float" office:value="10.7551980368767" calcext:value-type="float">
            <text:p>10,7552</text:p>
          </table:table-cell>
          <table:table-cell table:style-name="ce2" table:formula="of:=RAND()+10" office:value-type="float" office:value="10.1143911515507" calcext:value-type="float">
            <text:p>10,1144</text:p>
          </table:table-cell>
          <table:table-cell table:style-name="ce2" table:formula="of:=RAND()+10" office:value-type="float" office:value="10.5253840258508" calcext:value-type="float">
            <text:p>10,5254</text:p>
          </table:table-cell>
          <table:table-cell table:style-name="ce2" table:formula="of:=RAND()+10" office:value-type="float" office:value="10.6131757222164" calcext:value-type="float">
            <text:p>10,6132</text:p>
          </table:table-cell>
          <table:table-cell table:style-name="ce2" table:formula="of:=RAND()+10" office:value-type="float" office:value="10.7507075407757" calcext:value-type="float">
            <text:p>10,7507</text:p>
          </table:table-cell>
          <table:table-cell table:style-name="ce2" table:formula="of:=RAND()+10" office:value-type="float" office:value="10.873630782334" calcext:value-type="float">
            <text:p>10,8736</text:p>
          </table:table-cell>
          <table:table-cell table:style-name="ce2" table:formula="of:=RAND()+10" office:value-type="float" office:value="10.8487154945697" calcext:value-type="float">
            <text:p>10,8487</text:p>
          </table:table-cell>
          <table:table-cell table:style-name="ce2" table:formula="of:=RAND()+10" office:value-type="float" office:value="10.8662867208796" calcext:value-type="float">
            <text:p>10,8663</text:p>
          </table:table-cell>
          <table:table-cell table:style-name="ce4" table:formula="of:=AVERAGE([.A77:.P77])" office:value-type="float" office:value="10.5525290955722" calcext:value-type="float">
            <text:p>10,55</text:p>
          </table:table-cell>
          <table:table-cell table:style-name="ce4" table:formula="of:=STDEV([.A77:.P77])" office:value-type="float" office:value="0.33305191608676" calcext:value-type="float">
            <text:p>0,33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4349161828853" calcext:value-type="float">
            <text:p>10,4349</text:p>
          </table:table-cell>
          <table:table-cell table:style-name="ce2" table:formula="of:=RAND()+10" office:value-type="float" office:value="10.0096851264371" calcext:value-type="float">
            <text:p>10,0097</text:p>
          </table:table-cell>
          <table:table-cell table:style-name="ce2" table:formula="of:=RAND()+10" office:value-type="float" office:value="10.6212579995669" calcext:value-type="float">
            <text:p>10,6213</text:p>
          </table:table-cell>
          <table:table-cell table:style-name="ce2" table:formula="of:=RAND()+10" office:value-type="float" office:value="10.7514626403776" calcext:value-type="float">
            <text:p>10,7515</text:p>
          </table:table-cell>
          <table:table-cell table:style-name="ce2" table:formula="of:=RAND()+10" office:value-type="float" office:value="10.8942462558367" calcext:value-type="float">
            <text:p>10,8942</text:p>
          </table:table-cell>
          <table:table-cell table:style-name="ce2" table:formula="of:=RAND()+10" office:value-type="float" office:value="10.2831843942118" calcext:value-type="float">
            <text:p>10,2832</text:p>
          </table:table-cell>
          <table:table-cell table:style-name="ce2" table:formula="of:=RAND()+10" office:value-type="float" office:value="10.2829529431377" calcext:value-type="float">
            <text:p>10,2830</text:p>
          </table:table-cell>
          <table:table-cell table:style-name="ce2" table:formula="of:=RAND()+10" office:value-type="float" office:value="10.7300283764784" calcext:value-type="float">
            <text:p>10,7300</text:p>
          </table:table-cell>
          <table:table-cell table:style-name="ce2" table:formula="of:=RAND()+10" office:value-type="float" office:value="10.3994514753957" calcext:value-type="float">
            <text:p>10,3995</text:p>
          </table:table-cell>
          <table:table-cell table:style-name="ce2" table:formula="of:=RAND()+10" office:value-type="float" office:value="10.0571614395408" calcext:value-type="float">
            <text:p>10,0572</text:p>
          </table:table-cell>
          <table:table-cell table:style-name="ce2" table:formula="of:=RAND()+10" office:value-type="float" office:value="10.958982716786" calcext:value-type="float">
            <text:p>10,9590</text:p>
          </table:table-cell>
          <table:table-cell table:style-name="ce2" table:formula="of:=RAND()+10" office:value-type="float" office:value="10.7996015069173" calcext:value-type="float">
            <text:p>10,7996</text:p>
          </table:table-cell>
          <table:table-cell table:style-name="ce2" table:formula="of:=RAND()+10" office:value-type="float" office:value="10.3570329409643" calcext:value-type="float">
            <text:p>10,3570</text:p>
          </table:table-cell>
          <table:table-cell table:style-name="ce2" table:formula="of:=RAND()+10" office:value-type="float" office:value="10.4460435609224" calcext:value-type="float">
            <text:p>10,4460</text:p>
          </table:table-cell>
          <table:table-cell table:style-name="ce2" table:formula="of:=RAND()+10" office:value-type="float" office:value="10.4809733889871" calcext:value-type="float">
            <text:p>10,4810</text:p>
          </table:table-cell>
          <table:table-cell table:style-name="ce2" table:formula="of:=RAND()+10" office:value-type="float" office:value="10.589486798533" calcext:value-type="float">
            <text:p>10,5895</text:p>
          </table:table-cell>
          <table:table-cell table:style-name="ce4" table:formula="of:=AVERAGE([.A78:.P78])" office:value-type="float" office:value="10.5060292341861" calcext:value-type="float">
            <text:p>10,51</text:p>
          </table:table-cell>
          <table:table-cell table:style-name="ce4" table:formula="of:=STDEV([.A78:.P78])" office:value-type="float" office:value="0.278427067632565" calcext:value-type="float">
            <text:p>0,28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7280834116407" calcext:value-type="float">
            <text:p>10,7281</text:p>
          </table:table-cell>
          <table:table-cell table:style-name="ce2" table:formula="of:=RAND()+10" office:value-type="float" office:value="10.1592465208031" calcext:value-type="float">
            <text:p>10,1592</text:p>
          </table:table-cell>
          <table:table-cell table:style-name="ce2" table:formula="of:=RAND()+10" office:value-type="float" office:value="10.8444783680696" calcext:value-type="float">
            <text:p>10,8445</text:p>
          </table:table-cell>
          <table:table-cell table:style-name="ce2" table:formula="of:=RAND()+10" office:value-type="float" office:value="10.9676936752647" calcext:value-type="float">
            <text:p>10,9677</text:p>
          </table:table-cell>
          <table:table-cell table:style-name="ce2" table:formula="of:=RAND()+10" office:value-type="float" office:value="10.9383598320056" calcext:value-type="float">
            <text:p>10,9384</text:p>
          </table:table-cell>
          <table:table-cell table:style-name="ce2" table:formula="of:=RAND()+10" office:value-type="float" office:value="10.2166866126605" calcext:value-type="float">
            <text:p>10,2167</text:p>
          </table:table-cell>
          <table:table-cell table:style-name="ce2" table:formula="of:=RAND()+10" office:value-type="float" office:value="10.3644345000463" calcext:value-type="float">
            <text:p>10,3644</text:p>
          </table:table-cell>
          <table:table-cell table:style-name="ce2" table:formula="of:=RAND()+10" office:value-type="float" office:value="10.4318969176823" calcext:value-type="float">
            <text:p>10,4319</text:p>
          </table:table-cell>
          <table:table-cell table:style-name="ce2" table:formula="of:=RAND()+10" office:value-type="float" office:value="10.0704988312713" calcext:value-type="float">
            <text:p>10,0705</text:p>
          </table:table-cell>
          <table:table-cell table:style-name="ce2" table:formula="of:=RAND()+10" office:value-type="float" office:value="10.301292704852" calcext:value-type="float">
            <text:p>10,3013</text:p>
          </table:table-cell>
          <table:table-cell table:style-name="ce2" table:formula="of:=RAND()+10" office:value-type="float" office:value="10.7073120196258" calcext:value-type="float">
            <text:p>10,7073</text:p>
          </table:table-cell>
          <table:table-cell table:style-name="ce2" table:formula="of:=RAND()+10" office:value-type="float" office:value="10.9054457942963" calcext:value-type="float">
            <text:p>10,9054</text:p>
          </table:table-cell>
          <table:table-cell table:style-name="ce2" table:formula="of:=RAND()+10" office:value-type="float" office:value="10.8161259108869" calcext:value-type="float">
            <text:p>10,8161</text:p>
          </table:table-cell>
          <table:table-cell table:style-name="ce2" table:formula="of:=RAND()+10" office:value-type="float" office:value="10.4186921007729" calcext:value-type="float">
            <text:p>10,4187</text:p>
          </table:table-cell>
          <table:table-cell table:style-name="ce2" table:formula="of:=RAND()+10" office:value-type="float" office:value="10.4749631903337" calcext:value-type="float">
            <text:p>10,4750</text:p>
          </table:table-cell>
          <table:table-cell table:style-name="ce2" table:formula="of:=RAND()+10" office:value-type="float" office:value="10.3155517628035" calcext:value-type="float">
            <text:p>10,3156</text:p>
          </table:table-cell>
          <table:table-cell table:style-name="ce4" table:formula="of:=AVERAGE([.A79:.P79])" office:value-type="float" office:value="10.5412976345635" calcext:value-type="float">
            <text:p>10,54</text:p>
          </table:table-cell>
          <table:table-cell table:style-name="ce4" table:formula="of:=STDEV([.A79:.P79])" office:value-type="float" office:value="0.299578214980684" calcext:value-type="float">
            <text:p>0,30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0041760572524" calcext:value-type="float">
            <text:p>10,0042</text:p>
          </table:table-cell>
          <table:table-cell table:style-name="ce2" table:formula="of:=RAND()+10" office:value-type="float" office:value="10.0250530550492" calcext:value-type="float">
            <text:p>10,0251</text:p>
          </table:table-cell>
          <table:table-cell table:style-name="ce2" table:formula="of:=RAND()+10" office:value-type="float" office:value="10.4383567944378" calcext:value-type="float">
            <text:p>10,4384</text:p>
          </table:table-cell>
          <table:table-cell table:style-name="ce2" table:formula="of:=RAND()+10" office:value-type="float" office:value="10.2480353076791" calcext:value-type="float">
            <text:p>10,2480</text:p>
          </table:table-cell>
          <table:table-cell table:style-name="ce2" table:formula="of:=RAND()+10" office:value-type="float" office:value="10.3573320980145" calcext:value-type="float">
            <text:p>10,3573</text:p>
          </table:table-cell>
          <table:table-cell table:style-name="ce2" table:formula="of:=RAND()+10" office:value-type="float" office:value="10.9832710966816" calcext:value-type="float">
            <text:p>10,9833</text:p>
          </table:table-cell>
          <table:table-cell table:style-name="ce2" table:formula="of:=RAND()+10" office:value-type="float" office:value="10.8545686873626" calcext:value-type="float">
            <text:p>10,8546</text:p>
          </table:table-cell>
          <table:table-cell table:style-name="ce2" table:formula="of:=RAND()+10" office:value-type="float" office:value="10.304895925825" calcext:value-type="float">
            <text:p>10,3049</text:p>
          </table:table-cell>
          <table:table-cell table:style-name="ce2" table:formula="of:=RAND()+10" office:value-type="float" office:value="10.4781739901721" calcext:value-type="float">
            <text:p>10,4782</text:p>
          </table:table-cell>
          <table:table-cell table:style-name="ce2" table:formula="of:=RAND()+10" office:value-type="float" office:value="10.5133374747451" calcext:value-type="float">
            <text:p>10,5133</text:p>
          </table:table-cell>
          <table:table-cell table:style-name="ce2" table:formula="of:=RAND()+10" office:value-type="float" office:value="10.0335888157987" calcext:value-type="float">
            <text:p>10,0336</text:p>
          </table:table-cell>
          <table:table-cell table:style-name="ce2" table:formula="of:=RAND()+10" office:value-type="float" office:value="10.2992377371296" calcext:value-type="float">
            <text:p>10,2992</text:p>
          </table:table-cell>
          <table:table-cell table:style-name="ce2" table:formula="of:=RAND()+10" office:value-type="float" office:value="10.367968620689" calcext:value-type="float">
            <text:p>10,3680</text:p>
          </table:table-cell>
          <table:table-cell table:style-name="ce2" table:formula="of:=RAND()+10" office:value-type="float" office:value="10.7653083310285" calcext:value-type="float">
            <text:p>10,7653</text:p>
          </table:table-cell>
          <table:table-cell table:style-name="ce2" table:formula="of:=RAND()+10" office:value-type="float" office:value="10.5411905005799" calcext:value-type="float">
            <text:p>10,5412</text:p>
          </table:table-cell>
          <table:table-cell table:style-name="ce2" table:formula="of:=RAND()+10" office:value-type="float" office:value="10.2784873649065" calcext:value-type="float">
            <text:p>10,2785</text:p>
          </table:table-cell>
          <table:table-cell table:style-name="ce4" table:formula="of:=AVERAGE([.A80:.P80])" office:value-type="float" office:value="10.4058113660845" calcext:value-type="float">
            <text:p>10,41</text:p>
          </table:table-cell>
          <table:table-cell table:style-name="ce4" table:formula="of:=STDEV([.A80:.P80])" office:value-type="float" office:value="0.284198542439064" calcext:value-type="float">
            <text:p>0,28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2397333081184" calcext:value-type="float">
            <text:p>10,2397</text:p>
          </table:table-cell>
          <table:table-cell table:style-name="ce2" table:formula="of:=RAND()+10" office:value-type="float" office:value="10.5425765331134" calcext:value-type="float">
            <text:p>10,5426</text:p>
          </table:table-cell>
          <table:table-cell table:style-name="ce2" table:formula="of:=RAND()+10" office:value-type="float" office:value="10.0158822367731" calcext:value-type="float">
            <text:p>10,0159</text:p>
          </table:table-cell>
          <table:table-cell table:style-name="ce2" table:formula="of:=RAND()+10" office:value-type="float" office:value="10.2532062326091" calcext:value-type="float">
            <text:p>10,2532</text:p>
          </table:table-cell>
          <table:table-cell table:style-name="ce2" table:formula="of:=RAND()+10" office:value-type="float" office:value="10.8244783787491" calcext:value-type="float">
            <text:p>10,8245</text:p>
          </table:table-cell>
          <table:table-cell table:style-name="ce2" table:formula="of:=RAND()+10" office:value-type="float" office:value="10.1280065987052" calcext:value-type="float">
            <text:p>10,1280</text:p>
          </table:table-cell>
          <table:table-cell table:style-name="ce2" table:formula="of:=RAND()+10" office:value-type="float" office:value="10.9663681558657" calcext:value-type="float">
            <text:p>10,9664</text:p>
          </table:table-cell>
          <table:table-cell table:style-name="ce2" table:formula="of:=RAND()+10" office:value-type="float" office:value="10.8166590596584" calcext:value-type="float">
            <text:p>10,8167</text:p>
          </table:table-cell>
          <table:table-cell table:style-name="ce2" table:formula="of:=RAND()+10" office:value-type="float" office:value="10.8625925988096" calcext:value-type="float">
            <text:p>10,8626</text:p>
          </table:table-cell>
          <table:table-cell table:style-name="ce2" table:formula="of:=RAND()+10" office:value-type="float" office:value="10.2830314396655" calcext:value-type="float">
            <text:p>10,2830</text:p>
          </table:table-cell>
          <table:table-cell table:style-name="ce2" table:formula="of:=RAND()+10" office:value-type="float" office:value="10.1621268265954" calcext:value-type="float">
            <text:p>10,1621</text:p>
          </table:table-cell>
          <table:table-cell table:style-name="ce2" table:formula="of:=RAND()+10" office:value-type="float" office:value="10.3315188403491" calcext:value-type="float">
            <text:p>10,3315</text:p>
          </table:table-cell>
          <table:table-cell table:style-name="ce2" table:formula="of:=RAND()+10" office:value-type="float" office:value="10.8591186059931" calcext:value-type="float">
            <text:p>10,8591</text:p>
          </table:table-cell>
          <table:table-cell table:style-name="ce2" table:formula="of:=RAND()+10" office:value-type="float" office:value="10.6948409462078" calcext:value-type="float">
            <text:p>10,6948</text:p>
          </table:table-cell>
          <table:table-cell table:style-name="ce2" table:formula="of:=RAND()+10" office:value-type="float" office:value="10.4077568986686" calcext:value-type="float">
            <text:p>10,4078</text:p>
          </table:table-cell>
          <table:table-cell table:style-name="ce2" table:formula="of:=RAND()+10" office:value-type="float" office:value="10.232205337901" calcext:value-type="float">
            <text:p>10,2322</text:p>
          </table:table-cell>
          <table:table-cell table:style-name="ce4" table:formula="of:=AVERAGE([.A81:.P81])" office:value-type="float" office:value="10.4762563748614" calcext:value-type="float">
            <text:p>10,48</text:p>
          </table:table-cell>
          <table:table-cell table:style-name="ce4" table:formula="of:=STDEV([.A81:.P81])" office:value-type="float" office:value="0.314694658782812" calcext:value-type="float">
            <text:p>0,31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1078125117917" calcext:value-type="float">
            <text:p>10,1078</text:p>
          </table:table-cell>
          <table:table-cell table:style-name="ce2" table:formula="of:=RAND()+10" office:value-type="float" office:value="10.3577247303219" calcext:value-type="float">
            <text:p>10,3577</text:p>
          </table:table-cell>
          <table:table-cell table:style-name="ce2" table:formula="of:=RAND()+10" office:value-type="float" office:value="10.459190902033" calcext:value-type="float">
            <text:p>10,4592</text:p>
          </table:table-cell>
          <table:table-cell table:style-name="ce2" table:formula="of:=RAND()+10" office:value-type="float" office:value="10.6373125737125" calcext:value-type="float">
            <text:p>10,6373</text:p>
          </table:table-cell>
          <table:table-cell table:style-name="ce2" table:formula="of:=RAND()+10" office:value-type="float" office:value="10.8922693955401" calcext:value-type="float">
            <text:p>10,8923</text:p>
          </table:table-cell>
          <table:table-cell table:style-name="ce2" table:formula="of:=RAND()+10" office:value-type="float" office:value="10.6810201220878" calcext:value-type="float">
            <text:p>10,6810</text:p>
          </table:table-cell>
          <table:table-cell table:style-name="ce2" table:formula="of:=RAND()+10" office:value-type="float" office:value="10.492519340217" calcext:value-type="float">
            <text:p>10,4925</text:p>
          </table:table-cell>
          <table:table-cell table:style-name="ce2" table:formula="of:=RAND()+10" office:value-type="float" office:value="10.7375146298219" calcext:value-type="float">
            <text:p>10,7375</text:p>
          </table:table-cell>
          <table:table-cell table:style-name="ce2" table:formula="of:=RAND()+10" office:value-type="float" office:value="10.667174899826" calcext:value-type="float">
            <text:p>10,6672</text:p>
          </table:table-cell>
          <table:table-cell table:style-name="ce2" table:formula="of:=RAND()+10" office:value-type="float" office:value="10.8980009761637" calcext:value-type="float">
            <text:p>10,8980</text:p>
          </table:table-cell>
          <table:table-cell table:style-name="ce2" table:formula="of:=RAND()+10" office:value-type="float" office:value="10.5472219655217" calcext:value-type="float">
            <text:p>10,5472</text:p>
          </table:table-cell>
          <table:table-cell table:style-name="ce2" table:formula="of:=RAND()+10" office:value-type="float" office:value="10.7672220286202" calcext:value-type="float">
            <text:p>10,7672</text:p>
          </table:table-cell>
          <table:table-cell table:style-name="ce2" table:formula="of:=RAND()+10" office:value-type="float" office:value="10.3254005430522" calcext:value-type="float">
            <text:p>10,3254</text:p>
          </table:table-cell>
          <table:table-cell table:style-name="ce2" table:formula="of:=RAND()+10" office:value-type="float" office:value="10.0950984772394" calcext:value-type="float">
            <text:p>10,0951</text:p>
          </table:table-cell>
          <table:table-cell table:style-name="ce2" table:formula="of:=RAND()+10" office:value-type="float" office:value="10.2877112885788" calcext:value-type="float">
            <text:p>10,2877</text:p>
          </table:table-cell>
          <table:table-cell table:style-name="ce2" table:formula="of:=RAND()+10" office:value-type="float" office:value="10.4988931445213" calcext:value-type="float">
            <text:p>10,4989</text:p>
          </table:table-cell>
          <table:table-cell table:style-name="ce4" table:formula="of:=AVERAGE([.A82:.P82])" office:value-type="float" office:value="10.5282554705656" calcext:value-type="float">
            <text:p>10,53</text:p>
          </table:table-cell>
          <table:table-cell table:style-name="ce4" table:formula="of:=STDEV([.A82:.P82])" office:value-type="float" office:value="0.248247170792436" calcext:value-type="float">
            <text:p>0,25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9104152066245" calcext:value-type="float">
            <text:p>10,9104</text:p>
          </table:table-cell>
          <table:table-cell table:style-name="ce2" table:formula="of:=RAND()+10" office:value-type="float" office:value="10.2335870634709" calcext:value-type="float">
            <text:p>10,2336</text:p>
          </table:table-cell>
          <table:table-cell table:style-name="ce2" table:formula="of:=RAND()+10" office:value-type="float" office:value="10.780963628712" calcext:value-type="float">
            <text:p>10,7810</text:p>
          </table:table-cell>
          <table:table-cell table:style-name="ce2" table:formula="of:=RAND()+10" office:value-type="float" office:value="10.7705782123122" calcext:value-type="float">
            <text:p>10,7706</text:p>
          </table:table-cell>
          <table:table-cell table:style-name="ce2" table:formula="of:=RAND()+10" office:value-type="float" office:value="10.89721198682" calcext:value-type="float">
            <text:p>10,8972</text:p>
          </table:table-cell>
          <table:table-cell table:style-name="ce2" table:formula="of:=RAND()+10" office:value-type="float" office:value="10.6494274079837" calcext:value-type="float">
            <text:p>10,6494</text:p>
          </table:table-cell>
          <table:table-cell table:style-name="ce2" table:formula="of:=RAND()+10" office:value-type="float" office:value="10.1632124345118" calcext:value-type="float">
            <text:p>10,1632</text:p>
          </table:table-cell>
          <table:table-cell table:style-name="ce2" table:formula="of:=RAND()+10" office:value-type="float" office:value="10.3313798681019" calcext:value-type="float">
            <text:p>10,3314</text:p>
          </table:table-cell>
          <table:table-cell table:style-name="ce2" table:formula="of:=RAND()+10" office:value-type="float" office:value="10.1065988513438" calcext:value-type="float">
            <text:p>10,1066</text:p>
          </table:table-cell>
          <table:table-cell table:style-name="ce2" table:formula="of:=RAND()+10" office:value-type="float" office:value="10.2862845480128" calcext:value-type="float">
            <text:p>10,2863</text:p>
          </table:table-cell>
          <table:table-cell table:style-name="ce2" table:formula="of:=RAND()+10" office:value-type="float" office:value="10.8856174671477" calcext:value-type="float">
            <text:p>10,8856</text:p>
          </table:table-cell>
          <table:table-cell table:style-name="ce2" table:formula="of:=RAND()+10" office:value-type="float" office:value="10.1082208737745" calcext:value-type="float">
            <text:p>10,1082</text:p>
          </table:table-cell>
          <table:table-cell table:style-name="ce2" table:formula="of:=RAND()+10" office:value-type="float" office:value="10.2068168330913" calcext:value-type="float">
            <text:p>10,2068</text:p>
          </table:table-cell>
          <table:table-cell table:style-name="ce2" table:formula="of:=RAND()+10" office:value-type="float" office:value="10.9214285028092" calcext:value-type="float">
            <text:p>10,9214</text:p>
          </table:table-cell>
          <table:table-cell table:style-name="ce2" table:formula="of:=RAND()+10" office:value-type="float" office:value="10.2224416510312" calcext:value-type="float">
            <text:p>10,2224</text:p>
          </table:table-cell>
          <table:table-cell table:style-name="ce2" table:formula="of:=RAND()+10" office:value-type="float" office:value="10.4836583341022" calcext:value-type="float">
            <text:p>10,4837</text:p>
          </table:table-cell>
          <table:table-cell table:style-name="ce4" table:formula="of:=AVERAGE([.A83:.P83])" office:value-type="float" office:value="10.4973651793656" calcext:value-type="float">
            <text:p>10,50</text:p>
          </table:table-cell>
          <table:table-cell table:style-name="ce4" table:formula="of:=STDEV([.A83:.P83])" office:value-type="float" office:value="0.322171547055417" calcext:value-type="float">
            <text:p>0,32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6060926900582" calcext:value-type="float">
            <text:p>10,6061</text:p>
          </table:table-cell>
          <table:table-cell table:style-name="ce2" table:formula="of:=RAND()+10" office:value-type="float" office:value="10.37493408282" calcext:value-type="float">
            <text:p>10,3749</text:p>
          </table:table-cell>
          <table:table-cell table:style-name="ce2" table:formula="of:=RAND()+10" office:value-type="float" office:value="10.6348556537325" calcext:value-type="float">
            <text:p>10,6349</text:p>
          </table:table-cell>
          <table:table-cell table:style-name="ce2" table:formula="of:=RAND()+10" office:value-type="float" office:value="10.1352465110411" calcext:value-type="float">
            <text:p>10,1352</text:p>
          </table:table-cell>
          <table:table-cell table:style-name="ce2" table:formula="of:=RAND()+10" office:value-type="float" office:value="10.4606538539807" calcext:value-type="float">
            <text:p>10,4607</text:p>
          </table:table-cell>
          <table:table-cell table:style-name="ce2" table:formula="of:=RAND()+10" office:value-type="float" office:value="10.5274615635563" calcext:value-type="float">
            <text:p>10,5275</text:p>
          </table:table-cell>
          <table:table-cell table:style-name="ce2" table:formula="of:=RAND()+10" office:value-type="float" office:value="10.1004441743731" calcext:value-type="float">
            <text:p>10,1004</text:p>
          </table:table-cell>
          <table:table-cell table:style-name="ce2" table:formula="of:=RAND()+10" office:value-type="float" office:value="10.3042401610654" calcext:value-type="float">
            <text:p>10,3042</text:p>
          </table:table-cell>
          <table:table-cell table:style-name="ce2" table:formula="of:=RAND()+10" office:value-type="float" office:value="10.8003794758608" calcext:value-type="float">
            <text:p>10,8004</text:p>
          </table:table-cell>
          <table:table-cell table:style-name="ce2" table:formula="of:=RAND()+10" office:value-type="float" office:value="10.9699534305156" calcext:value-type="float">
            <text:p>10,9700</text:p>
          </table:table-cell>
          <table:table-cell table:style-name="ce2" table:formula="of:=RAND()+10" office:value-type="float" office:value="10.419687469863" calcext:value-type="float">
            <text:p>10,4197</text:p>
          </table:table-cell>
          <table:table-cell table:style-name="ce2" table:formula="of:=RAND()+10" office:value-type="float" office:value="10.5123910856098" calcext:value-type="float">
            <text:p>10,5124</text:p>
          </table:table-cell>
          <table:table-cell table:style-name="ce2" table:formula="of:=RAND()+10" office:value-type="float" office:value="10.918974796642" calcext:value-type="float">
            <text:p>10,9190</text:p>
          </table:table-cell>
          <table:table-cell table:style-name="ce2" table:formula="of:=RAND()+10" office:value-type="float" office:value="10.4608735999286" calcext:value-type="float">
            <text:p>10,4609</text:p>
          </table:table-cell>
          <table:table-cell table:style-name="ce2" table:formula="of:=RAND()+10" office:value-type="float" office:value="10.8493105181358" calcext:value-type="float">
            <text:p>10,8493</text:p>
          </table:table-cell>
          <table:table-cell table:style-name="ce2" table:formula="of:=RAND()+10" office:value-type="float" office:value="10.5597750289008" calcext:value-type="float">
            <text:p>10,5598</text:p>
          </table:table-cell>
          <table:table-cell table:style-name="ce4" table:formula="of:=AVERAGE([.A84:.P84])" office:value-type="float" office:value="10.5397046310052" calcext:value-type="float">
            <text:p>10,54</text:p>
          </table:table-cell>
          <table:table-cell table:style-name="ce4" table:formula="of:=STDEV([.A84:.P84])" office:value-type="float" office:value="0.254757839061619" calcext:value-type="float">
            <text:p>0,25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166776792475" calcext:value-type="float">
            <text:p>10,1668</text:p>
          </table:table-cell>
          <table:table-cell table:style-name="ce2" table:formula="of:=RAND()+10" office:value-type="float" office:value="10.684320808496" calcext:value-type="float">
            <text:p>10,6843</text:p>
          </table:table-cell>
          <table:table-cell table:style-name="ce2" table:formula="of:=RAND()+10" office:value-type="float" office:value="10.9087186256753" calcext:value-type="float">
            <text:p>10,9087</text:p>
          </table:table-cell>
          <table:table-cell table:style-name="ce2" table:formula="of:=RAND()+10" office:value-type="float" office:value="10.0716216696751" calcext:value-type="float">
            <text:p>10,0716</text:p>
          </table:table-cell>
          <table:table-cell table:style-name="ce2" table:formula="of:=RAND()+10" office:value-type="float" office:value="10.1276233545134" calcext:value-type="float">
            <text:p>10,1276</text:p>
          </table:table-cell>
          <table:table-cell table:style-name="ce2" table:formula="of:=RAND()+10" office:value-type="float" office:value="10.8203891966818" calcext:value-type="float">
            <text:p>10,8204</text:p>
          </table:table-cell>
          <table:table-cell table:style-name="ce2" table:formula="of:=RAND()+10" office:value-type="float" office:value="10.9332926303656" calcext:value-type="float">
            <text:p>10,9333</text:p>
          </table:table-cell>
          <table:table-cell table:style-name="ce2" table:formula="of:=RAND()+10" office:value-type="float" office:value="10.2286636293965" calcext:value-type="float">
            <text:p>10,2287</text:p>
          </table:table-cell>
          <table:table-cell table:style-name="ce2" table:formula="of:=RAND()+10" office:value-type="float" office:value="10.4222544711505" calcext:value-type="float">
            <text:p>10,4223</text:p>
          </table:table-cell>
          <table:table-cell table:style-name="ce2" table:formula="of:=RAND()+10" office:value-type="float" office:value="10.6406265020543" calcext:value-type="float">
            <text:p>10,6406</text:p>
          </table:table-cell>
          <table:table-cell table:style-name="ce2" table:formula="of:=RAND()+10" office:value-type="float" office:value="10.7673498390197" calcext:value-type="float">
            <text:p>10,7673</text:p>
          </table:table-cell>
          <table:table-cell table:style-name="ce2" table:formula="of:=RAND()+10" office:value-type="float" office:value="10.8700882013058" calcext:value-type="float">
            <text:p>10,8701</text:p>
          </table:table-cell>
          <table:table-cell table:style-name="ce2" table:formula="of:=RAND()+10" office:value-type="float" office:value="10.1848751454164" calcext:value-type="float">
            <text:p>10,1849</text:p>
          </table:table-cell>
          <table:table-cell table:style-name="ce2" table:formula="of:=RAND()+10" office:value-type="float" office:value="10.6968309213199" calcext:value-type="float">
            <text:p>10,6968</text:p>
          </table:table-cell>
          <table:table-cell table:style-name="ce2" table:formula="of:=RAND()+10" office:value-type="float" office:value="10.4406665904392" calcext:value-type="float">
            <text:p>10,4407</text:p>
          </table:table-cell>
          <table:table-cell table:style-name="ce2" table:formula="of:=RAND()+10" office:value-type="float" office:value="10.5580796206735" calcext:value-type="float">
            <text:p>10,5581</text:p>
          </table:table-cell>
          <table:table-cell table:style-name="ce4" table:formula="of:=AVERAGE([.A85:.P85])" office:value-type="float" office:value="10.5326361249161" calcext:value-type="float">
            <text:p>10,53</text:p>
          </table:table-cell>
          <table:table-cell table:style-name="ce4" table:formula="of:=STDEV([.A85:.P85])" office:value-type="float" office:value="0.301154403016595" calcext:value-type="float">
            <text:p>0,30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1504087193845" calcext:value-type="float">
            <text:p>10,1504</text:p>
          </table:table-cell>
          <table:table-cell table:style-name="ce2" table:formula="of:=RAND()+10" office:value-type="float" office:value="10.2743928522762" calcext:value-type="float">
            <text:p>10,2744</text:p>
          </table:table-cell>
          <table:table-cell table:style-name="ce2" table:formula="of:=RAND()+10" office:value-type="float" office:value="10.5689758751219" calcext:value-type="float">
            <text:p>10,5690</text:p>
          </table:table-cell>
          <table:table-cell table:style-name="ce2" table:formula="of:=RAND()+10" office:value-type="float" office:value="10.3116571084571" calcext:value-type="float">
            <text:p>10,3117</text:p>
          </table:table-cell>
          <table:table-cell table:style-name="ce2" table:formula="of:=RAND()+10" office:value-type="float" office:value="10.6459793957961" calcext:value-type="float">
            <text:p>10,6460</text:p>
          </table:table-cell>
          <table:table-cell table:style-name="ce2" table:formula="of:=RAND()+10" office:value-type="float" office:value="10.7201289408112" calcext:value-type="float">
            <text:p>10,7201</text:p>
          </table:table-cell>
          <table:table-cell table:style-name="ce2" table:formula="of:=RAND()+10" office:value-type="float" office:value="10.5012091479251" calcext:value-type="float">
            <text:p>10,5012</text:p>
          </table:table-cell>
          <table:table-cell table:style-name="ce2" table:formula="of:=RAND()+10" office:value-type="float" office:value="10.8448584806042" calcext:value-type="float">
            <text:p>10,8449</text:p>
          </table:table-cell>
          <table:table-cell table:style-name="ce2" table:formula="of:=RAND()+10" office:value-type="float" office:value="10.7353221572648" calcext:value-type="float">
            <text:p>10,7353</text:p>
          </table:table-cell>
          <table:table-cell table:style-name="ce2" table:formula="of:=RAND()+10" office:value-type="float" office:value="10.8562136779645" calcext:value-type="float">
            <text:p>10,8562</text:p>
          </table:table-cell>
          <table:table-cell table:style-name="ce2" table:formula="of:=RAND()+10" office:value-type="float" office:value="10.877526600332" calcext:value-type="float">
            <text:p>10,8775</text:p>
          </table:table-cell>
          <table:table-cell table:style-name="ce2" table:formula="of:=RAND()+10" office:value-type="float" office:value="10.7405942975634" calcext:value-type="float">
            <text:p>10,7406</text:p>
          </table:table-cell>
          <table:table-cell table:style-name="ce2" table:formula="of:=RAND()+10" office:value-type="float" office:value="10.5727753141406" calcext:value-type="float">
            <text:p>10,5728</text:p>
          </table:table-cell>
          <table:table-cell table:style-name="ce2" table:formula="of:=RAND()+10" office:value-type="float" office:value="10.8898177990457" calcext:value-type="float">
            <text:p>10,8898</text:p>
          </table:table-cell>
          <table:table-cell table:style-name="ce2" table:formula="of:=RAND()+10" office:value-type="float" office:value="10.818782943817" calcext:value-type="float">
            <text:p>10,8188</text:p>
          </table:table-cell>
          <table:table-cell table:style-name="ce2" table:formula="of:=RAND()+10" office:value-type="float" office:value="10.4478800271205" calcext:value-type="float">
            <text:p>10,4479</text:p>
          </table:table-cell>
          <table:table-cell table:style-name="ce4" table:formula="of:=AVERAGE([.A86:.P86])" office:value-type="float" office:value="10.6222827086016" calcext:value-type="float">
            <text:p>10,62</text:p>
          </table:table-cell>
          <table:table-cell table:style-name="ce4" table:formula="of:=STDEV([.A86:.P86])" office:value-type="float" office:value="0.231956868334878" calcext:value-type="float">
            <text:p>0,23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2911816930586" calcext:value-type="float">
            <text:p>10,2912</text:p>
          </table:table-cell>
          <table:table-cell table:style-name="ce2" table:formula="of:=RAND()+10" office:value-type="float" office:value="10.4215280050783" calcext:value-type="float">
            <text:p>10,4215</text:p>
          </table:table-cell>
          <table:table-cell table:style-name="ce2" table:formula="of:=RAND()+10" office:value-type="float" office:value="10.4901052152937" calcext:value-type="float">
            <text:p>10,4901</text:p>
          </table:table-cell>
          <table:table-cell table:style-name="ce2" table:formula="of:=RAND()+10" office:value-type="float" office:value="10.1613637071889" calcext:value-type="float">
            <text:p>10,1614</text:p>
          </table:table-cell>
          <table:table-cell table:style-name="ce2" table:formula="of:=RAND()+10" office:value-type="float" office:value="10.8558828870953" calcext:value-type="float">
            <text:p>10,8559</text:p>
          </table:table-cell>
          <table:table-cell table:style-name="ce2" table:formula="of:=RAND()+10" office:value-type="float" office:value="10.6622039907025" calcext:value-type="float">
            <text:p>10,6622</text:p>
          </table:table-cell>
          <table:table-cell table:style-name="ce2" table:formula="of:=RAND()+10" office:value-type="float" office:value="10.0717465902203" calcext:value-type="float">
            <text:p>10,0717</text:p>
          </table:table-cell>
          <table:table-cell table:style-name="ce2" table:formula="of:=RAND()+10" office:value-type="float" office:value="10.6628938627434" calcext:value-type="float">
            <text:p>10,6629</text:p>
          </table:table-cell>
          <table:table-cell table:style-name="ce2" table:formula="of:=RAND()+10" office:value-type="float" office:value="10.1759091103292" calcext:value-type="float">
            <text:p>10,1759</text:p>
          </table:table-cell>
          <table:table-cell table:style-name="ce2" table:formula="of:=RAND()+10" office:value-type="float" office:value="10.6544884484049" calcext:value-type="float">
            <text:p>10,6545</text:p>
          </table:table-cell>
          <table:table-cell table:style-name="ce2" table:formula="of:=RAND()+10" office:value-type="float" office:value="10.2232171884653" calcext:value-type="float">
            <text:p>10,2232</text:p>
          </table:table-cell>
          <table:table-cell table:style-name="ce2" table:formula="of:=RAND()+10" office:value-type="float" office:value="10.4608414799856" calcext:value-type="float">
            <text:p>10,4608</text:p>
          </table:table-cell>
          <table:table-cell table:style-name="ce2" table:formula="of:=RAND()+10" office:value-type="float" office:value="10.6930715915292" calcext:value-type="float">
            <text:p>10,6931</text:p>
          </table:table-cell>
          <table:table-cell table:style-name="ce2" table:formula="of:=RAND()+10" office:value-type="float" office:value="10.3853451444235" calcext:value-type="float">
            <text:p>10,3853</text:p>
          </table:table-cell>
          <table:table-cell table:style-name="ce2" table:formula="of:=RAND()+10" office:value-type="float" office:value="10.6872370492072" calcext:value-type="float">
            <text:p>10,6872</text:p>
          </table:table-cell>
          <table:table-cell table:style-name="ce2" table:formula="of:=RAND()+10" office:value-type="float" office:value="10.9846142732349" calcext:value-type="float">
            <text:p>10,9846</text:p>
          </table:table-cell>
          <table:table-cell table:style-name="ce4" table:formula="of:=AVERAGE([.A87:.P87])" office:value-type="float" office:value="10.49260188981" calcext:value-type="float">
            <text:p>10,49</text:p>
          </table:table-cell>
          <table:table-cell table:style-name="ce4" table:formula="of:=STDEV([.A87:.P87])" office:value-type="float" office:value="0.265070130525128" calcext:value-type="float">
            <text:p>0,27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2706244424137" calcext:value-type="float">
            <text:p>10,2706</text:p>
          </table:table-cell>
          <table:table-cell table:style-name="ce2" table:formula="of:=RAND()+10" office:value-type="float" office:value="10.2065770153039" calcext:value-type="float">
            <text:p>10,2066</text:p>
          </table:table-cell>
          <table:table-cell table:style-name="ce2" table:formula="of:=RAND()+10" office:value-type="float" office:value="10.6615360850352" calcext:value-type="float">
            <text:p>10,6615</text:p>
          </table:table-cell>
          <table:table-cell table:style-name="ce2" table:formula="of:=RAND()+10" office:value-type="float" office:value="10.258316343374" calcext:value-type="float">
            <text:p>10,2583</text:p>
          </table:table-cell>
          <table:table-cell table:style-name="ce2" table:formula="of:=RAND()+10" office:value-type="float" office:value="10.4773910228212" calcext:value-type="float">
            <text:p>10,4774</text:p>
          </table:table-cell>
          <table:table-cell table:style-name="ce2" table:formula="of:=RAND()+10" office:value-type="float" office:value="10.2628378868737" calcext:value-type="float">
            <text:p>10,2628</text:p>
          </table:table-cell>
          <table:table-cell table:style-name="ce2" table:formula="of:=RAND()+10" office:value-type="float" office:value="10.8077404626277" calcext:value-type="float">
            <text:p>10,8077</text:p>
          </table:table-cell>
          <table:table-cell table:style-name="ce2" table:formula="of:=RAND()+10" office:value-type="float" office:value="10.2752648601465" calcext:value-type="float">
            <text:p>10,2753</text:p>
          </table:table-cell>
          <table:table-cell table:style-name="ce2" table:formula="of:=RAND()+10" office:value-type="float" office:value="10.4823833221258" calcext:value-type="float">
            <text:p>10,4824</text:p>
          </table:table-cell>
          <table:table-cell table:style-name="ce2" table:formula="of:=RAND()+10" office:value-type="float" office:value="10.3410423658227" calcext:value-type="float">
            <text:p>10,3410</text:p>
          </table:table-cell>
          <table:table-cell table:style-name="ce2" table:formula="of:=RAND()+10" office:value-type="float" office:value="10.3247973932438" calcext:value-type="float">
            <text:p>10,3248</text:p>
          </table:table-cell>
          <table:table-cell table:style-name="ce2" table:formula="of:=RAND()+10" office:value-type="float" office:value="10.8938485072663" calcext:value-type="float">
            <text:p>10,8938</text:p>
          </table:table-cell>
          <table:table-cell table:style-name="ce2" table:formula="of:=RAND()+10" office:value-type="float" office:value="10.1791809735643" calcext:value-type="float">
            <text:p>10,1792</text:p>
          </table:table-cell>
          <table:table-cell table:style-name="ce2" table:formula="of:=RAND()+10" office:value-type="float" office:value="10.7688917361547" calcext:value-type="float">
            <text:p>10,7689</text:p>
          </table:table-cell>
          <table:table-cell table:style-name="ce2" table:formula="of:=RAND()+10" office:value-type="float" office:value="10.1534761657434" calcext:value-type="float">
            <text:p>10,1535</text:p>
          </table:table-cell>
          <table:table-cell table:style-name="ce2" table:formula="of:=RAND()+10" office:value-type="float" office:value="10.0948785516151" calcext:value-type="float">
            <text:p>10,0949</text:p>
          </table:table-cell>
          <table:table-cell table:style-name="ce4" table:formula="of:=AVERAGE([.A88:.P88])" office:value-type="float" office:value="10.4036741958833" calcext:value-type="float">
            <text:p>10,40</text:p>
          </table:table-cell>
          <table:table-cell table:style-name="ce4" table:formula="of:=STDEV([.A88:.P88])" office:value-type="float" office:value="0.251335615941062" calcext:value-type="float">
            <text:p>0,25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6283516209307" calcext:value-type="float">
            <text:p>10,6284</text:p>
          </table:table-cell>
          <table:table-cell table:style-name="ce2" table:formula="of:=RAND()+10" office:value-type="float" office:value="10.6494572257005" calcext:value-type="float">
            <text:p>10,6495</text:p>
          </table:table-cell>
          <table:table-cell table:style-name="ce2" table:formula="of:=RAND()+10" office:value-type="float" office:value="10.2968947414951" calcext:value-type="float">
            <text:p>10,2969</text:p>
          </table:table-cell>
          <table:table-cell table:style-name="ce2" table:formula="of:=RAND()+10" office:value-type="float" office:value="10.9161966003629" calcext:value-type="float">
            <text:p>10,9162</text:p>
          </table:table-cell>
          <table:table-cell table:style-name="ce2" table:formula="of:=RAND()+10" office:value-type="float" office:value="10.6865013146855" calcext:value-type="float">
            <text:p>10,6865</text:p>
          </table:table-cell>
          <table:table-cell table:style-name="ce2" table:formula="of:=RAND()+10" office:value-type="float" office:value="10.402525279566" calcext:value-type="float">
            <text:p>10,4025</text:p>
          </table:table-cell>
          <table:table-cell table:style-name="ce2" table:formula="of:=RAND()+10" office:value-type="float" office:value="10.6546884881259" calcext:value-type="float">
            <text:p>10,6547</text:p>
          </table:table-cell>
          <table:table-cell table:style-name="ce2" table:formula="of:=RAND()+10" office:value-type="float" office:value="10.5587692480647" calcext:value-type="float">
            <text:p>10,5588</text:p>
          </table:table-cell>
          <table:table-cell table:style-name="ce2" table:formula="of:=RAND()+10" office:value-type="float" office:value="10.6257857075074" calcext:value-type="float">
            <text:p>10,6258</text:p>
          </table:table-cell>
          <table:table-cell table:style-name="ce2" table:formula="of:=RAND()+10" office:value-type="float" office:value="10.8766330321428" calcext:value-type="float">
            <text:p>10,8766</text:p>
          </table:table-cell>
          <table:table-cell table:style-name="ce2" table:formula="of:=RAND()+10" office:value-type="float" office:value="10.7758102895064" calcext:value-type="float">
            <text:p>10,7758</text:p>
          </table:table-cell>
          <table:table-cell table:style-name="ce2" table:formula="of:=RAND()+10" office:value-type="float" office:value="10.3895016853358" calcext:value-type="float">
            <text:p>10,3895</text:p>
          </table:table-cell>
          <table:table-cell table:style-name="ce2" table:formula="of:=RAND()+10" office:value-type="float" office:value="10.8582587565066" calcext:value-type="float">
            <text:p>10,8583</text:p>
          </table:table-cell>
          <table:table-cell table:style-name="ce2" table:formula="of:=RAND()+10" office:value-type="float" office:value="10.136612975782" calcext:value-type="float">
            <text:p>10,1366</text:p>
          </table:table-cell>
          <table:table-cell table:style-name="ce2" table:formula="of:=RAND()+10" office:value-type="float" office:value="10.635149557011" calcext:value-type="float">
            <text:p>10,6351</text:p>
          </table:table-cell>
          <table:table-cell table:style-name="ce2" table:formula="of:=RAND()+10" office:value-type="float" office:value="10.8408297267443" calcext:value-type="float">
            <text:p>10,8408</text:p>
          </table:table-cell>
          <table:table-cell table:style-name="ce4" table:formula="of:=AVERAGE([.A89:.P89])" office:value-type="float" office:value="10.6207478905917" calcext:value-type="float">
            <text:p>10,62</text:p>
          </table:table-cell>
          <table:table-cell table:style-name="ce4" table:formula="of:=STDEV([.A89:.P89])" office:value-type="float" office:value="0.220975710880913" calcext:value-type="float">
            <text:p>0,22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7772764015373" calcext:value-type="float">
            <text:p>10,7773</text:p>
          </table:table-cell>
          <table:table-cell table:style-name="ce2" table:formula="of:=RAND()+10" office:value-type="float" office:value="10.0267051858706" calcext:value-type="float">
            <text:p>10,0267</text:p>
          </table:table-cell>
          <table:table-cell table:style-name="ce2" table:formula="of:=RAND()+10" office:value-type="float" office:value="10.3461078852603" calcext:value-type="float">
            <text:p>10,3461</text:p>
          </table:table-cell>
          <table:table-cell table:style-name="ce2" table:formula="of:=RAND()+10" office:value-type="float" office:value="10.7833816933561" calcext:value-type="float">
            <text:p>10,7834</text:p>
          </table:table-cell>
          <table:table-cell table:style-name="ce2" table:formula="of:=RAND()+10" office:value-type="float" office:value="10.2295533476513" calcext:value-type="float">
            <text:p>10,2296</text:p>
          </table:table-cell>
          <table:table-cell table:style-name="ce2" table:formula="of:=RAND()+10" office:value-type="float" office:value="10.2666947014924" calcext:value-type="float">
            <text:p>10,2667</text:p>
          </table:table-cell>
          <table:table-cell table:style-name="ce2" table:formula="of:=RAND()+10" office:value-type="float" office:value="10.7412665486595" calcext:value-type="float">
            <text:p>10,7413</text:p>
          </table:table-cell>
          <table:table-cell table:style-name="ce2" table:formula="of:=RAND()+10" office:value-type="float" office:value="10.8250720795885" calcext:value-type="float">
            <text:p>10,8251</text:p>
          </table:table-cell>
          <table:table-cell table:style-name="ce2" table:formula="of:=RAND()+10" office:value-type="float" office:value="10.0536447641995" calcext:value-type="float">
            <text:p>10,0536</text:p>
          </table:table-cell>
          <table:table-cell table:style-name="ce2" table:formula="of:=RAND()+10" office:value-type="float" office:value="10.5605138540781" calcext:value-type="float">
            <text:p>10,5605</text:p>
          </table:table-cell>
          <table:table-cell table:style-name="ce2" table:formula="of:=RAND()+10" office:value-type="float" office:value="10.9742838969885" calcext:value-type="float">
            <text:p>10,9743</text:p>
          </table:table-cell>
          <table:table-cell table:style-name="ce2" table:formula="of:=RAND()+10" office:value-type="float" office:value="10.02515856488" calcext:value-type="float">
            <text:p>10,0252</text:p>
          </table:table-cell>
          <table:table-cell table:style-name="ce2" table:formula="of:=RAND()+10" office:value-type="float" office:value="10.187815360029" calcext:value-type="float">
            <text:p>10,1878</text:p>
          </table:table-cell>
          <table:table-cell table:style-name="ce2" table:formula="of:=RAND()+10" office:value-type="float" office:value="10.9566443370102" calcext:value-type="float">
            <text:p>10,9566</text:p>
          </table:table-cell>
          <table:table-cell table:style-name="ce2" table:formula="of:=RAND()+10" office:value-type="float" office:value="10.9271983825852" calcext:value-type="float">
            <text:p>10,9272</text:p>
          </table:table-cell>
          <table:table-cell table:style-name="ce2" table:formula="of:=RAND()+10" office:value-type="float" office:value="10.7880207827497" calcext:value-type="float">
            <text:p>10,7880</text:p>
          </table:table-cell>
          <table:table-cell table:style-name="ce4" table:formula="of:=AVERAGE([.A90:.P90])" office:value-type="float" office:value="10.529333611621" calcext:value-type="float">
            <text:p>10,53</text:p>
          </table:table-cell>
          <table:table-cell table:style-name="ce4" table:formula="of:=STDEV([.A90:.P90])" office:value-type="float" office:value="0.356587267772716" calcext:value-type="float">
            <text:p>0,36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4505642197048" calcext:value-type="float">
            <text:p>10,4506</text:p>
          </table:table-cell>
          <table:table-cell table:style-name="ce2" table:formula="of:=RAND()+10" office:value-type="float" office:value="10.0634661457181" calcext:value-type="float">
            <text:p>10,0635</text:p>
          </table:table-cell>
          <table:table-cell table:style-name="ce2" table:formula="of:=RAND()+10" office:value-type="float" office:value="10.8163169941926" calcext:value-type="float">
            <text:p>10,8163</text:p>
          </table:table-cell>
          <table:table-cell table:style-name="ce2" table:formula="of:=RAND()+10" office:value-type="float" office:value="10.7797202969713" calcext:value-type="float">
            <text:p>10,7797</text:p>
          </table:table-cell>
          <table:table-cell table:style-name="ce2" table:formula="of:=RAND()+10" office:value-type="float" office:value="10.2422817309671" calcext:value-type="float">
            <text:p>10,2423</text:p>
          </table:table-cell>
          <table:table-cell table:style-name="ce2" table:formula="of:=RAND()+10" office:value-type="float" office:value="10.9630535820603" calcext:value-type="float">
            <text:p>10,9631</text:p>
          </table:table-cell>
          <table:table-cell table:style-name="ce2" table:formula="of:=RAND()+10" office:value-type="float" office:value="10.6480504898252" calcext:value-type="float">
            <text:p>10,6481</text:p>
          </table:table-cell>
          <table:table-cell table:style-name="ce2" table:formula="of:=RAND()+10" office:value-type="float" office:value="10.6720201346227" calcext:value-type="float">
            <text:p>10,6720</text:p>
          </table:table-cell>
          <table:table-cell table:style-name="ce2" table:formula="of:=RAND()+10" office:value-type="float" office:value="10.1537648607694" calcext:value-type="float">
            <text:p>10,1538</text:p>
          </table:table-cell>
          <table:table-cell table:style-name="ce2" table:formula="of:=RAND()+10" office:value-type="float" office:value="10.5965461448612" calcext:value-type="float">
            <text:p>10,5965</text:p>
          </table:table-cell>
          <table:table-cell table:style-name="ce2" table:formula="of:=RAND()+10" office:value-type="float" office:value="10.4867879053701" calcext:value-type="float">
            <text:p>10,4868</text:p>
          </table:table-cell>
          <table:table-cell table:style-name="ce2" table:formula="of:=RAND()+10" office:value-type="float" office:value="10.4395155332461" calcext:value-type="float">
            <text:p>10,4395</text:p>
          </table:table-cell>
          <table:table-cell table:style-name="ce2" table:formula="of:=RAND()+10" office:value-type="float" office:value="10.2385680370107" calcext:value-type="float">
            <text:p>10,2386</text:p>
          </table:table-cell>
          <table:table-cell table:style-name="ce2" table:formula="of:=RAND()+10" office:value-type="float" office:value="10.4755892309693" calcext:value-type="float">
            <text:p>10,4756</text:p>
          </table:table-cell>
          <table:table-cell table:style-name="ce2" table:formula="of:=RAND()+10" office:value-type="float" office:value="10.1604154550526" calcext:value-type="float">
            <text:p>10,1604</text:p>
          </table:table-cell>
          <table:table-cell table:style-name="ce2" table:formula="of:=RAND()+10" office:value-type="float" office:value="10.9634215219891" calcext:value-type="float">
            <text:p>10,9634</text:p>
          </table:table-cell>
          <table:table-cell table:style-name="ce4" table:formula="of:=AVERAGE([.A91:.P91])" office:value-type="float" office:value="10.5093801427082" calcext:value-type="float">
            <text:p>10,51</text:p>
          </table:table-cell>
          <table:table-cell table:style-name="ce4" table:formula="of:=STDEV([.A91:.P91])" office:value-type="float" office:value="0.286856245268786" calcext:value-type="float">
            <text:p>0,29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3848736200294" calcext:value-type="float">
            <text:p>10,3849</text:p>
          </table:table-cell>
          <table:table-cell table:style-name="ce2" table:formula="of:=RAND()+10" office:value-type="float" office:value="10.0531112474367" calcext:value-type="float">
            <text:p>10,0531</text:p>
          </table:table-cell>
          <table:table-cell table:style-name="ce2" table:formula="of:=RAND()+10" office:value-type="float" office:value="10.9964408945092" calcext:value-type="float">
            <text:p>10,9964</text:p>
          </table:table-cell>
          <table:table-cell table:style-name="ce2" table:formula="of:=RAND()+10" office:value-type="float" office:value="10.2720145092314" calcext:value-type="float">
            <text:p>10,2720</text:p>
          </table:table-cell>
          <table:table-cell table:style-name="ce2" table:formula="of:=RAND()+10" office:value-type="float" office:value="10.8847928003293" calcext:value-type="float">
            <text:p>10,8848</text:p>
          </table:table-cell>
          <table:table-cell table:style-name="ce2" table:formula="of:=RAND()+10" office:value-type="float" office:value="10.4354822064963" calcext:value-type="float">
            <text:p>10,4355</text:p>
          </table:table-cell>
          <table:table-cell table:style-name="ce2" table:formula="of:=RAND()+10" office:value-type="float" office:value="10.487554559683" calcext:value-type="float">
            <text:p>10,4876</text:p>
          </table:table-cell>
          <table:table-cell table:style-name="ce2" table:formula="of:=RAND()+10" office:value-type="float" office:value="10.7468321486582" calcext:value-type="float">
            <text:p>10,7468</text:p>
          </table:table-cell>
          <table:table-cell table:style-name="ce2" table:formula="of:=RAND()+10" office:value-type="float" office:value="10.5328546566124" calcext:value-type="float">
            <text:p>10,5329</text:p>
          </table:table-cell>
          <table:table-cell table:style-name="ce2" table:formula="of:=RAND()+10" office:value-type="float" office:value="10.6504241389295" calcext:value-type="float">
            <text:p>10,6504</text:p>
          </table:table-cell>
          <table:table-cell table:style-name="ce2" table:formula="of:=RAND()+10" office:value-type="float" office:value="10.8683832786938" calcext:value-type="float">
            <text:p>10,8684</text:p>
          </table:table-cell>
          <table:table-cell table:style-name="ce2" table:formula="of:=RAND()+10" office:value-type="float" office:value="10.9464387210987" calcext:value-type="float">
            <text:p>10,9464</text:p>
          </table:table-cell>
          <table:table-cell table:style-name="ce2" table:formula="of:=RAND()+10" office:value-type="float" office:value="10.9013739400085" calcext:value-type="float">
            <text:p>10,9014</text:p>
          </table:table-cell>
          <table:table-cell table:style-name="ce2" table:formula="of:=RAND()+10" office:value-type="float" office:value="10.592434007055" calcext:value-type="float">
            <text:p>10,5924</text:p>
          </table:table-cell>
          <table:table-cell table:style-name="ce2" table:formula="of:=RAND()+10" office:value-type="float" office:value="10.873457630136" calcext:value-type="float">
            <text:p>10,8735</text:p>
          </table:table-cell>
          <table:table-cell table:style-name="ce2" table:formula="of:=RAND()+10" office:value-type="float" office:value="10.2337813815746" calcext:value-type="float">
            <text:p>10,2338</text:p>
          </table:table-cell>
          <table:table-cell table:style-name="ce4" table:formula="of:=AVERAGE([.A92:.P92])" office:value-type="float" office:value="10.6162656087801" calcext:value-type="float">
            <text:p>10,62</text:p>
          </table:table-cell>
          <table:table-cell table:style-name="ce4" table:formula="of:=STDEV([.A92:.P92])" office:value-type="float" office:value="0.28834345522969" calcext:value-type="float">
            <text:p>0,29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276186160633" calcext:value-type="float">
            <text:p>10,2762</text:p>
          </table:table-cell>
          <table:table-cell table:style-name="ce2" table:formula="of:=RAND()+10" office:value-type="float" office:value="10.3344588652028" calcext:value-type="float">
            <text:p>10,3345</text:p>
          </table:table-cell>
          <table:table-cell table:style-name="ce2" table:formula="of:=RAND()+10" office:value-type="float" office:value="10.0710856717584" calcext:value-type="float">
            <text:p>10,0711</text:p>
          </table:table-cell>
          <table:table-cell table:style-name="ce2" table:formula="of:=RAND()+10" office:value-type="float" office:value="10.3298623863188" calcext:value-type="float">
            <text:p>10,3299</text:p>
          </table:table-cell>
          <table:table-cell table:style-name="ce2" table:formula="of:=RAND()+10" office:value-type="float" office:value="10.6918986837039" calcext:value-type="float">
            <text:p>10,6919</text:p>
          </table:table-cell>
          <table:table-cell table:style-name="ce2" table:formula="of:=RAND()+10" office:value-type="float" office:value="10.3745725635916" calcext:value-type="float">
            <text:p>10,3746</text:p>
          </table:table-cell>
          <table:table-cell table:style-name="ce2" table:formula="of:=RAND()+10" office:value-type="float" office:value="10.4663573243493" calcext:value-type="float">
            <text:p>10,4664</text:p>
          </table:table-cell>
          <table:table-cell table:style-name="ce2" table:formula="of:=RAND()+10" office:value-type="float" office:value="10.3137996303617" calcext:value-type="float">
            <text:p>10,3138</text:p>
          </table:table-cell>
          <table:table-cell table:style-name="ce2" table:formula="of:=RAND()+10" office:value-type="float" office:value="10.7430520980857" calcext:value-type="float">
            <text:p>10,7431</text:p>
          </table:table-cell>
          <table:table-cell table:style-name="ce2" table:formula="of:=RAND()+10" office:value-type="float" office:value="10.3072841339975" calcext:value-type="float">
            <text:p>10,3073</text:p>
          </table:table-cell>
          <table:table-cell table:style-name="ce2" table:formula="of:=RAND()+10" office:value-type="float" office:value="10.7629376522841" calcext:value-type="float">
            <text:p>10,7629</text:p>
          </table:table-cell>
          <table:table-cell table:style-name="ce2" table:formula="of:=RAND()+10" office:value-type="float" office:value="10.2594842338237" calcext:value-type="float">
            <text:p>10,2595</text:p>
          </table:table-cell>
          <table:table-cell table:style-name="ce2" table:formula="of:=RAND()+10" office:value-type="float" office:value="10.4629321470066" calcext:value-type="float">
            <text:p>10,4629</text:p>
          </table:table-cell>
          <table:table-cell table:style-name="ce2" table:formula="of:=RAND()+10" office:value-type="float" office:value="10.3093978369646" calcext:value-type="float">
            <text:p>10,3094</text:p>
          </table:table-cell>
          <table:table-cell table:style-name="ce2" table:formula="of:=RAND()+10" office:value-type="float" office:value="10.8453457426681" calcext:value-type="float">
            <text:p>10,8453</text:p>
          </table:table-cell>
          <table:table-cell table:style-name="ce2" table:formula="of:=RAND()+10" office:value-type="float" office:value="10.192205756084" calcext:value-type="float">
            <text:p>10,1922</text:p>
          </table:table-cell>
          <table:table-cell table:style-name="ce4" table:formula="of:=AVERAGE([.A93:.P93])" office:value-type="float" office:value="10.4213038054271" calcext:value-type="float">
            <text:p>10,42</text:p>
          </table:table-cell>
          <table:table-cell table:style-name="ce4" table:formula="of:=STDEV([.A93:.P93])" office:value-type="float" office:value="0.224288930744096" calcext:value-type="float">
            <text:p>0,22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5103179435889" calcext:value-type="float">
            <text:p>10,5103</text:p>
          </table:table-cell>
          <table:table-cell table:style-name="ce2" table:formula="of:=RAND()+10" office:value-type="float" office:value="10.8865841072297" calcext:value-type="float">
            <text:p>10,8866</text:p>
          </table:table-cell>
          <table:table-cell table:style-name="ce2" table:formula="of:=RAND()+10" office:value-type="float" office:value="10.3997915352072" calcext:value-type="float">
            <text:p>10,3998</text:p>
          </table:table-cell>
          <table:table-cell table:style-name="ce2" table:formula="of:=RAND()+10" office:value-type="float" office:value="10.1959863719911" calcext:value-type="float">
            <text:p>10,1960</text:p>
          </table:table-cell>
          <table:table-cell table:style-name="ce2" table:formula="of:=RAND()+10" office:value-type="float" office:value="10.6396852944281" calcext:value-type="float">
            <text:p>10,6397</text:p>
          </table:table-cell>
          <table:table-cell table:style-name="ce2" table:formula="of:=RAND()+10" office:value-type="float" office:value="10.5913425220783" calcext:value-type="float">
            <text:p>10,5913</text:p>
          </table:table-cell>
          <table:table-cell table:style-name="ce2" table:formula="of:=RAND()+10" office:value-type="float" office:value="10.9050526986462" calcext:value-type="float">
            <text:p>10,9051</text:p>
          </table:table-cell>
          <table:table-cell table:style-name="ce2" table:formula="of:=RAND()+10" office:value-type="float" office:value="10.4872626167539" calcext:value-type="float">
            <text:p>10,4873</text:p>
          </table:table-cell>
          <table:table-cell table:style-name="ce2" table:formula="of:=RAND()+10" office:value-type="float" office:value="10.4906306291595" calcext:value-type="float">
            <text:p>10,4906</text:p>
          </table:table-cell>
          <table:table-cell table:style-name="ce2" table:formula="of:=RAND()+10" office:value-type="float" office:value="10.2638661222241" calcext:value-type="float">
            <text:p>10,2639</text:p>
          </table:table-cell>
          <table:table-cell table:style-name="ce2" table:formula="of:=RAND()+10" office:value-type="float" office:value="10.2507834342391" calcext:value-type="float">
            <text:p>10,2508</text:p>
          </table:table-cell>
          <table:table-cell table:style-name="ce2" table:formula="of:=RAND()+10" office:value-type="float" office:value="10.7360534955384" calcext:value-type="float">
            <text:p>10,7361</text:p>
          </table:table-cell>
          <table:table-cell table:style-name="ce2" table:formula="of:=RAND()+10" office:value-type="float" office:value="10.0608161411891" calcext:value-type="float">
            <text:p>10,0608</text:p>
          </table:table-cell>
          <table:table-cell table:style-name="ce2" table:formula="of:=RAND()+10" office:value-type="float" office:value="10.4606062758147" calcext:value-type="float">
            <text:p>10,4606</text:p>
          </table:table-cell>
          <table:table-cell table:style-name="ce2" table:formula="of:=RAND()+10" office:value-type="float" office:value="10.7388784302587" calcext:value-type="float">
            <text:p>10,7389</text:p>
          </table:table-cell>
          <table:table-cell table:style-name="ce2" table:formula="of:=RAND()+10" office:value-type="float" office:value="10.8299848167784" calcext:value-type="float">
            <text:p>10,8300</text:p>
          </table:table-cell>
          <table:table-cell table:style-name="ce4" table:formula="of:=AVERAGE([.A94:.P94])" office:value-type="float" office:value="10.5279776521953" calcext:value-type="float">
            <text:p>10,53</text:p>
          </table:table-cell>
          <table:table-cell table:style-name="ce4" table:formula="of:=STDEV([.A94:.P94])" office:value-type="float" office:value="0.253724981199325" calcext:value-type="float">
            <text:p>0,25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0768207917709" calcext:value-type="float">
            <text:p>10,0768</text:p>
          </table:table-cell>
          <table:table-cell table:style-name="ce2" table:formula="of:=RAND()+10" office:value-type="float" office:value="10.4393591119503" calcext:value-type="float">
            <text:p>10,4394</text:p>
          </table:table-cell>
          <table:table-cell table:style-name="ce2" table:formula="of:=RAND()+10" office:value-type="float" office:value="10.6152652207447" calcext:value-type="float">
            <text:p>10,6153</text:p>
          </table:table-cell>
          <table:table-cell table:style-name="ce2" table:formula="of:=RAND()+10" office:value-type="float" office:value="10.0986679796477" calcext:value-type="float">
            <text:p>10,0987</text:p>
          </table:table-cell>
          <table:table-cell table:style-name="ce2" table:formula="of:=RAND()+10" office:value-type="float" office:value="10.2986451510931" calcext:value-type="float">
            <text:p>10,2986</text:p>
          </table:table-cell>
          <table:table-cell table:style-name="ce2" table:formula="of:=RAND()+10" office:value-type="float" office:value="10.8584650734968" calcext:value-type="float">
            <text:p>10,8585</text:p>
          </table:table-cell>
          <table:table-cell table:style-name="ce2" table:formula="of:=RAND()+10" office:value-type="float" office:value="10.8708023757197" calcext:value-type="float">
            <text:p>10,8708</text:p>
          </table:table-cell>
          <table:table-cell table:style-name="ce2" table:formula="of:=RAND()+10" office:value-type="float" office:value="10.741910407163" calcext:value-type="float">
            <text:p>10,7419</text:p>
          </table:table-cell>
          <table:table-cell table:style-name="ce2" table:formula="of:=RAND()+10" office:value-type="float" office:value="10.4997083586526" calcext:value-type="float">
            <text:p>10,4997</text:p>
          </table:table-cell>
          <table:table-cell table:style-name="ce2" table:formula="of:=RAND()+10" office:value-type="float" office:value="10.8339014077059" calcext:value-type="float">
            <text:p>10,8339</text:p>
          </table:table-cell>
          <table:table-cell table:style-name="ce2" table:formula="of:=RAND()+10" office:value-type="float" office:value="10.4255360689716" calcext:value-type="float">
            <text:p>10,4255</text:p>
          </table:table-cell>
          <table:table-cell table:style-name="ce2" table:formula="of:=RAND()+10" office:value-type="float" office:value="10.2723432106247" calcext:value-type="float">
            <text:p>10,2723</text:p>
          </table:table-cell>
          <table:table-cell table:style-name="ce2" table:formula="of:=RAND()+10" office:value-type="float" office:value="10.5713379329706" calcext:value-type="float">
            <text:p>10,5713</text:p>
          </table:table-cell>
          <table:table-cell table:style-name="ce2" table:formula="of:=RAND()+10" office:value-type="float" office:value="10.6583662957517" calcext:value-type="float">
            <text:p>10,6584</text:p>
          </table:table-cell>
          <table:table-cell table:style-name="ce2" table:formula="of:=RAND()+10" office:value-type="float" office:value="10.7990244043254" calcext:value-type="float">
            <text:p>10,7990</text:p>
          </table:table-cell>
          <table:table-cell table:style-name="ce2" table:formula="of:=RAND()+10" office:value-type="float" office:value="10.1687008816813" calcext:value-type="float">
            <text:p>10,1687</text:p>
          </table:table-cell>
          <table:table-cell table:style-name="ce4" table:formula="of:=AVERAGE([.A95:.P95])" office:value-type="float" office:value="10.5143034170169" calcext:value-type="float">
            <text:p>10,51</text:p>
          </table:table-cell>
          <table:table-cell table:style-name="ce4" table:formula="of:=STDEV([.A95:.P95])" office:value-type="float" office:value="0.272898083400636" calcext:value-type="float">
            <text:p>0,27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5269119944844" calcext:value-type="float">
            <text:p>10,5269</text:p>
          </table:table-cell>
          <table:table-cell table:style-name="ce2" table:formula="of:=RAND()+10" office:value-type="float" office:value="10.9187255512823" calcext:value-type="float">
            <text:p>10,9187</text:p>
          </table:table-cell>
          <table:table-cell table:style-name="ce2" table:formula="of:=RAND()+10" office:value-type="float" office:value="10.350138519175" calcext:value-type="float">
            <text:p>10,3501</text:p>
          </table:table-cell>
          <table:table-cell table:style-name="ce2" table:formula="of:=RAND()+10" office:value-type="float" office:value="10.305272773703" calcext:value-type="float">
            <text:p>10,3053</text:p>
          </table:table-cell>
          <table:table-cell table:style-name="ce2" table:formula="of:=RAND()+10" office:value-type="float" office:value="10.1909504318307" calcext:value-type="float">
            <text:p>10,1910</text:p>
          </table:table-cell>
          <table:table-cell table:style-name="ce2" table:formula="of:=RAND()+10" office:value-type="float" office:value="10.8699173211679" calcext:value-type="float">
            <text:p>10,8699</text:p>
          </table:table-cell>
          <table:table-cell table:style-name="ce2" table:formula="of:=RAND()+10" office:value-type="float" office:value="10.6629443492689" calcext:value-type="float">
            <text:p>10,6629</text:p>
          </table:table-cell>
          <table:table-cell table:style-name="ce2" table:formula="of:=RAND()+10" office:value-type="float" office:value="10.9856275175857" calcext:value-type="float">
            <text:p>10,9856</text:p>
          </table:table-cell>
          <table:table-cell table:style-name="ce2" table:formula="of:=RAND()+10" office:value-type="float" office:value="10.6877967150259" calcext:value-type="float">
            <text:p>10,6878</text:p>
          </table:table-cell>
          <table:table-cell table:style-name="ce2" table:formula="of:=RAND()+10" office:value-type="float" office:value="10.2934363772688" calcext:value-type="float">
            <text:p>10,2934</text:p>
          </table:table-cell>
          <table:table-cell table:style-name="ce2" table:formula="of:=RAND()+10" office:value-type="float" office:value="10.1636636912152" calcext:value-type="float">
            <text:p>10,1637</text:p>
          </table:table-cell>
          <table:table-cell table:style-name="ce2" table:formula="of:=RAND()+10" office:value-type="float" office:value="10.7451414614869" calcext:value-type="float">
            <text:p>10,7451</text:p>
          </table:table-cell>
          <table:table-cell table:style-name="ce2" table:formula="of:=RAND()+10" office:value-type="float" office:value="10.6846337656538" calcext:value-type="float">
            <text:p>10,6846</text:p>
          </table:table-cell>
          <table:table-cell table:style-name="ce2" table:formula="of:=RAND()+10" office:value-type="float" office:value="10.0096671190159" calcext:value-type="float">
            <text:p>10,0097</text:p>
          </table:table-cell>
          <table:table-cell table:style-name="ce2" table:formula="of:=RAND()+10" office:value-type="float" office:value="10.0864943870379" calcext:value-type="float">
            <text:p>10,0865</text:p>
          </table:table-cell>
          <table:table-cell table:style-name="ce2" table:formula="of:=RAND()+10" office:value-type="float" office:value="10.4814893663791" calcext:value-type="float">
            <text:p>10,4815</text:p>
          </table:table-cell>
          <table:table-cell table:style-name="ce4" table:formula="of:=AVERAGE([.A96:.P96])" office:value-type="float" office:value="10.4976757088488" calcext:value-type="float">
            <text:p>10,50</text:p>
          </table:table-cell>
          <table:table-cell table:style-name="ce4" table:formula="of:=STDEV([.A96:.P96])" office:value-type="float" office:value="0.308553566468931" calcext:value-type="float">
            <text:p>0,31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944774170855" calcext:value-type="float">
            <text:p>10,9448</text:p>
          </table:table-cell>
          <table:table-cell table:style-name="ce2" table:formula="of:=RAND()+10" office:value-type="float" office:value="10.9276628778984" calcext:value-type="float">
            <text:p>10,9277</text:p>
          </table:table-cell>
          <table:table-cell table:style-name="ce2" table:formula="of:=RAND()+10" office:value-type="float" office:value="10.3148841831618" calcext:value-type="float">
            <text:p>10,3149</text:p>
          </table:table-cell>
          <table:table-cell table:style-name="ce2" table:formula="of:=RAND()+10" office:value-type="float" office:value="10.348781996387" calcext:value-type="float">
            <text:p>10,3488</text:p>
          </table:table-cell>
          <table:table-cell table:style-name="ce2" table:formula="of:=RAND()+10" office:value-type="float" office:value="10.2849988396615" calcext:value-type="float">
            <text:p>10,2850</text:p>
          </table:table-cell>
          <table:table-cell table:style-name="ce2" table:formula="of:=RAND()+10" office:value-type="float" office:value="10.1833471248341" calcext:value-type="float">
            <text:p>10,1833</text:p>
          </table:table-cell>
          <table:table-cell table:style-name="ce2" table:formula="of:=RAND()+10" office:value-type="float" office:value="10.5739531088747" calcext:value-type="float">
            <text:p>10,5740</text:p>
          </table:table-cell>
          <table:table-cell table:style-name="ce2" table:formula="of:=RAND()+10" office:value-type="float" office:value="10.7004814527618" calcext:value-type="float">
            <text:p>10,7005</text:p>
          </table:table-cell>
          <table:table-cell table:style-name="ce2" table:formula="of:=RAND()+10" office:value-type="float" office:value="10.0340092463393" calcext:value-type="float">
            <text:p>10,0340</text:p>
          </table:table-cell>
          <table:table-cell table:style-name="ce2" table:formula="of:=RAND()+10" office:value-type="float" office:value="10.5587976622616" calcext:value-type="float">
            <text:p>10,5588</text:p>
          </table:table-cell>
          <table:table-cell table:style-name="ce2" table:formula="of:=RAND()+10" office:value-type="float" office:value="10.8386550646605" calcext:value-type="float">
            <text:p>10,8387</text:p>
          </table:table-cell>
          <table:table-cell table:style-name="ce2" table:formula="of:=RAND()+10" office:value-type="float" office:value="10.1468296578639" calcext:value-type="float">
            <text:p>10,1468</text:p>
          </table:table-cell>
          <table:table-cell table:style-name="ce2" table:formula="of:=RAND()+10" office:value-type="float" office:value="10.0880850463705" calcext:value-type="float">
            <text:p>10,0881</text:p>
          </table:table-cell>
          <table:table-cell table:style-name="ce2" table:formula="of:=RAND()+10" office:value-type="float" office:value="10.288044739607" calcext:value-type="float">
            <text:p>10,2880</text:p>
          </table:table-cell>
          <table:table-cell table:style-name="ce2" table:formula="of:=RAND()+10" office:value-type="float" office:value="10.9944350300095" calcext:value-type="float">
            <text:p>10,9944</text:p>
          </table:table-cell>
          <table:table-cell table:style-name="ce2" table:formula="of:=RAND()+10" office:value-type="float" office:value="10.0229536786973" calcext:value-type="float">
            <text:p>10,0230</text:p>
          </table:table-cell>
          <table:table-cell table:style-name="ce4" table:formula="of:=AVERAGE([.A97:.P97])" office:value-type="float" office:value="10.4531683675152" calcext:value-type="float">
            <text:p>10,45</text:p>
          </table:table-cell>
          <table:table-cell table:style-name="ce4" table:formula="of:=STDEV([.A97:.P97])" office:value-type="float" office:value="0.34074220784586" calcext:value-type="float">
            <text:p>0,34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3126841185378" calcext:value-type="float">
            <text:p>10,3127</text:p>
          </table:table-cell>
          <table:table-cell table:style-name="ce2" table:formula="of:=RAND()+10" office:value-type="float" office:value="10.4168236237603" calcext:value-type="float">
            <text:p>10,4168</text:p>
          </table:table-cell>
          <table:table-cell table:style-name="ce2" table:formula="of:=RAND()+10" office:value-type="float" office:value="10.9729137121769" calcext:value-type="float">
            <text:p>10,9729</text:p>
          </table:table-cell>
          <table:table-cell table:style-name="ce2" table:formula="of:=RAND()+10" office:value-type="float" office:value="10.7165208857702" calcext:value-type="float">
            <text:p>10,7165</text:p>
          </table:table-cell>
          <table:table-cell table:style-name="ce2" table:formula="of:=RAND()+10" office:value-type="float" office:value="10.5048478325787" calcext:value-type="float">
            <text:p>10,5048</text:p>
          </table:table-cell>
          <table:table-cell table:style-name="ce2" table:formula="of:=RAND()+10" office:value-type="float" office:value="10.8205879760112" calcext:value-type="float">
            <text:p>10,8206</text:p>
          </table:table-cell>
          <table:table-cell table:style-name="ce2" table:formula="of:=RAND()+10" office:value-type="float" office:value="10.6468021556372" calcext:value-type="float">
            <text:p>10,6468</text:p>
          </table:table-cell>
          <table:table-cell table:style-name="ce2" table:formula="of:=RAND()+10" office:value-type="float" office:value="10.7237142395084" calcext:value-type="float">
            <text:p>10,7237</text:p>
          </table:table-cell>
          <table:table-cell table:style-name="ce2" table:formula="of:=RAND()+10" office:value-type="float" office:value="10.4179037918048" calcext:value-type="float">
            <text:p>10,4179</text:p>
          </table:table-cell>
          <table:table-cell table:style-name="ce2" table:formula="of:=RAND()+10" office:value-type="float" office:value="10.518653001099" calcext:value-type="float">
            <text:p>10,5187</text:p>
          </table:table-cell>
          <table:table-cell table:style-name="ce2" table:formula="of:=RAND()+10" office:value-type="float" office:value="10.3409363632438" calcext:value-type="float">
            <text:p>10,3409</text:p>
          </table:table-cell>
          <table:table-cell table:style-name="ce2" table:formula="of:=RAND()+10" office:value-type="float" office:value="10.4413003448354" calcext:value-type="float">
            <text:p>10,4413</text:p>
          </table:table-cell>
          <table:table-cell table:style-name="ce2" table:formula="of:=RAND()+10" office:value-type="float" office:value="10.1690661174483" calcext:value-type="float">
            <text:p>10,1691</text:p>
          </table:table-cell>
          <table:table-cell table:style-name="ce2" table:formula="of:=RAND()+10" office:value-type="float" office:value="10.6122438919133" calcext:value-type="float">
            <text:p>10,6122</text:p>
          </table:table-cell>
          <table:table-cell table:style-name="ce2" table:formula="of:=RAND()+10" office:value-type="float" office:value="10.4285611603339" calcext:value-type="float">
            <text:p>10,4286</text:p>
          </table:table-cell>
          <table:table-cell table:style-name="ce2" table:formula="of:=RAND()+10" office:value-type="float" office:value="10.4695065225448" calcext:value-type="float">
            <text:p>10,4695</text:p>
          </table:table-cell>
          <table:table-cell table:style-name="ce4" table:formula="of:=AVERAGE([.A98:.P98])" office:value-type="float" office:value="10.5320666085753" calcext:value-type="float">
            <text:p>10,53</text:p>
          </table:table-cell>
          <table:table-cell table:style-name="ce4" table:formula="of:=STDEV([.A98:.P98])" office:value-type="float" office:value="0.205663953649839" calcext:value-type="float">
            <text:p>0,21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5083060667759" calcext:value-type="float">
            <text:p>10,5083</text:p>
          </table:table-cell>
          <table:table-cell table:style-name="ce2" table:formula="of:=RAND()+10" office:value-type="float" office:value="10.6177696048721" calcext:value-type="float">
            <text:p>10,6178</text:p>
          </table:table-cell>
          <table:table-cell table:style-name="ce2" table:formula="of:=RAND()+10" office:value-type="float" office:value="10.2197039242947" calcext:value-type="float">
            <text:p>10,2197</text:p>
          </table:table-cell>
          <table:table-cell table:style-name="ce2" table:formula="of:=RAND()+10" office:value-type="float" office:value="10.0900056374764" calcext:value-type="float">
            <text:p>10,0900</text:p>
          </table:table-cell>
          <table:table-cell table:style-name="ce2" table:formula="of:=RAND()+10" office:value-type="float" office:value="10.6107515375557" calcext:value-type="float">
            <text:p>10,6108</text:p>
          </table:table-cell>
          <table:table-cell table:style-name="ce2" table:formula="of:=RAND()+10" office:value-type="float" office:value="10.9365307579256" calcext:value-type="float">
            <text:p>10,9365</text:p>
          </table:table-cell>
          <table:table-cell table:style-name="ce2" table:formula="of:=RAND()+10" office:value-type="float" office:value="10.8366209651612" calcext:value-type="float">
            <text:p>10,8366</text:p>
          </table:table-cell>
          <table:table-cell table:style-name="ce2" table:formula="of:=RAND()+10" office:value-type="float" office:value="10.5833565794955" calcext:value-type="float">
            <text:p>10,5834</text:p>
          </table:table-cell>
          <table:table-cell table:style-name="ce2" table:formula="of:=RAND()+10" office:value-type="float" office:value="10.9416005214237" calcext:value-type="float">
            <text:p>10,9416</text:p>
          </table:table-cell>
          <table:table-cell table:style-name="ce2" table:formula="of:=RAND()+10" office:value-type="float" office:value="10.3577821503609" calcext:value-type="float">
            <text:p>10,3578</text:p>
          </table:table-cell>
          <table:table-cell table:style-name="ce2" table:formula="of:=RAND()+10" office:value-type="float" office:value="10.5783275113181" calcext:value-type="float">
            <text:p>10,5783</text:p>
          </table:table-cell>
          <table:table-cell table:style-name="ce2" table:formula="of:=RAND()+10" office:value-type="float" office:value="10.9385059592695" calcext:value-type="float">
            <text:p>10,9385</text:p>
          </table:table-cell>
          <table:table-cell table:style-name="ce2" table:formula="of:=RAND()+10" office:value-type="float" office:value="10.7054156150367" calcext:value-type="float">
            <text:p>10,7054</text:p>
          </table:table-cell>
          <table:table-cell table:style-name="ce2" table:formula="of:=RAND()+10" office:value-type="float" office:value="10.7295791631917" calcext:value-type="float">
            <text:p>10,7296</text:p>
          </table:table-cell>
          <table:table-cell table:style-name="ce2" table:formula="of:=RAND()+10" office:value-type="float" office:value="10.3733019338203" calcext:value-type="float">
            <text:p>10,3733</text:p>
          </table:table-cell>
          <table:table-cell table:style-name="ce2" table:formula="of:=RAND()+10" office:value-type="float" office:value="10.8053916868912" calcext:value-type="float">
            <text:p>10,8054</text:p>
          </table:table-cell>
          <table:table-cell table:style-name="ce4" table:formula="of:=AVERAGE([.A99:.P99])" office:value-type="float" office:value="10.6145593509293" calcext:value-type="float">
            <text:p>10,61</text:p>
          </table:table-cell>
          <table:table-cell table:style-name="ce4" table:formula="of:=STDEV([.A99:.P99])" office:value-type="float" office:value="0.257110051803519" calcext:value-type="float">
            <text:p>0,26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8212178186173" calcext:value-type="float">
            <text:p>10,8212</text:p>
          </table:table-cell>
          <table:table-cell table:style-name="ce2" table:formula="of:=RAND()+10" office:value-type="float" office:value="10.6075445386969" calcext:value-type="float">
            <text:p>10,6075</text:p>
          </table:table-cell>
          <table:table-cell table:style-name="ce2" table:formula="of:=RAND()+10" office:value-type="float" office:value="10.8866914167927" calcext:value-type="float">
            <text:p>10,8867</text:p>
          </table:table-cell>
          <table:table-cell table:style-name="ce2" table:formula="of:=RAND()+10" office:value-type="float" office:value="10.8345451424149" calcext:value-type="float">
            <text:p>10,8345</text:p>
          </table:table-cell>
          <table:table-cell table:style-name="ce2" table:formula="of:=RAND()+10" office:value-type="float" office:value="10.5694761303815" calcext:value-type="float">
            <text:p>10,5695</text:p>
          </table:table-cell>
          <table:table-cell table:style-name="ce2" table:formula="of:=RAND()+10" office:value-type="float" office:value="10.5026195858633" calcext:value-type="float">
            <text:p>10,5026</text:p>
          </table:table-cell>
          <table:table-cell table:style-name="ce2" table:formula="of:=RAND()+10" office:value-type="float" office:value="10.1513411501932" calcext:value-type="float">
            <text:p>10,1513</text:p>
          </table:table-cell>
          <table:table-cell table:style-name="ce2" table:formula="of:=RAND()+10" office:value-type="float" office:value="10.8941151776486" calcext:value-type="float">
            <text:p>10,8941</text:p>
          </table:table-cell>
          <table:table-cell table:style-name="ce2" table:formula="of:=RAND()+10" office:value-type="float" office:value="10.2159485335385" calcext:value-type="float">
            <text:p>10,2159</text:p>
          </table:table-cell>
          <table:table-cell table:style-name="ce2" table:formula="of:=RAND()+10" office:value-type="float" office:value="10.2541063815813" calcext:value-type="float">
            <text:p>10,2541</text:p>
          </table:table-cell>
          <table:table-cell table:style-name="ce2" table:formula="of:=RAND()+10" office:value-type="float" office:value="10.844924587617" calcext:value-type="float">
            <text:p>10,8449</text:p>
          </table:table-cell>
          <table:table-cell table:style-name="ce2" table:formula="of:=RAND()+10" office:value-type="float" office:value="10.3342735240172" calcext:value-type="float">
            <text:p>10,3343</text:p>
          </table:table-cell>
          <table:table-cell table:style-name="ce2" table:formula="of:=RAND()+10" office:value-type="float" office:value="10.3685754096469" calcext:value-type="float">
            <text:p>10,3686</text:p>
          </table:table-cell>
          <table:table-cell table:style-name="ce2" table:formula="of:=RAND()+10" office:value-type="float" office:value="10.7701885711365" calcext:value-type="float">
            <text:p>10,7702</text:p>
          </table:table-cell>
          <table:table-cell table:style-name="ce2" table:formula="of:=RAND()+10" office:value-type="float" office:value="10.2577748953171" calcext:value-type="float">
            <text:p>10,2578</text:p>
          </table:table-cell>
          <table:table-cell table:style-name="ce2" table:formula="of:=RAND()+10" office:value-type="float" office:value="10.8289882408105" calcext:value-type="float">
            <text:p>10,8290</text:p>
          </table:table-cell>
          <table:table-cell table:style-name="ce4" table:formula="of:=AVERAGE([.A100:.P100])" office:value-type="float" office:value="10.5713956940171" calcext:value-type="float">
            <text:p>10,57</text:p>
          </table:table-cell>
          <table:table-cell table:style-name="ce4" table:formula="of:=STDEV([.A100:.P100])" office:value-type="float" office:value="0.27338997210185" calcext:value-type="float">
            <text:p>0,27</text:p>
          </table:table-cell>
          <table:table-cell table:number-columns-repeated="46"/>
        </table:table-row>
        <table:table-row table:style-name="ro1">
          <table:table-cell table:style-name="ce2" table:formula="of:=RAND()+10" office:value-type="float" office:value="10.839262417465" calcext:value-type="float">
            <text:p>10,8393</text:p>
          </table:table-cell>
          <table:table-cell table:style-name="ce2" table:formula="of:=RAND()+10" office:value-type="float" office:value="10.3368036611841" calcext:value-type="float">
            <text:p>10,3368</text:p>
          </table:table-cell>
          <table:table-cell table:style-name="ce2" table:formula="of:=RAND()+10" office:value-type="float" office:value="10.0782331186581" calcext:value-type="float">
            <text:p>10,0782</text:p>
          </table:table-cell>
          <table:table-cell table:style-name="ce2" table:formula="of:=RAND()+10" office:value-type="float" office:value="10.4589920940004" calcext:value-type="float">
            <text:p>10,4590</text:p>
          </table:table-cell>
          <table:table-cell table:style-name="ce2" table:formula="of:=RAND()+10" office:value-type="float" office:value="10.0726217775772" calcext:value-type="float">
            <text:p>10,0726</text:p>
          </table:table-cell>
          <table:table-cell table:style-name="ce2" table:formula="of:=RAND()+10" office:value-type="float" office:value="10.5353505162169" calcext:value-type="float">
            <text:p>10,5354</text:p>
          </table:table-cell>
          <table:table-cell table:style-name="ce2" table:formula="of:=RAND()+10" office:value-type="float" office:value="10.8915704412379" calcext:value-type="float">
            <text:p>10,8916</text:p>
          </table:table-cell>
          <table:table-cell table:style-name="ce2" table:formula="of:=RAND()+10" office:value-type="float" office:value="10.6686706159863" calcext:value-type="float">
            <text:p>10,6687</text:p>
          </table:table-cell>
          <table:table-cell table:style-name="ce2" table:formula="of:=RAND()+10" office:value-type="float" office:value="10.6839303010718" calcext:value-type="float">
            <text:p>10,6839</text:p>
          </table:table-cell>
          <table:table-cell table:style-name="ce2" table:formula="of:=RAND()+10" office:value-type="float" office:value="10.9587782760749" calcext:value-type="float">
            <text:p>10,9588</text:p>
          </table:table-cell>
          <table:table-cell table:style-name="ce2" table:formula="of:=RAND()+10" office:value-type="float" office:value="10.596696563096" calcext:value-type="float">
            <text:p>10,5967</text:p>
          </table:table-cell>
          <table:table-cell table:style-name="ce2" table:formula="of:=RAND()+10" office:value-type="float" office:value="10.4070825746667" calcext:value-type="float">
            <text:p>10,4071</text:p>
          </table:table-cell>
          <table:table-cell table:style-name="ce2" table:formula="of:=RAND()+10" office:value-type="float" office:value="10.2387196364761" calcext:value-type="float">
            <text:p>10,2387</text:p>
          </table:table-cell>
          <table:table-cell table:style-name="ce2" table:formula="of:=RAND()+10" office:value-type="float" office:value="10.2218325575455" calcext:value-type="float">
            <text:p>10,2218</text:p>
          </table:table-cell>
          <table:table-cell table:style-name="ce2" table:formula="of:=RAND()+10" office:value-type="float" office:value="10.9150445884291" calcext:value-type="float">
            <text:p>10,9150</text:p>
          </table:table-cell>
          <table:table-cell table:style-name="ce2" table:formula="of:=RAND()+10" office:value-type="float" office:value="10.0652521257375" calcext:value-type="float">
            <text:p>10,0653</text:p>
          </table:table-cell>
          <table:table-cell table:style-name="ce4" table:formula="of:=AVERAGE([.A101:.P101])" office:value-type="float" office:value="10.498052579089" calcext:value-type="float">
            <text:p>10,50</text:p>
          </table:table-cell>
          <table:table-cell table:style-name="ce4" table:formula="of:=STDEV([.A101:.P101])" office:value-type="float" office:value="0.311568431209408" calcext:value-type="float">
            <text:p>0,31</text:p>
          </table:table-cell>
          <table:table-cell table:number-columns-repeated="46"/>
        </table:table-row>
        <table:table-row table:style-name="ro1" table:number-rows-repeated="899">
          <table:table-cell table:style-name="ce2" table:number-columns-repeated="16"/>
          <table:table-cell table:number-columns-repeated="48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 style:data-style-name="N2" text:time-value="00:20:55.169825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_3d_16" style:display-name="PageStyle_N=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5.2$MacOSX_X86_64 LibreOffice_project/a726b36747cf2001e06b58ad5db1aa3a9a1872d6</meta:generator>
    <dc:date>2021-02-23T00:21:52.443272561</dc:date>
    <meta:editing-duration>PT57S</meta:editing-duration>
    <meta:editing-cycles>1</meta:editing-cycles>
    <meta:document-statistic meta:table-count="1" meta:cell-count="1822" meta:object-count="0"/>
  </office:meta>
</office:document-meta>
</file>